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svg" manifest:media-type=""/>
  <manifest:file-entry manifest:full-path="settings.xml" manifest:media-type="text/xml"/>
  <manifest:file-entry manifest:full-path="styles.xml" manifest:media-type="text/xml"/>
  <manifest:file-entry manifest:full-path="media/image2.png" manifest:media-type="image/png"/>
  <manifest:file-entry manifest:full-path="media/image3.png" manifest:media-type="image/png"/>
  <manifest:file-entry manifest:full-path="media/image4.svg" manifest:media-type=""/>
  <manifest:file-entry manifest:full-path="media/image5.svg" manifest:media-type=""/>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graphic" style:name="a691">
      <style:graphic-properties fo:wrap-option="wrap" fo:padding-top="0.05in" fo:padding-bottom="0.05in" fo:padding-left="0.1in" fo:padding-right="0.1in" draw:textarea-vertical-align="middle" draw:textarea-horizontal-align="center" draw:fill="bitmap" draw:fill-image-name="a690" style:repeat="stretch" draw:stroke="none" draw:auto-grow-width="false" draw:auto-grow-height="false" draw:decorative="true" style:protect="position size"/>
      <style:paragraph-properties style:font-independent-line-spacing="true" style:writing-mode="lr-tb"/>
    </style:style>
    <style:style style:family="text" style:name="a692">
      <style:text-properties fo:font-variant="normal" fo:text-transform="none" fo:color="#e7e8e2" style:text-line-through-type="none" style:text-line-through-style="none" style:text-line-through-width="auto" style:text-line-through-color="font-color" style:text-position="0% 100%" fo:font-family="Gill Sans MT" style:font-family-complex="Trebuchet MS" fo:font-size="0.66667in" style:font-size-asian="0.66667in" style:font-size-complex="0.66667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4">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graphic" style:name="a695" style:parent-style-name="Graphics">
      <style:graphic-properties draw:fill="none" draw:stroke="none"/>
    </style:style>
    <style:style style:family="graphic" style:name="a660">
      <style:graphic-properties fo:wrap-option="wrap" fo:padding-top="0.17917in" fo:padding-bottom="0.17917in" fo:padding-left="0.17917in" fo:padding-right="0.17917in" draw:textarea-vertical-align="top" draw:textarea-horizontal-align="left" draw:fill="none" draw:stroke="none" draw:auto-grow-width="false" draw:auto-grow-height="false"/>
      <style:paragraph-properties style:font-independent-line-spacing="true" style:writing-mode="lr-tb"/>
    </style:style>
    <style:style style:family="graphic" style:name="a661">
      <style:graphic-properties draw:fill="solid" draw:fill-color="#2a2441" draw:opacity="100%" draw:stroke="solid" svg:stroke-width="0.01736in" svg:stroke-color="#2a2441" svg:stroke-opacity="100%" svg:stroke-linecap="round"/>
    </style:style>
    <style:style style:family="text" style:name="a662">
      <style:text-properties fo:font-variant="normal" fo:text-transform="none" fo:color="#ffffff" style:text-line-through-type="none" style:text-line-through-style="none" style:text-line-through-width="auto" style:text-line-through-color="font-color" style:text-position="0% 100%" fo:font-family="Gill Sans MT" fo:font-size="0.59722in" style:font-size-asian="0.59722in" style:font-size-complex="0.59722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3">
      <style:text-properties fo:font-variant="normal" fo:text-transform="none" fo:color="#ffffff" style:text-line-through-type="none" style:text-line-through-style="none" style:text-line-through-width="auto" style:text-line-through-color="font-color" style:text-position="0% 100%" fo:font-family="Gill Sans MT" fo:font-size="0.59722in" style:font-size-asian="0.59722in" style:font-size-complex="0.59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4">
      <style:paragraph-properties fo:line-height="90%" fo:text-align="left" style:tab-stop-distance="2.09028in" fo:margin-left="0in" fo:margin-right="0in" fo:text-indent="0in" fo:margin-top="0in" fo:margin-bottom="0.25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5">
      <style:graphic-properties fo:wrap-option="wrap" fo:padding-top="0.17917in" fo:padding-bottom="0.17917in" fo:padding-left="0.17917in" fo:padding-right="0.17917in" draw:textarea-vertical-align="top" draw:textarea-horizontal-align="left" draw:fill="none" draw:stroke="none" draw:auto-grow-width="false" draw:auto-grow-height="false"/>
      <style:paragraph-properties style:font-independent-line-spacing="true" style:writing-mode="lr-tb"/>
    </style:style>
    <style:style style:family="graphic" style:name="a666">
      <style:graphic-properties draw:fill="solid" draw:fill-color="#2a2441" draw:opacity="100%" draw:stroke="solid" svg:stroke-width="0.01736in" svg:stroke-color="#2a2441" svg:stroke-opacity="100%" svg:stroke-linecap="round"/>
    </style:style>
    <style:style style:family="text" style:name="a667">
      <style:text-properties fo:font-variant="normal" fo:text-transform="none" fo:color="#ffffff" style:text-line-through-type="none" style:text-line-through-style="none" style:text-line-through-width="auto" style:text-line-through-color="font-color" style:text-position="0% 100%" fo:font-family="Gill Sans MT" fo:font-size="0.59722in" style:font-size-asian="0.59722in" style:font-size-complex="0.59722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8">
      <style:text-properties fo:font-variant="normal" fo:text-transform="none" fo:color="#ffffff" style:text-line-through-type="none" style:text-line-through-style="none" style:text-line-through-width="auto" style:text-line-through-color="font-color" style:text-position="0% 100%" fo:font-family="Gill Sans MT" fo:font-size="0.59722in" style:font-size-asian="0.59722in" style:font-size-complex="0.59722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30">
      <style:graphic-properties draw:fill="bitmap" draw:fill-image-name="a629" style:repeat="stretch" draw:stroke="solid" svg:stroke-width="0.01736in" svg:stroke-color="#ffffff" svg:stroke-opacity="0%" svg:stroke-linecap="round"/>
    </style:style>
    <style:style style:family="text" style:name="a669">
      <style:text-properties fo:font-variant="normal" fo:text-transform="none" fo:color="#ffffff" style:text-line-through-type="none" style:text-line-through-style="none" style:text-line-through-width="auto" style:text-line-through-color="font-color" style:text-position="0% 100%" fo:font-family="Gill Sans MT" fo:font-size="0.59722in" style:font-size-asian="0.59722in" style:font-size-complex="0.59722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1">
      <style:text-properties fo:font-variant="normal" fo:text-transform="none" fo:color="#ffffff" style:text-line-through-type="none" style:text-line-through-style="none" style:text-line-through-width="auto" style:text-line-through-color="font-color" style:text-position="0% 100%" fo:font-family="Gill Sans MT" fo:font-size="0.5in" style:font-size-asian="0.5in" style:font-size-complex="0.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2">
      <style:text-properties fo:font-variant="normal" fo:text-transform="none" fo:color="#ffffff" style:text-line-through-type="none" style:text-line-through-style="none" style:text-line-through-width="auto" style:text-line-through-color="font-color" style:text-position="0% 100%" fo:font-family="Gill Sans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3">
      <style:paragraph-properties fo:line-height="100%" fo:text-align="center" style:tab-stop-distance="1.75in" fo:margin-left="0in" fo:margin-right="0in" fo:text-indent="0in" fo:margin-top="0in" fo:margin-bottom="0.208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graphic" style:name="a636">
      <style:graphic-properties draw:fill="bitmap" draw:fill-image-name="a635" style:repeat="stretch" draw:stroke="solid" svg:stroke-width="0.01736in" svg:stroke-color="#ffffff" svg:stroke-opacity="0%" svg:stroke-linecap="round"/>
    </style:style>
    <style:style style:family="text" style:name="a637">
      <style:text-properties fo:font-variant="normal" fo:text-transform="none" fo:color="#ffffff" style:text-line-through-type="none" style:text-line-through-style="none" style:text-line-through-width="auto" style:text-line-through-color="font-color" style:text-position="0% 100%" fo:font-family="Gill Sans MT" fo:font-size="0.5in" style:font-size-asian="0.5in" style:font-size-complex="0.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00">
      <style:graphic-properties fo:wrap-option="wrap" fo:padding-top="0.05in" fo:padding-bottom="0.05in" fo:padding-left="0.1in" fo:padding-right="0.1in" draw:textarea-vertical-align="middle" draw:textarea-horizontal-align="center" draw:fill="solid" draw:fill-color="#262626" draw:opacity="100%" draw:stroke="none" draw:auto-grow-width="false" draw:auto-grow-height="false" draw:decorative="true" style:protect="position size"/>
      <style:paragraph-properties style:font-independent-line-spacing="true" style:writing-mode="lr-tb"/>
    </style:style>
    <style:style style:family="text" style:name="a638">
      <style:text-properties fo:font-variant="normal" fo:text-transform="none" fo:color="#ffffff" style:text-line-through-type="none" style:text-line-through-style="none" style:text-line-through-width="auto" style:text-line-through-color="font-color" style:text-position="0% 100%" fo:font-family="Gill Sans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1">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nl" fo:country="NL"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9">
      <style:paragraph-properties fo:line-height="100%" fo:text-align="center" style:tab-stop-distance="1.75in" fo:margin-left="0in" fo:margin-right="0in" fo:text-indent="0in" fo:margin-top="0in" fo:margin-bottom="0.208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2">
      <style:paragraph-properties fo:line-height="100%" fo:text-align="center" style:tab-stop-distance="0.5in" fo:margin-left="0in" fo:margin-right="0in" fo:text-indent="0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3">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604">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7">
      <style:graphic-properties fo:wrap-option="wrap" fo:padding-top="0.05in" fo:padding-bottom="0.05in" fo:padding-left="0.1in" fo:padding-right="0.1in" draw:textarea-vertical-align="middle" draw:textarea-horizontal-align="center" draw:fill="bitmap" draw:fill-image-name="a606" style:repeat="stretch" draw:stroke="none" draw:shadow="visible" draw:shadow-offset-x="0in" draw:shadow-offset-y="0.04167in" draw:shadow-color="#000000" draw:shadow-opacity="40%" draw:auto-grow-width="false" draw:auto-grow-height="false" draw:decorative="true" style:protect="position size"/>
      <style:paragraph-properties style:font-independent-line-spacing="true" style:writing-mode="lr-tb"/>
    </style:style>
    <style:style style:family="text" style:name="a608">
      <style:text-properties fo:font-variant="normal" fo:text-transform="none" fo:color="#e7e8e2"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83333in" style:font-size-asian="0.83333in" style:font-size-complex="0.83333in" fo:letter-spacing="0in" fo:language="nl" fo:country="NL"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0">
      <style:text-properties fo:font-variant="normal" fo:text-transform="none" fo:color="#ffffff" style:text-line-through-type="none" style:text-line-through-style="none" style:text-line-through-width="auto" style:text-line-through-color="font-color" style:text-position="0% 100%" fo:font-family="Gill Sans MT" fo:font-size="0.59722in" style:font-size-asian="0.59722in" style:font-size-complex="0.59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1">
      <style:paragraph-properties fo:line-height="90%" fo:text-align="left" style:tab-stop-distance="2.09028in" fo:margin-left="0in" fo:margin-right="0in" fo:text-indent="0in" fo:margin-top="0in" fo:margin-bottom="0.25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2">
      <style:graphic-properties fo:wrap-option="wrap" fo:padding-top="0.17917in" fo:padding-bottom="0.17917in" fo:padding-left="0.17917in" fo:padding-right="0.17917in" draw:textarea-vertical-align="top" draw:textarea-horizontal-align="left" draw:fill="none" draw:stroke="none" draw:auto-grow-width="false" draw:auto-grow-height="false"/>
      <style:paragraph-properties style:font-independent-line-spacing="true" style:writing-mode="lr-tb"/>
    </style:style>
    <style:style style:family="graphic" style:name="a673">
      <style:graphic-properties/>
    </style:style>
    <style:style style:family="drawing-page" style:name="a675">
      <style:drawing-page-properties draw:fill="bitmap" draw:fill-image-name="a674" style:repeat="stretch"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676">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graphic" style:name="a678">
      <style:graphic-properties fo:wrap-option="wrap" fo:padding-top="0.05in" fo:padding-bottom="0.05in" fo:padding-left="0.1in" fo:padding-right="0.1in" draw:textarea-vertical-align="middle" draw:textarea-horizontal-align="center" draw:fill="solid" draw:fill-color="#262626" draw:opacity="100%" draw:stroke="none" draw:auto-grow-width="false" draw:auto-grow-height="false" draw:decorative="true" style:protect="position size"/>
      <style:paragraph-properties style:font-independent-line-spacing="true" style:writing-mode="lr-tb"/>
    </style:style>
    <style:style style:family="graphic" style:name="a641">
      <style:graphic-properties/>
    </style:style>
    <style:style style:family="text" style:name="a679">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43">
      <style:drawing-page-properties draw:fill="bitmap" draw:fill-image-name="a642" style:repeat="stretch"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644">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7">
      <style:graphic-properties fo:wrap-option="wrap" fo:padding-top="0.05in" fo:padding-bottom="0.05in" fo:padding-left="0.1in" fo:padding-right="0.1in" draw:textarea-vertical-align="top" draw:textarea-horizontal-align="left" draw:fill="bitmap" draw:fill-image-name="a646" style:repeat="stretch" draw:stroke="none" draw:shadow="visible" draw:shadow-offset-x="0in" draw:shadow-offset-y="0.04167in" draw:shadow-color="#000000" draw:shadow-opacity="43%" draw:auto-grow-width="false" draw:auto-grow-height="false" draw:decorative="true" style:protect="position size"/>
      <style:paragraph-properties style:font-independent-line-spacing="true" style:writing-mode="lr-tb"/>
    </style:style>
    <style:style style:family="text" style:name="a648">
      <style:text-properties fo:font-variant="normal" fo:text-transform="none" fo:color="#e7e8e2" style:text-line-through-type="none" style:text-line-through-style="none" style:text-line-through-width="auto" style:text-line-through-color="font-color" style:text-position="0% 100%" fo:font-family="Gill Sans MT" style:font-family-complex="Trebuchet MS" fo:font-size="0.55556in" style:font-size-asian="0.55556in" style:font-size-complex="0.55556in" fo:letter-spacing="0in" fo:language="nl" fo:country="NL"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0">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aragraph" style:name="a64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12">
      <style:drawing-page-properties draw:fill="bitmap" draw:fill-image-name="a611" style:repeat="stretch"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613">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5">
      <style:graphic-properties fo:wrap-option="wrap" fo:padding-top="0.05in" fo:padding-bottom="0.05in" fo:padding-left="0.1in" fo:padding-right="0.1in" draw:textarea-vertical-align="middle" draw:textarea-horizontal-align="center" draw:fill="solid" draw:fill-color="#262626" draw:opacity="100%" draw:stroke="none" draw:auto-grow-width="false" draw:auto-grow-height="false" draw:decorative="true" style:protect="position size"/>
      <style:paragraph-properties style:font-independent-line-spacing="true" style:writing-mode="lr-tb"/>
    </style:style>
    <style:style style:family="text" style:name="a616">
      <style:text-properties fo:font-variant="normal" fo:text-transform="none" fo:color="#e7e8e2" style:text-line-through-type="none" style:text-line-through-style="none" style:text-line-through-width="auto" style:text-line-through-color="font-color" style:text-position="0% 100%" fo:font-family="Gill Sans MT" style:font-family-complex="Trebuchet MS" fo:font-size="0.47222in" style:font-size-asian="0.47222in" style:font-size-complex="0.47222in" fo:letter-spacing="0in" fo:language="nl" fo:country="NL"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8">
      <style:graphic-properties fo:wrap-option="wrap" fo:padding-top="0.05in" fo:padding-bottom="0.05in" fo:padding-left="0.1in" fo:padding-right="0.1in" draw:textarea-vertical-align="middle"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619">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2">
      <style:graphic-properties fo:wrap-option="wrap" fo:padding-top="0.05in" fo:padding-bottom="0.05in" fo:padding-left="0.1in" fo:padding-right="0.1in" draw:textarea-vertical-align="middle" draw:textarea-horizontal-align="center" draw:fill="bitmap" draw:fill-image-name="a681" style:repeat="stretch" draw:stroke="none" draw:shadow="visible" draw:shadow-offset-x="0in" draw:shadow-offset-y="0.04167in" draw:shadow-color="#000000" draw:shadow-opacity="40%" draw:auto-grow-width="false" draw:auto-grow-height="false" draw:decorative="true" style:protect="position size"/>
      <style:paragraph-properties style:font-independent-line-spacing="true" style:writing-mode="lr-tb"/>
    </style:style>
    <style:style style:family="text" style:name="a683">
      <style:text-properties fo:font-variant="normal" fo:text-transform="none" fo:color="#e7e8e2" style:text-line-through-type="none" style:text-line-through-style="none" style:text-line-through-width="auto" style:text-line-through-color="font-color" style:text-position="0% 100%" fo:font-family="Gill Sans MT" style:font-family-complex="Trebuchet MS" fo:font-size="0.83333in" style:font-size-asian="0.83333in" style:font-size-complex="0.83333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5">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drawing-page" style:name="a687">
      <style:drawing-page-properties draw:fill="bitmap" draw:fill-image-name="a686" style:repeat="stretch"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resentation" style:name="a650">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688">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51">
      <style:graphic-properties draw:fill="solid" draw:fill-color="#2a2441" draw:opacity="100%" draw:stroke="solid" svg:stroke-width="0.01736in" svg:stroke-color="#2a2441" svg:stroke-opacity="100%" svg:stroke-linecap="round"/>
    </style:style>
    <style:style style:family="paragraph" style:name="a6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2">
      <style:text-properties fo:font-variant="normal" fo:text-transform="none" fo:color="#ffffff" style:text-line-through-type="none" style:text-line-through-style="none" style:text-line-through-width="auto" style:text-line-through-color="font-color" style:text-position="0% 100%" fo:font-family="Gill Sans MT" fo:font-size="0.59722in" style:font-size-asian="0.59722in" style:font-size-complex="0.59722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3">
      <style:text-properties fo:font-variant="normal" fo:text-transform="none" fo:color="#ffffff" style:text-line-through-type="none" style:text-line-through-style="none" style:text-line-through-width="auto" style:text-line-through-color="font-color" style:text-position="0% 100%" fo:font-family="Gill Sans MT" fo:font-size="0.59722in" style:font-size-asian="0.59722in" style:font-size-complex="0.59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4">
      <style:paragraph-properties fo:line-height="90%" fo:text-align="left" style:tab-stop-distance="2.09028in" fo:margin-left="0in" fo:margin-right="0in" fo:text-indent="0in" fo:margin-top="0in" fo:margin-bottom="0.25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5">
      <style:graphic-properties fo:wrap-option="wrap" fo:padding-top="0.17917in" fo:padding-bottom="0.17917in" fo:padding-left="0.17917in" fo:padding-right="0.17917in" draw:textarea-vertical-align="top" draw:textarea-horizontal-align="left" draw:fill="none" draw:stroke="none" draw:auto-grow-width="false" draw:auto-grow-height="false"/>
      <style:paragraph-properties style:font-independent-line-spacing="true" style:writing-mode="lr-tb"/>
    </style:style>
    <style:style style:family="graphic" style:name="a656">
      <style:graphic-properties draw:fill="solid" draw:fill-color="#2a2441" draw:opacity="100%" draw:stroke="solid" svg:stroke-width="0.01736in" svg:stroke-color="#2a2441" svg:stroke-opacity="100%" svg:stroke-linecap="round"/>
    </style:style>
    <style:style style:family="text" style:name="a657">
      <style:text-properties fo:font-variant="normal" fo:text-transform="none" fo:color="#ffffff" style:text-line-through-type="none" style:text-line-through-style="none" style:text-line-through-width="auto" style:text-line-through-color="font-color" style:text-position="0% 100%" fo:font-family="Gill Sans MT" fo:font-size="0.59722in" style:font-size-asian="0.59722in" style:font-size-complex="0.59722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8">
      <style:text-properties fo:font-variant="normal" fo:text-transform="none" fo:color="#ffffff" style:text-line-through-type="none" style:text-line-through-style="none" style:text-line-through-width="auto" style:text-line-through-color="font-color" style:text-position="0% 100%" fo:font-family="Gill Sans MT" fo:font-size="0.59722in" style:font-size-asian="0.59722in" style:font-size-complex="0.59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9">
      <style:paragraph-properties fo:line-height="90%" fo:text-align="left" style:tab-stop-distance="2.09028in" fo:margin-left="0in" fo:margin-right="0in" fo:text-indent="0in" fo:margin-top="0in" fo:margin-bottom="0.25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2">
      <style:graphic-properties fo:wrap-option="wrap" fo:padding-top="0.05in" fo:padding-bottom="0.05in" fo:padding-left="0.1in" fo:padding-right="0.1in" draw:textarea-vertical-align="middle" draw:textarea-horizontal-align="center" draw:fill="bitmap" draw:fill-image-name="a621" style:repeat="stretch" draw:stroke="none" draw:shadow="visible" draw:shadow-offset-x="-0.04167in" draw:shadow-offset-y="0in" draw:shadow-color="#000000" draw:shadow-opacity="40%" draw:auto-grow-width="false" draw:auto-grow-height="false" draw:decorative="true" style:protect="position size"/>
      <style:paragraph-properties style:font-independent-line-spacing="true" style:writing-mode="lr-tb"/>
    </style:style>
    <style:style style:family="graphic" style:name="a624">
      <style:graphic-properties draw:fill="bitmap" draw:fill-image-name="a623" style:repeat="stretch" draw:stroke="solid" svg:stroke-width="0.01736in" svg:stroke-color="#ffffff" svg:stroke-opacity="0%" svg:stroke-linecap="round"/>
    </style:style>
    <style:style style:family="drawing-page" style:name="a597">
      <style:drawing-page-properties draw:fill="bitmap" draw:fill-image-name="a596" style:repeat="stretch"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625">
      <style:text-properties fo:font-variant="normal" fo:text-transform="none" fo:color="#ffffff" style:text-line-through-type="none" style:text-line-through-style="none" style:text-line-through-width="auto" style:text-line-through-color="font-color" style:text-position="0% 100%" fo:font-family="Gill Sans MT" fo:font-size="0.5in" style:font-size-asian="0.5in" style:font-size-complex="0.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8">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6">
      <style:text-properties fo:font-variant="normal" fo:text-transform="none" fo:color="#ffffff" style:text-line-through-type="none" style:text-line-through-style="none" style:text-line-through-width="auto" style:text-line-through-color="font-color" style:text-position="0% 100%" fo:font-family="Gill Sans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7">
      <style:paragraph-properties fo:line-height="100%" fo:text-align="center" style:tab-stop-distance="1.75in" fo:margin-left="0in" fo:margin-right="0in" fo:text-indent="0in" fo:margin-top="0in" fo:margin-bottom="0.208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office:automatic-styles>
  <office:body>
    <office:presentation>
      <draw:page draw:name="Slide1" draw:style-name="a597" draw:master-page-name="Master1-Layout1-title-Title-Slide" presentation:presentation-page-layout-name="Master1-PPL1" draw:id="Slide-256">
        <draw:custom-shape svg:x="0in" svg:y="0in" svg:width="13.33333in" svg:height="7.5in" draw:id="id117" draw:style-name="a600" draw:name="Rectangle 31">
          <svg:title/>
          <svg:desc/>
          <text:p text:style-name="a599" text:class-names="" text:cond-style-name=""><text:span text:style-name="a598" text:class-names=""/></text:p>
          <draw:enhanced-geometry xmlns:dr3d="urn:oasis:names:tc:opendocument:xmlns:dr3d:1.0" draw:type="non-primitive" svg:viewBox="0 0 21600 21600" draw:enhanced-path="M 0 0 L 21600 0 21600 21600 0 21600 Z N"/>
        </draw:custom-shape>
        <draw:frame draw:id="id119" presentation:style-name="a603" draw:name="Ondertitel 2" svg:x="1.49826in" svg:y="5.23846in" svg:width="10.32465in" svg:height="1.11388in" presentation:class="subtitle" presentation:placeholder="false">
          <draw:text-box>
            <text:p text:style-name="a602" text:class-names="" text:cond-style-name="" text:id="id118"><text:span text:style-name="a601" text:class-names="">Deep Dive</text:span></text:p>
          </draw:text-box>
          <svg:title/>
          <svg:desc/>
        </draw:frame>
        <draw:custom-shape svg:x="0in" svg:y="0in" svg:width="13.33333in" svg:height="4.99462in" draw:id="id120" draw:style-name="a607" draw:name="Freeform: Shape 33">
          <svg:title/>
          <svg:desc/>
          <text:p text:style-name="a605" text:class-names="" text:cond-style-name=""><text:span text:style-name="a604" text:class-names=""/></text:p>
          <draw:enhanced-geometry xmlns:dr3d="urn:oasis:names:tc:opendocument:xmlns:dr3d:1.0" draw:type="non-primitive" svg:viewBox="0 0 12192000 4567080" draw:enhanced-path="M 0 0 L 12192000 0 12192000 4040874 11707453 4125902 C 9955980 4411316 8064085 4567080 6090444 4567080 4116804 4567080 2224908 4411316 473435 4125902 L 0 4042824 Z N" draw:text-areas="?f28 ?f30 ?f29 ?f31" draw:glue-points="?f18 ?f19 ?f20 ?f19 ?f20 ?f21 ?f22 ?f23 ?f24 ?f25 ?f26 ?f23 ?f18 ?f27"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0"/>
            <draw:equation draw:name="f7" draw:formula="?f4 / 4567080"/>
            <draw:equation draw:name="f8" draw:formula="0 * ?f5 / 12192000"/>
            <draw:equation draw:name="f9" draw:formula="0 * ?f4 / 4567080"/>
            <draw:equation draw:name="f10" draw:formula="12192000 * ?f5 / 12192000"/>
            <draw:equation draw:name="f11" draw:formula="4040874 * ?f4 / 4567080"/>
            <draw:equation draw:name="f12" draw:formula="11707453 * ?f5 / 12192000"/>
            <draw:equation draw:name="f13" draw:formula="4125902 * ?f4 / 4567080"/>
            <draw:equation draw:name="f14" draw:formula="6090444 * ?f5 / 12192000"/>
            <draw:equation draw:name="f15" draw:formula="4567080 * ?f4 / 4567080"/>
            <draw:equation draw:name="f16" draw:formula="473435 * ?f5 / 12192000"/>
            <draw:equation draw:name="f17" draw:formula="4042824 * ?f4 / 4567080"/>
            <draw:equation draw:name="f18" draw:formula="?f8 / ?f6"/>
            <draw:equation draw:name="f19" draw:formula="?f9 / ?f7"/>
            <draw:equation draw:name="f20" draw:formula="?f10 / ?f6"/>
            <draw:equation draw:name="f21" draw:formula="?f11 / ?f7"/>
            <draw:equation draw:name="f22" draw:formula="?f12 / ?f6"/>
            <draw:equation draw:name="f23" draw:formula="?f13 / ?f7"/>
            <draw:equation draw:name="f24" draw:formula="?f14 / ?f6"/>
            <draw:equation draw:name="f25" draw:formula="?f15 / ?f7"/>
            <draw:equation draw:name="f26" draw:formula="?f16 / ?f6"/>
            <draw:equation draw:name="f27" draw:formula="?f17 / ?f7"/>
            <draw:equation draw:name="f28" draw:formula="?f0 / ?f6"/>
            <draw:equation draw:name="f29" draw:formula="?f1 / ?f6"/>
            <draw:equation draw:name="f30" draw:formula="?f2 / ?f7"/>
            <draw:equation draw:name="f31" draw:formula="?f3 / ?f7"/>
          </draw:enhanced-geometry>
        </draw:custom-shape>
        <draw:frame draw:id="id122" presentation:style-name="a610" draw:name="Titel 1" svg:x="1.49826in" svg:y="1.36842in" svg:width="10.32465in" svg:height="2.6887in" presentation:class="title" presentation:placeholder="false">
          <draw:text-box>
            <text:p text:style-name="a609" text:class-names="" text:cond-style-name="" text:id="id121"><text:span text:style-name="a608" text:class-names="">Game of Life</text:span></text:p>
          </draw:text-box>
          <svg:title/>
          <svg:desc/>
        </draw:frame>
        <anim:par xmlns:anim="urn:oasis:names:tc:opendocument:xmlns:animation:1.0" presentation:node-type="timing-root">
          <anim:seq presentation:node-type="main-sequence" smil:dur="indefinite">
            <anim:par smil:begin="0.0s" smil:fill="hold">
              <anim:par smil:begin="0.0s" smil:fill="hold">
                <anim:iterate presentation:node-type="with-previous" presentation:preset-id="10" presentation:preset-sub-type="0" presentation:preset-class="entrance" presentation:group-id="0" smil:targetElement="id122" anim:iterate-type="by-letter" anim:iterate-interval="PT0.040000S" smil:begin="1.0s" smil:fill="hold">
                  <anim:set smil:targetElement="id122" smil:attributeName="visibility" smil:to="visible" smil:begin="0.0s" smil:dur="0.001s" smil:fill="hold"/>
                  <anim:transitionFilter smil:targetElement="id122" smil:type="fade" smil:subtype="crossfade" smil:dur="0.4s"/>
                </anim:iterate>
                <anim:iterate presentation:node-type="with-previous" presentation:preset-id="10" presentation:preset-sub-type="0" presentation:preset-class="entrance" presentation:group-id="0" smil:targetElement="id118" anim:iterate-type="by-letter" anim:iterate-interval="PT0.040000S" smil:begin="2.0s" smil:fill="hold">
                  <anim:set smil:targetElement="id118" smil:attributeName="visibility" smil:to="visible" smil:begin="0.0s" smil:dur="0.001s" smil:fill="hold"/>
                  <anim:transitionFilter smil:targetElement="id118" smil:type="fade" smil:subtype="crossfade" smil:dur="0.4s"/>
                </anim:iterate>
              </anim:par>
            </anim:par>
          </anim:seq>
        </anim:par>
      </draw:page>
      <draw:page draw:name="Slide2" draw:style-name="a612" draw:master-page-name="Master1-Layout2-obj-Title-and-Content" presentation:presentation-page-layout-name="Master1-PPL2" draw:id="Slide-257">
        <draw:custom-shape svg:x="0in" svg:y="0in" svg:width="13.33333in" svg:height="7.5in" draw:id="id123" draw:style-name="a615" draw:name="Rectangle 8">
          <svg:title/>
          <svg:desc/>
          <text:p text:style-name="a614" text:class-names="" text:cond-style-name=""><text:span text:style-name="a613" text:class-names=""/></text:p>
          <draw:enhanced-geometry xmlns:dr3d="urn:oasis:names:tc:opendocument:xmlns:dr3d:1.0" draw:type="non-primitive" svg:viewBox="0 0 21600 21600" draw:enhanced-path="M 0 0 L 21600 0 21600 21600 0 21600 Z N"/>
        </draw:custom-shape>
        <draw:frame draw:id="id124" presentation:style-name="a618" draw:name="Titel 1" svg:x="0.99934in" svg:y="0.66667in" svg:width="3.06153in" svg:height="5.76736in" presentation:class="title" presentation:placeholder="false">
          <draw:text-box>
            <text:p text:style-name="a617" text:class-names="" text:cond-style-name=""><text:span text:style-name="a616" text:class-names="">Inhoudsopgave</text:span></text:p>
          </draw:text-box>
          <svg:title/>
          <svg:desc/>
        </draw:frame>
        <draw:custom-shape svg:x="4.4661in" svg:y="-0in" svg:width="8.86723in" svg:height="7.5in" draw:id="id125" draw:style-name="a622" draw:name="Freeform: Shape 10">
          <svg:title/>
          <svg:desc/>
          <text:p text:style-name="a620" text:class-names="" text:cond-style-name=""><text:span text:style-name="a619" text:class-names=""/></text:p>
          <draw:enhanced-geometry xmlns:dr3d="urn:oasis:names:tc:opendocument:xmlns:dr3d:1.0" draw:type="non-primitive" svg:viewBox="0 0 8108194 6858002" draw:enhanced-path="M 4629960 0 L 0 0 0 6858002 1406984 6858002 4629960 6858002 7761129 6858002 7795626 6702327 7828504 6547336 7860686 6391660 7888239 6235297 7916023 6079621 7941955 5923258 7964181 5768953 7985250 5612591 8004468 5456914 8021137 5303981 8037808 5148990 8051700 4996057 8062581 4843123 8073927 4690876 8083419 4540000 8090134 4390495 8095922 4240991 8101479 4092858 8104026 3946783 8106804 3800707 8108194 3656689 8106804 3514043 8106804 3372768 8104026 3232865 8099859 3095705 8095922 2959917 8091523 2826871 8084809 2694512 8077631 2564211 8071149 2436652 8052857 2187706 8033409 1949048 8013034 1719991 7990575 1503278 7967191 1296166 7941955 1104142 7917180 923777 7892407 757813 7869022 605566 7846795 470463 7825725 348391 7808129 245521 7791459 159110 7767610 40466 7759507 4 7768809 4 7768809 3 4629960 3 Z N" draw:text-areas="?f194 ?f196 ?f195 ?f197" draw:glue-points="?f101 ?f102 ?f103 ?f102 ?f103 ?f104 ?f105 ?f104 ?f101 ?f104 ?f106 ?f104 ?f107 ?f108 ?f109 ?f110 ?f111 ?f112 ?f113 ?f114 ?f115 ?f116 ?f117 ?f118 ?f119 ?f120 ?f121 ?f122 ?f123 ?f124 ?f125 ?f126 ?f127 ?f128 ?f129 ?f130 ?f131 ?f132 ?f133 ?f134 ?f135 ?f136 ?f137 ?f138 ?f139 ?f140 ?f141 ?f142 ?f143 ?f144 ?f145 ?f146 ?f147 ?f148 ?f145 ?f149 ?f145 ?f150 ?f143 ?f151 ?f152 ?f153 ?f139 ?f154 ?f155 ?f156 ?f157 ?f158 ?f159 ?f160 ?f161 ?f162 ?f163 ?f164 ?f165 ?f166 ?f167 ?f168 ?f169 ?f170 ?f171 ?f172 ?f117 ?f173 ?f174 ?f175 ?f176 ?f177 ?f178 ?f179 ?f180 ?f181 ?f182 ?f183 ?f184 ?f185 ?f186 ?f187 ?f188 ?f189 ?f190 ?f191 ?f192 ?f191 ?f192 ?f193 ?f101 ?f193" draw:glue-point-leaving-directions="-90, -90, -90, -90, -90, -90, -90, -90, -90, -90, -90, -90, -90, -90, -90, -90, -90, -90, -90, -90, -90, -90, -90, -90, -90, -90, -90, -90, -90, -90, -90, -90, -90, -90, -90, -90, -90, -90, -90, -90, -90, -90, -90, -90, -90, -90, -90, -90, -90, -90, -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108194"/>
            <draw:equation draw:name="f7" draw:formula="?f4 / 6858002"/>
            <draw:equation draw:name="f8" draw:formula="4629960 * ?f5 / 8108194"/>
            <draw:equation draw:name="f9" draw:formula="0 * ?f4 / 6858002"/>
            <draw:equation draw:name="f10" draw:formula="0 * ?f5 / 8108194"/>
            <draw:equation draw:name="f11" draw:formula="6858002 * ?f4 / 6858002"/>
            <draw:equation draw:name="f12" draw:formula="1406984 * ?f5 / 8108194"/>
            <draw:equation draw:name="f13" draw:formula="7761129 * ?f5 / 8108194"/>
            <draw:equation draw:name="f14" draw:formula="7795626 * ?f5 / 8108194"/>
            <draw:equation draw:name="f15" draw:formula="6702327 * ?f4 / 6858002"/>
            <draw:equation draw:name="f16" draw:formula="7828504 * ?f5 / 8108194"/>
            <draw:equation draw:name="f17" draw:formula="6547336 * ?f4 / 6858002"/>
            <draw:equation draw:name="f18" draw:formula="7860686 * ?f5 / 8108194"/>
            <draw:equation draw:name="f19" draw:formula="6391660 * ?f4 / 6858002"/>
            <draw:equation draw:name="f20" draw:formula="7888239 * ?f5 / 8108194"/>
            <draw:equation draw:name="f21" draw:formula="6235297 * ?f4 / 6858002"/>
            <draw:equation draw:name="f22" draw:formula="7916023 * ?f5 / 8108194"/>
            <draw:equation draw:name="f23" draw:formula="6079621 * ?f4 / 6858002"/>
            <draw:equation draw:name="f24" draw:formula="7941955 * ?f5 / 8108194"/>
            <draw:equation draw:name="f25" draw:formula="5923258 * ?f4 / 6858002"/>
            <draw:equation draw:name="f26" draw:formula="7964181 * ?f5 / 8108194"/>
            <draw:equation draw:name="f27" draw:formula="5768953 * ?f4 / 6858002"/>
            <draw:equation draw:name="f28" draw:formula="7985250 * ?f5 / 8108194"/>
            <draw:equation draw:name="f29" draw:formula="5612591 * ?f4 / 6858002"/>
            <draw:equation draw:name="f30" draw:formula="8004468 * ?f5 / 8108194"/>
            <draw:equation draw:name="f31" draw:formula="5456914 * ?f4 / 6858002"/>
            <draw:equation draw:name="f32" draw:formula="8021137 * ?f5 / 8108194"/>
            <draw:equation draw:name="f33" draw:formula="5303981 * ?f4 / 6858002"/>
            <draw:equation draw:name="f34" draw:formula="8037808 * ?f5 / 8108194"/>
            <draw:equation draw:name="f35" draw:formula="5148990 * ?f4 / 6858002"/>
            <draw:equation draw:name="f36" draw:formula="8051700 * ?f5 / 8108194"/>
            <draw:equation draw:name="f37" draw:formula="4996057 * ?f4 / 6858002"/>
            <draw:equation draw:name="f38" draw:formula="8062581 * ?f5 / 8108194"/>
            <draw:equation draw:name="f39" draw:formula="4843123 * ?f4 / 6858002"/>
            <draw:equation draw:name="f40" draw:formula="8073927 * ?f5 / 8108194"/>
            <draw:equation draw:name="f41" draw:formula="4690876 * ?f4 / 6858002"/>
            <draw:equation draw:name="f42" draw:formula="8083419 * ?f5 / 8108194"/>
            <draw:equation draw:name="f43" draw:formula="4540000 * ?f4 / 6858002"/>
            <draw:equation draw:name="f44" draw:formula="8090134 * ?f5 / 8108194"/>
            <draw:equation draw:name="f45" draw:formula="4390495 * ?f4 / 6858002"/>
            <draw:equation draw:name="f46" draw:formula="8095922 * ?f5 / 8108194"/>
            <draw:equation draw:name="f47" draw:formula="4240991 * ?f4 / 6858002"/>
            <draw:equation draw:name="f48" draw:formula="8101479 * ?f5 / 8108194"/>
            <draw:equation draw:name="f49" draw:formula="4092858 * ?f4 / 6858002"/>
            <draw:equation draw:name="f50" draw:formula="8104026 * ?f5 / 8108194"/>
            <draw:equation draw:name="f51" draw:formula="3946783 * ?f4 / 6858002"/>
            <draw:equation draw:name="f52" draw:formula="8106804 * ?f5 / 8108194"/>
            <draw:equation draw:name="f53" draw:formula="3800707 * ?f4 / 6858002"/>
            <draw:equation draw:name="f54" draw:formula="8108194 * ?f5 / 8108194"/>
            <draw:equation draw:name="f55" draw:formula="3656689 * ?f4 / 6858002"/>
            <draw:equation draw:name="f56" draw:formula="3514043 * ?f4 / 6858002"/>
            <draw:equation draw:name="f57" draw:formula="3372768 * ?f4 / 6858002"/>
            <draw:equation draw:name="f58" draw:formula="3232865 * ?f4 / 6858002"/>
            <draw:equation draw:name="f59" draw:formula="8099859 * ?f5 / 8108194"/>
            <draw:equation draw:name="f60" draw:formula="3095705 * ?f4 / 6858002"/>
            <draw:equation draw:name="f61" draw:formula="2959917 * ?f4 / 6858002"/>
            <draw:equation draw:name="f62" draw:formula="8091523 * ?f5 / 8108194"/>
            <draw:equation draw:name="f63" draw:formula="2826871 * ?f4 / 6858002"/>
            <draw:equation draw:name="f64" draw:formula="8084809 * ?f5 / 8108194"/>
            <draw:equation draw:name="f65" draw:formula="2694512 * ?f4 / 6858002"/>
            <draw:equation draw:name="f66" draw:formula="8077631 * ?f5 / 8108194"/>
            <draw:equation draw:name="f67" draw:formula="2564211 * ?f4 / 6858002"/>
            <draw:equation draw:name="f68" draw:formula="8071149 * ?f5 / 8108194"/>
            <draw:equation draw:name="f69" draw:formula="2436652 * ?f4 / 6858002"/>
            <draw:equation draw:name="f70" draw:formula="8052857 * ?f5 / 8108194"/>
            <draw:equation draw:name="f71" draw:formula="2187706 * ?f4 / 6858002"/>
            <draw:equation draw:name="f72" draw:formula="8033409 * ?f5 / 8108194"/>
            <draw:equation draw:name="f73" draw:formula="1949048 * ?f4 / 6858002"/>
            <draw:equation draw:name="f74" draw:formula="8013034 * ?f5 / 8108194"/>
            <draw:equation draw:name="f75" draw:formula="1719991 * ?f4 / 6858002"/>
            <draw:equation draw:name="f76" draw:formula="7990575 * ?f5 / 8108194"/>
            <draw:equation draw:name="f77" draw:formula="1503278 * ?f4 / 6858002"/>
            <draw:equation draw:name="f78" draw:formula="7967191 * ?f5 / 8108194"/>
            <draw:equation draw:name="f79" draw:formula="1296166 * ?f4 / 6858002"/>
            <draw:equation draw:name="f80" draw:formula="1104142 * ?f4 / 6858002"/>
            <draw:equation draw:name="f81" draw:formula="7917180 * ?f5 / 8108194"/>
            <draw:equation draw:name="f82" draw:formula="923777 * ?f4 / 6858002"/>
            <draw:equation draw:name="f83" draw:formula="7892407 * ?f5 / 8108194"/>
            <draw:equation draw:name="f84" draw:formula="757813 * ?f4 / 6858002"/>
            <draw:equation draw:name="f85" draw:formula="7869022 * ?f5 / 8108194"/>
            <draw:equation draw:name="f86" draw:formula="605566 * ?f4 / 6858002"/>
            <draw:equation draw:name="f87" draw:formula="7846795 * ?f5 / 8108194"/>
            <draw:equation draw:name="f88" draw:formula="470463 * ?f4 / 6858002"/>
            <draw:equation draw:name="f89" draw:formula="7825725 * ?f5 / 8108194"/>
            <draw:equation draw:name="f90" draw:formula="348391 * ?f4 / 6858002"/>
            <draw:equation draw:name="f91" draw:formula="7808129 * ?f5 / 8108194"/>
            <draw:equation draw:name="f92" draw:formula="245521 * ?f4 / 6858002"/>
            <draw:equation draw:name="f93" draw:formula="7791459 * ?f5 / 8108194"/>
            <draw:equation draw:name="f94" draw:formula="159110 * ?f4 / 6858002"/>
            <draw:equation draw:name="f95" draw:formula="7767610 * ?f5 / 8108194"/>
            <draw:equation draw:name="f96" draw:formula="40466 * ?f4 / 6858002"/>
            <draw:equation draw:name="f97" draw:formula="7759507 * ?f5 / 8108194"/>
            <draw:equation draw:name="f98" draw:formula="4 * ?f4 / 6858002"/>
            <draw:equation draw:name="f99" draw:formula="7768809 * ?f5 / 8108194"/>
            <draw:equation draw:name="f100" draw:formula="3 * ?f4 / 6858002"/>
            <draw:equation draw:name="f101" draw:formula="?f8 / ?f6"/>
            <draw:equation draw:name="f102" draw:formula="?f9 / ?f7"/>
            <draw:equation draw:name="f103" draw:formula="?f10 / ?f6"/>
            <draw:equation draw:name="f104" draw:formula="?f11 / ?f7"/>
            <draw:equation draw:name="f105" draw:formula="?f12 / ?f6"/>
            <draw:equation draw:name="f106" draw:formula="?f13 / ?f6"/>
            <draw:equation draw:name="f107" draw:formula="?f14 / ?f6"/>
            <draw:equation draw:name="f108" draw:formula="?f15 / ?f7"/>
            <draw:equation draw:name="f109" draw:formula="?f16 / ?f6"/>
            <draw:equation draw:name="f110" draw:formula="?f17 / ?f7"/>
            <draw:equation draw:name="f111" draw:formula="?f18 / ?f6"/>
            <draw:equation draw:name="f112" draw:formula="?f19 / ?f7"/>
            <draw:equation draw:name="f113" draw:formula="?f20 / ?f6"/>
            <draw:equation draw:name="f114" draw:formula="?f21 / ?f7"/>
            <draw:equation draw:name="f115" draw:formula="?f22 / ?f6"/>
            <draw:equation draw:name="f116" draw:formula="?f23 / ?f7"/>
            <draw:equation draw:name="f117" draw:formula="?f24 / ?f6"/>
            <draw:equation draw:name="f118" draw:formula="?f25 / ?f7"/>
            <draw:equation draw:name="f119" draw:formula="?f26 / ?f6"/>
            <draw:equation draw:name="f120" draw:formula="?f27 / ?f7"/>
            <draw:equation draw:name="f121" draw:formula="?f28 / ?f6"/>
            <draw:equation draw:name="f122" draw:formula="?f29 / ?f7"/>
            <draw:equation draw:name="f123" draw:formula="?f30 / ?f6"/>
            <draw:equation draw:name="f124" draw:formula="?f31 / ?f7"/>
            <draw:equation draw:name="f125" draw:formula="?f32 / ?f6"/>
            <draw:equation draw:name="f126" draw:formula="?f33 / ?f7"/>
            <draw:equation draw:name="f127" draw:formula="?f34 / ?f6"/>
            <draw:equation draw:name="f128" draw:formula="?f35 / ?f7"/>
            <draw:equation draw:name="f129" draw:formula="?f36 / ?f6"/>
            <draw:equation draw:name="f130" draw:formula="?f37 / ?f7"/>
            <draw:equation draw:name="f131" draw:formula="?f38 / ?f6"/>
            <draw:equation draw:name="f132" draw:formula="?f39 / ?f7"/>
            <draw:equation draw:name="f133" draw:formula="?f40 / ?f6"/>
            <draw:equation draw:name="f134" draw:formula="?f41 / ?f7"/>
            <draw:equation draw:name="f135" draw:formula="?f42 / ?f6"/>
            <draw:equation draw:name="f136" draw:formula="?f43 / ?f7"/>
            <draw:equation draw:name="f137" draw:formula="?f44 / ?f6"/>
            <draw:equation draw:name="f138" draw:formula="?f45 / ?f7"/>
            <draw:equation draw:name="f139" draw:formula="?f46 / ?f6"/>
            <draw:equation draw:name="f140" draw:formula="?f47 / ?f7"/>
            <draw:equation draw:name="f141" draw:formula="?f48 / ?f6"/>
            <draw:equation draw:name="f142" draw:formula="?f49 / ?f7"/>
            <draw:equation draw:name="f143" draw:formula="?f50 / ?f6"/>
            <draw:equation draw:name="f144" draw:formula="?f51 / ?f7"/>
            <draw:equation draw:name="f145" draw:formula="?f52 / ?f6"/>
            <draw:equation draw:name="f146" draw:formula="?f53 / ?f7"/>
            <draw:equation draw:name="f147" draw:formula="?f54 / ?f6"/>
            <draw:equation draw:name="f148" draw:formula="?f55 / ?f7"/>
            <draw:equation draw:name="f149" draw:formula="?f56 / ?f7"/>
            <draw:equation draw:name="f150" draw:formula="?f57 / ?f7"/>
            <draw:equation draw:name="f151" draw:formula="?f58 / ?f7"/>
            <draw:equation draw:name="f152" draw:formula="?f59 / ?f6"/>
            <draw:equation draw:name="f153" draw:formula="?f60 / ?f7"/>
            <draw:equation draw:name="f154" draw:formula="?f61 / ?f7"/>
            <draw:equation draw:name="f155" draw:formula="?f62 / ?f6"/>
            <draw:equation draw:name="f156" draw:formula="?f63 / ?f7"/>
            <draw:equation draw:name="f157" draw:formula="?f64 / ?f6"/>
            <draw:equation draw:name="f158" draw:formula="?f65 / ?f7"/>
            <draw:equation draw:name="f159" draw:formula="?f66 / ?f6"/>
            <draw:equation draw:name="f160" draw:formula="?f67 / ?f7"/>
            <draw:equation draw:name="f161" draw:formula="?f68 / ?f6"/>
            <draw:equation draw:name="f162" draw:formula="?f69 / ?f7"/>
            <draw:equation draw:name="f163" draw:formula="?f70 / ?f6"/>
            <draw:equation draw:name="f164" draw:formula="?f71 / ?f7"/>
            <draw:equation draw:name="f165" draw:formula="?f72 / ?f6"/>
            <draw:equation draw:name="f166" draw:formula="?f73 / ?f7"/>
            <draw:equation draw:name="f167" draw:formula="?f74 / ?f6"/>
            <draw:equation draw:name="f168" draw:formula="?f75 / ?f7"/>
            <draw:equation draw:name="f169" draw:formula="?f76 / ?f6"/>
            <draw:equation draw:name="f170" draw:formula="?f77 / ?f7"/>
            <draw:equation draw:name="f171" draw:formula="?f78 / ?f6"/>
            <draw:equation draw:name="f172" draw:formula="?f79 / ?f7"/>
            <draw:equation draw:name="f173" draw:formula="?f80 / ?f7"/>
            <draw:equation draw:name="f174" draw:formula="?f81 / ?f6"/>
            <draw:equation draw:name="f175" draw:formula="?f82 / ?f7"/>
            <draw:equation draw:name="f176" draw:formula="?f83 / ?f6"/>
            <draw:equation draw:name="f177" draw:formula="?f84 / ?f7"/>
            <draw:equation draw:name="f178" draw:formula="?f85 / ?f6"/>
            <draw:equation draw:name="f179" draw:formula="?f86 / ?f7"/>
            <draw:equation draw:name="f180" draw:formula="?f87 / ?f6"/>
            <draw:equation draw:name="f181" draw:formula="?f88 / ?f7"/>
            <draw:equation draw:name="f182" draw:formula="?f89 / ?f6"/>
            <draw:equation draw:name="f183" draw:formula="?f90 / ?f7"/>
            <draw:equation draw:name="f184" draw:formula="?f91 / ?f6"/>
            <draw:equation draw:name="f185" draw:formula="?f92 / ?f7"/>
            <draw:equation draw:name="f186" draw:formula="?f93 / ?f6"/>
            <draw:equation draw:name="f187" draw:formula="?f94 / ?f7"/>
            <draw:equation draw:name="f188" draw:formula="?f95 / ?f6"/>
            <draw:equation draw:name="f189" draw:formula="?f96 / ?f7"/>
            <draw:equation draw:name="f190" draw:formula="?f97 / ?f6"/>
            <draw:equation draw:name="f191" draw:formula="?f98 / ?f7"/>
            <draw:equation draw:name="f192" draw:formula="?f99 / ?f6"/>
            <draw:equation draw:name="f193" draw:formula="?f100 / ?f7"/>
            <draw:equation draw:name="f194" draw:formula="?f0 / ?f6"/>
            <draw:equation draw:name="f195" draw:formula="?f1 / ?f6"/>
            <draw:equation draw:name="f196" draw:formula="?f2 / ?f7"/>
            <draw:equation draw:name="f197" draw:formula="?f3 / ?f7"/>
          </draw:enhanced-geometry>
        </draw:custom-shape>
        <draw:g draw:name="Tijdelijke aanduiding voor inhoud 2" draw:id="id132" draw:style-name="a641">
          <svg:title/>
          <svg:desc/>
          <draw:custom-shape svg:x="6.44743in" svg:y="2.45786in" svg:width="0.88583in" svg:height="0.88583in" draw:id="id126" draw:style-name="a624">
            <svg:title/>
            <svg:desc>Gebruikers</svg:desc>
            <draw:enhanced-geometry xmlns:dr3d="urn:oasis:names:tc:opendocument:xmlns:dr3d:1.0" draw:type="non-primitive" svg:viewBox="0 0 21600 21600" draw:enhanced-path="M 0 0 L 21600 0 21600 21600 0 21600 Z N"/>
          </draw:custom-shape>
          <draw:custom-shape svg:x="5.90609in" svg:y="3.66518in" svg:width="1.9685in" svg:height="0.7874in" draw:id="id127" draw:style-name="a628">
            <svg:title/>
            <svg:desc/>
            <text:p text:style-name="a627" text:class-names="" text:cond-style-name=""><text:span text:style-name="a625" text:class-names="">Team</text:span><text:span text:style-name="a626" text:class-names=""/></text:p>
            <draw:enhanced-geometry xmlns:dr3d="urn:oasis:names:tc:opendocument:xmlns:dr3d:1.0" draw:type="non-primitive" svg:viewBox="0 0 1800000 720000" draw:enhanced-path="M 0 0 L 1800000 0 1800000 720000 0 720000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0000"/>
              <draw:equation draw:name="f7" draw:formula="?f4 / 720000"/>
              <draw:equation draw:name="f8" draw:formula="0 * ?f5 / 1800000"/>
              <draw:equation draw:name="f9" draw:formula="0 * ?f4 / 720000"/>
              <draw:equation draw:name="f10" draw:formula="1800000 * ?f5 / 1800000"/>
              <draw:equation draw:name="f11" draw:formula="720000 * ?f4 / 720000"/>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8.76042in" svg:y="2.45786in" svg:width="0.88583in" svg:height="0.88583in" draw:id="id128" draw:style-name="a630">
            <svg:title/>
            <svg:desc>Spelen</svg:desc>
            <draw:enhanced-geometry xmlns:dr3d="urn:oasis:names:tc:opendocument:xmlns:dr3d:1.0" draw:type="non-primitive" svg:viewBox="0 0 21600 21600" draw:enhanced-path="M 0 0 L 21600 0 21600 21600 0 21600 Z N"/>
          </draw:custom-shape>
          <draw:custom-shape svg:x="8.21908in" svg:y="3.66518in" svg:width="1.9685in" svg:height="0.7874in" draw:id="id129" draw:style-name="a634">
            <svg:title/>
            <svg:desc/>
            <text:p text:style-name="a633" text:class-names="" text:cond-style-name=""><text:span text:style-name="a631" text:class-names="">Demo<text:s text:c="1"/></text:span><text:span text:style-name="a632" text:class-names=""/></text:p>
            <draw:enhanced-geometry xmlns:dr3d="urn:oasis:names:tc:opendocument:xmlns:dr3d:1.0" draw:type="non-primitive" svg:viewBox="0 0 1800000 720000" draw:enhanced-path="M 0 0 L 1800000 0 1800000 720000 0 720000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0000"/>
              <draw:equation draw:name="f7" draw:formula="?f4 / 720000"/>
              <draw:equation draw:name="f8" draw:formula="0 * ?f5 / 1800000"/>
              <draw:equation draw:name="f9" draw:formula="0 * ?f4 / 720000"/>
              <draw:equation draw:name="f10" draw:formula="1800000 * ?f5 / 1800000"/>
              <draw:equation draw:name="f11" draw:formula="720000 * ?f4 / 720000"/>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11.07341in" svg:y="2.45786in" svg:width="0.88583in" svg:height="0.88583in" draw:id="id130" draw:style-name="a636">
            <svg:title/>
            <svg:desc>Help</svg:desc>
            <draw:enhanced-geometry xmlns:dr3d="urn:oasis:names:tc:opendocument:xmlns:dr3d:1.0" draw:type="non-primitive" svg:viewBox="0 0 21600 21600" draw:enhanced-path="M 0 0 L 21600 0 21600 21600 0 21600 Z N"/>
          </draw:custom-shape>
          <draw:custom-shape svg:x="10.53207in" svg:y="3.66518in" svg:width="1.9685in" svg:height="0.7874in" draw:id="id131" draw:style-name="a640">
            <svg:title/>
            <svg:desc/>
            <text:p text:style-name="a639" text:class-names="" text:cond-style-name=""><text:span text:style-name="a637" text:class-names="">Vragen</text:span><text:span text:style-name="a638" text:class-names=""/></text:p>
            <draw:enhanced-geometry xmlns:dr3d="urn:oasis:names:tc:opendocument:xmlns:dr3d:1.0" draw:type="non-primitive" svg:viewBox="0 0 1800000 720000" draw:enhanced-path="M 0 0 L 1800000 0 1800000 720000 0 720000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0000"/>
              <draw:equation draw:name="f7" draw:formula="?f4 / 720000"/>
              <draw:equation draw:name="f8" draw:formula="0 * ?f5 / 1800000"/>
              <draw:equation draw:name="f9" draw:formula="0 * ?f4 / 720000"/>
              <draw:equation draw:name="f10" draw:formula="1800000 * ?f5 / 1800000"/>
              <draw:equation draw:name="f11" draw:formula="720000 * ?f4 / 720000"/>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g>
      </draw:page>
      <draw:page draw:name="Slide3" draw:style-name="a643" draw:master-page-name="Master1-Layout2-obj-Title-and-Content" presentation:presentation-page-layout-name="Master1-PPL2" draw:id="Slide-258">
        <draw:custom-shape svg:x="0.77851in" svg:y="0.64158in" svg:width="11.78691in" svg:height="6.21154in" draw:id="id133" draw:style-name="a647" draw:name="Freeform 5">
          <svg:title/>
          <svg:desc/>
          <text:p text:style-name="a645" text:class-names="" text:cond-style-name=""><text:span text:style-name="a644" text:class-names=""/></text:p>
          <draw:enhanced-geometry xmlns:dr3d="urn:oasis:names:tc:opendocument:xmlns:dr3d:1.0" draw:type="non-primitive" svg:viewBox="0 0 2250 1185" draw:enhanced-path="M 2209 0 C 1419 0 1419 0 1419 0 830 0 830 0 830 0 40 0 40 0 40 0 18 0 0 20 0 46 0 1140 0 1140 0 1140 0 1165 18 1185 40 1185 830 1185 830 1185 830 1185 1419 1185 1419 1185 1419 1185 2209 1185 2209 1185 2209 1185 2232 1185 2250 1165 2250 1140 2250 46 2250 46 2250 46 2250 20 2232 0 2209 0 Z N" draw:text-areas="?f28 ?f30 ?f29 ?f31" draw:glue-points="?f18 ?f19 ?f20 ?f19 ?f21 ?f19 ?f22 ?f19 ?f23 ?f24 ?f23 ?f25 ?f22 ?f26 ?f21 ?f26 ?f20 ?f26 ?f18 ?f26 ?f27 ?f25 ?f27 ?f24 ?f18 ?f19" draw:glue-point-leaving-directions="-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50"/>
            <draw:equation draw:name="f7" draw:formula="?f4 / 1185"/>
            <draw:equation draw:name="f8" draw:formula="2209 * ?f5 / 2250"/>
            <draw:equation draw:name="f9" draw:formula="0 * ?f4 / 1185"/>
            <draw:equation draw:name="f10" draw:formula="1419 * ?f5 / 2250"/>
            <draw:equation draw:name="f11" draw:formula="830 * ?f5 / 2250"/>
            <draw:equation draw:name="f12" draw:formula="40 * ?f5 / 2250"/>
            <draw:equation draw:name="f13" draw:formula="0 * ?f5 / 2250"/>
            <draw:equation draw:name="f14" draw:formula="46 * ?f4 / 1185"/>
            <draw:equation draw:name="f15" draw:formula="1140 * ?f4 / 1185"/>
            <draw:equation draw:name="f16" draw:formula="1185 * ?f4 / 1185"/>
            <draw:equation draw:name="f17" draw:formula="2250 * ?f5 / 2250"/>
            <draw:equation draw:name="f18" draw:formula="?f8 / ?f6"/>
            <draw:equation draw:name="f19" draw:formula="?f9 / ?f7"/>
            <draw:equation draw:name="f20" draw:formula="?f10 / ?f6"/>
            <draw:equation draw:name="f21" draw:formula="?f11 / ?f6"/>
            <draw:equation draw:name="f22" draw:formula="?f12 / ?f6"/>
            <draw:equation draw:name="f23" draw:formula="?f13 / ?f6"/>
            <draw:equation draw:name="f24" draw:formula="?f14 / ?f7"/>
            <draw:equation draw:name="f25" draw:formula="?f15 / ?f7"/>
            <draw:equation draw:name="f26" draw:formula="?f16 / ?f7"/>
            <draw:equation draw:name="f27" draw:formula="?f17 / ?f6"/>
            <draw:equation draw:name="f28" draw:formula="0 / ?f6"/>
            <draw:equation draw:name="f29" draw:formula="?f1 / ?f6"/>
            <draw:equation draw:name="f30" draw:formula="0 / ?f7"/>
            <draw:equation draw:name="f31" draw:formula="?f3 / ?f7"/>
          </draw:enhanced-geometry>
        </draw:custom-shape>
        <draw:frame draw:id="id134" presentation:style-name="a650" draw:name="Titel 1" svg:x="1.13889in" svg:y="0.93518in" svg:width="11.04391in" svg:height="1.22899in" presentation:class="title" presentation:placeholder="false">
          <draw:text-box>
            <text:p text:style-name="a649" text:class-names="" text:cond-style-name=""><text:span text:style-name="a648" text:class-names="">Team</text:span></text:p>
          </draw:text-box>
          <svg:title/>
          <svg:desc/>
        </draw:frame>
        <draw:g draw:name="Tijdelijke aanduiding voor inhoud 2" draw:id="id143" draw:style-name="a673">
          <svg:title/>
          <svg:desc/>
          <draw:custom-shape svg:x="1.13889in" svg:y="2.39062in" svg:width="11.04391in" svg:height="0in" draw:id="id135" draw:style-name="a651">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1.13889in" svg:y="2.39062in" svg:width="11.04391in" svg:height="0.98568in" draw:id="id136" draw:style-name="a655">
            <svg:title/>
            <svg:desc/>
            <text:p text:style-name="a654" text:class-names="" text:cond-style-name=""><text:span text:style-name="a652" text:class-names="">Bart van der Plas,<text:s text:c="1"/></text:span><text:span text:style-name="a653" text:class-names=""/></text:p>
            <draw:enhanced-geometry xmlns:dr3d="urn:oasis:names:tc:opendocument:xmlns:dr3d:1.0" draw:type="non-primitive" svg:viewBox="0 0 10098552 901304" draw:enhanced-path="M 0 0 L 10098552 0 10098552 901304 0 901304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98552"/>
              <draw:equation draw:name="f7" draw:formula="?f4 / 901304"/>
              <draw:equation draw:name="f8" draw:formula="0 * ?f5 / 10098552"/>
              <draw:equation draw:name="f9" draw:formula="0 * ?f4 / 901304"/>
              <draw:equation draw:name="f10" draw:formula="10098552 * ?f5 / 10098552"/>
              <draw:equation draw:name="f11" draw:formula="901304 * ?f4 / 901304"/>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1.13889in" svg:y="3.3763in" svg:width="11.04391in" svg:height="0in" draw:id="id137" draw:style-name="a656">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1.13889in" svg:y="3.3763in" svg:width="11.04391in" svg:height="0.98568in" draw:id="id138" draw:style-name="a660">
            <svg:title/>
            <svg:desc/>
            <text:p text:style-name="a659" text:class-names="" text:cond-style-name=""><text:span text:style-name="a657" text:class-names="">Shazib Syed,<text:s text:c="1"/></text:span><text:span text:style-name="a658" text:class-names=""/></text:p>
            <draw:enhanced-geometry xmlns:dr3d="urn:oasis:names:tc:opendocument:xmlns:dr3d:1.0" draw:type="non-primitive" svg:viewBox="0 0 10098552 901304" draw:enhanced-path="M 0 0 L 10098552 0 10098552 901304 0 901304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98552"/>
              <draw:equation draw:name="f7" draw:formula="?f4 / 901304"/>
              <draw:equation draw:name="f8" draw:formula="0 * ?f5 / 10098552"/>
              <draw:equation draw:name="f9" draw:formula="0 * ?f4 / 901304"/>
              <draw:equation draw:name="f10" draw:formula="10098552 * ?f5 / 10098552"/>
              <draw:equation draw:name="f11" draw:formula="901304 * ?f4 / 901304"/>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1.13889in" svg:y="4.36198in" svg:width="11.04391in" svg:height="0in" draw:id="id139" draw:style-name="a661">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1.13889in" svg:y="4.36198in" svg:width="11.04391in" svg:height="0.98568in" draw:id="id140" draw:style-name="a665">
            <svg:title/>
            <svg:desc/>
            <text:p text:style-name="a664" text:class-names="" text:cond-style-name=""><text:span text:style-name="a662" text:class-names="">Doneal Piqué,<text:s text:c="1"/></text:span><text:span text:style-name="a663" text:class-names=""/></text:p>
            <draw:enhanced-geometry xmlns:dr3d="urn:oasis:names:tc:opendocument:xmlns:dr3d:1.0" draw:type="non-primitive" svg:viewBox="0 0 10098552 901304" draw:enhanced-path="M 0 0 L 10098552 0 10098552 901304 0 901304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98552"/>
              <draw:equation draw:name="f7" draw:formula="?f4 / 901304"/>
              <draw:equation draw:name="f8" draw:formula="0 * ?f5 / 10098552"/>
              <draw:equation draw:name="f9" draw:formula="0 * ?f4 / 901304"/>
              <draw:equation draw:name="f10" draw:formula="10098552 * ?f5 / 10098552"/>
              <draw:equation draw:name="f11" draw:formula="901304 * ?f4 / 901304"/>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1.13889in" svg:y="5.34766in" svg:width="11.04391in" svg:height="0in" draw:id="id141" draw:style-name="a666">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1.13889in" svg:y="5.34766in" svg:width="11.04391in" svg:height="0.98568in" draw:id="id142" draw:style-name="a672">
            <svg:title/>
            <svg:desc/>
            <text:p text:style-name="a671" text:class-names="" text:cond-style-name=""><text:span text:style-name="a667" text:class-names="">Mustafa</text:span><text:span text:style-name="a668" text:class-names="">,</text:span><text:span text:style-name="a669" text:class-names=""><text:s text:c="1"/></text:span><text:span text:style-name="a670" text:class-names=""/></text:p>
            <draw:enhanced-geometry xmlns:dr3d="urn:oasis:names:tc:opendocument:xmlns:dr3d:1.0" draw:type="non-primitive" svg:viewBox="0 0 10098552 901304" draw:enhanced-path="M 0 0 L 10098552 0 10098552 901304 0 901304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98552"/>
              <draw:equation draw:name="f7" draw:formula="?f4 / 901304"/>
              <draw:equation draw:name="f8" draw:formula="0 * ?f5 / 10098552"/>
              <draw:equation draw:name="f9" draw:formula="0 * ?f4 / 901304"/>
              <draw:equation draw:name="f10" draw:formula="10098552 * ?f5 / 10098552"/>
              <draw:equation draw:name="f11" draw:formula="901304 * ?f4 / 901304"/>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g>
      </draw:page>
      <draw:page draw:name="Slide4" draw:style-name="a675" draw:master-page-name="Master1-Layout2-obj-Title-and-Content" presentation:presentation-page-layout-name="Master1-PPL2" draw:id="Slide-259">
        <draw:custom-shape svg:x="0in" svg:y="0in" svg:width="13.33333in" svg:height="7.5in" draw:id="id144" draw:style-name="a678" draw:name="Rectangle 7">
          <svg:title/>
          <svg:desc/>
          <text:p text:style-name="a677" text:class-names="" text:cond-style-name=""><text:span text:style-name="a676" text:class-names=""/></text:p>
          <draw:enhanced-geometry xmlns:dr3d="urn:oasis:names:tc:opendocument:xmlns:dr3d:1.0" draw:type="non-primitive" svg:viewBox="0 0 21600 21600" draw:enhanced-path="M 0 0 L 21600 0 21600 21600 0 21600 Z N"/>
        </draw:custom-shape>
        <draw:custom-shape svg:x="0in" svg:y="0in" svg:width="13.33333in" svg:height="4.99462in" draw:id="id145" draw:style-name="a682" draw:name="Freeform: Shape 9">
          <svg:title/>
          <svg:desc/>
          <text:p text:style-name="a680" text:class-names="" text:cond-style-name=""><text:span text:style-name="a679" text:class-names=""/></text:p>
          <draw:enhanced-geometry xmlns:dr3d="urn:oasis:names:tc:opendocument:xmlns:dr3d:1.0" draw:type="non-primitive" svg:viewBox="0 0 12192000 4567080" draw:enhanced-path="M 0 0 L 12192000 0 12192000 4040874 11707453 4125902 C 9955980 4411316 8064085 4567080 6090444 4567080 4116804 4567080 2224908 4411316 473435 4125902 L 0 4042824 Z N" draw:text-areas="?f28 ?f30 ?f29 ?f31" draw:glue-points="?f18 ?f19 ?f20 ?f19 ?f20 ?f21 ?f22 ?f23 ?f24 ?f25 ?f26 ?f23 ?f18 ?f27"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0"/>
            <draw:equation draw:name="f7" draw:formula="?f4 / 4567080"/>
            <draw:equation draw:name="f8" draw:formula="0 * ?f5 / 12192000"/>
            <draw:equation draw:name="f9" draw:formula="0 * ?f4 / 4567080"/>
            <draw:equation draw:name="f10" draw:formula="12192000 * ?f5 / 12192000"/>
            <draw:equation draw:name="f11" draw:formula="4040874 * ?f4 / 4567080"/>
            <draw:equation draw:name="f12" draw:formula="11707453 * ?f5 / 12192000"/>
            <draw:equation draw:name="f13" draw:formula="4125902 * ?f4 / 4567080"/>
            <draw:equation draw:name="f14" draw:formula="6090444 * ?f5 / 12192000"/>
            <draw:equation draw:name="f15" draw:formula="4567080 * ?f4 / 4567080"/>
            <draw:equation draw:name="f16" draw:formula="473435 * ?f5 / 12192000"/>
            <draw:equation draw:name="f17" draw:formula="4042824 * ?f4 / 4567080"/>
            <draw:equation draw:name="f18" draw:formula="?f8 / ?f6"/>
            <draw:equation draw:name="f19" draw:formula="?f9 / ?f7"/>
            <draw:equation draw:name="f20" draw:formula="?f10 / ?f6"/>
            <draw:equation draw:name="f21" draw:formula="?f11 / ?f7"/>
            <draw:equation draw:name="f22" draw:formula="?f12 / ?f6"/>
            <draw:equation draw:name="f23" draw:formula="?f13 / ?f7"/>
            <draw:equation draw:name="f24" draw:formula="?f14 / ?f6"/>
            <draw:equation draw:name="f25" draw:formula="?f15 / ?f7"/>
            <draw:equation draw:name="f26" draw:formula="?f16 / ?f6"/>
            <draw:equation draw:name="f27" draw:formula="?f17 / ?f7"/>
            <draw:equation draw:name="f28" draw:formula="?f0 / ?f6"/>
            <draw:equation draw:name="f29" draw:formula="?f1 / ?f6"/>
            <draw:equation draw:name="f30" draw:formula="?f2 / ?f7"/>
            <draw:equation draw:name="f31" draw:formula="?f3 / ?f7"/>
          </draw:enhanced-geometry>
        </draw:custom-shape>
        <draw:frame draw:id="id146" presentation:style-name="a685" draw:name="Titel 1" svg:x="1.49826in" svg:y="1.36842in" svg:width="10.32465in" svg:height="2.6887in" presentation:class="title" presentation:placeholder="false">
          <draw:text-box>
            <text:p text:style-name="a684" text:class-names="" text:cond-style-name=""><text:span text:style-name="a683" text:class-names="">Demo<text:s text:c="1"/></text:span></text:p>
          </draw:text-box>
          <svg:title/>
          <svg:desc/>
        </draw:frame>
      </draw:page>
      <draw:page draw:name="Slide5" draw:style-name="a687" draw:master-page-name="Master1-Layout2-obj-Title-and-Content" presentation:presentation-page-layout-name="Master1-PPL2" draw:id="Slide-260">
        <draw:custom-shape svg:x="0in" svg:y="0in" svg:width="13.33333in" svg:height="7.5in" draw:id="id147" draw:style-name="a691" draw:name="Rectangle 9">
          <svg:title/>
          <svg:desc/>
          <text:p text:style-name="a689" text:class-names="" text:cond-style-name=""><text:span text:style-name="a688" text:class-names=""/></text:p>
          <draw:enhanced-geometry xmlns:dr3d="urn:oasis:names:tc:opendocument:xmlns:dr3d:1.0" draw:type="non-primitive" svg:viewBox="0 0 21600 21600" draw:enhanced-path="M 0 0 L 21600 0 21600 21600 0 21600 Z N"/>
        </draw:custom-shape>
        <draw:frame draw:id="id148" presentation:style-name="a694" draw:name="Titel 1" svg:x="1.49901in" svg:y="4.81905in" svg:width="10.32375in" svg:height="1.19022in" presentation:class="title" presentation:placeholder="false">
          <draw:text-box>
            <text:p text:style-name="a693" text:class-names="" text:cond-style-name=""><text:span text:style-name="a692" text:class-names="">Vragen</text:span></text:p>
          </draw:text-box>
          <svg:title/>
          <svg:desc/>
        </draw:frame>
        <draw:frame draw:id="id149" draw:style-name="a695" draw:name="Graphic 6" svg:x="4.8935in" svg:y="0.7037in" svg:width="3.55375in" svg:height="3.55375in" style:rel-width="scale" style:rel-height="scale">
          <draw:image xlink:href="media/image1.svg" xlink:type="simple" xlink:show="embed" xlink:actuate="onLoad"/>
          <svg:title/>
          <svg:desc>Help</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Title Slide">
      <presentation:placeholder presentation:object="title" svg:x="1.49901in" svg:y="1.93519in" svg:width="10.32375in" svg:height="2in"/>
      <presentation:placeholder presentation:object="subtitle" svg:x="1.49901in" svg:y="4.12674in" svg:width="10.32375in" svg:height="1.14815in"/>
      <presentation:placeholder presentation:object="date-time" svg:x="8.39757in" svg:y="6.5625in" svg:width="3in" svg:height="0.39931in"/>
      <presentation:placeholder presentation:object="footer" svg:x="0.99934in" svg:y="6.5625in" svg:width="7.29753in" svg:height="0.39931in"/>
      <presentation:placeholder presentation:object="page-number" svg:x="11.49826in" svg:y="6.5625in" svg:width="0.82409in" svg:height="0.39931in"/>
    </style:presentation-page-layout>
    <style:presentation-page-layout style:name="Master1-PPL2" style:display-name="Title and Content">
      <presentation:placeholder presentation:object="title" svg:x="0.99934in" svg:y="0.66667in" svg:width="11.32301in" svg:height="1.375in"/>
      <presentation:placeholder presentation:object="object" svg:x="0.99934in" svg:y="2.27083in" svg:width="11.32301in" svg:height="4.0625in"/>
      <presentation:placeholder presentation:object="date-time" svg:x="8.39757in" svg:y="6.5625in" svg:width="3in" svg:height="0.39931in"/>
      <presentation:placeholder presentation:object="footer" svg:x="0.99934in" svg:y="6.5625in" svg:width="7.29753in" svg:height="0.39931in"/>
      <presentation:placeholder presentation:object="page-number" svg:x="11.49826in" svg:y="6.5625in" svg:width="0.82409in" svg:height="0.39931in"/>
    </style:presentation-page-layout>
    <style:presentation-page-layout style:name="Master1-PPL3" style:display-name="Section Header">
      <presentation:placeholder presentation:object="title" svg:x="1.41667in" svg:y="1.92593in" svg:width="10.48835in" svg:height="2.00001in"/>
      <presentation:placeholder presentation:object="outline" svg:x="1.41667in" svg:y="4.11575in" svg:width="10.48835in" svg:height="1.45833in"/>
      <presentation:placeholder presentation:object="date-time" svg:x="8.39757in" svg:y="6.5625in" svg:width="3in" svg:height="0.39931in"/>
      <presentation:placeholder presentation:object="footer" svg:x="0.99934in" svg:y="6.5625in" svg:width="7.29753in" svg:height="0.39931in"/>
      <presentation:placeholder presentation:object="page-number" svg:x="11.49826in" svg:y="6.5625in" svg:width="0.82409in" svg:height="0.39931in"/>
    </style:presentation-page-layout>
    <style:presentation-page-layout style:name="Master1-PPL4" style:display-name="Two Content">
      <presentation:placeholder presentation:object="title" svg:x="0.99934in" svg:y="0.66667in" svg:width="11.32301in" svg:height="1.38in"/>
      <presentation:placeholder presentation:object="object" svg:x="0.99934in" svg:y="2.27083in" svg:width="5.31151in" svg:height="3.9618in"/>
      <presentation:placeholder presentation:object="object" svg:x="7.01084in" svg:y="2.27083in" svg:width="5.31151in" svg:height="3.9618in"/>
      <presentation:placeholder presentation:object="date-time" svg:x="8.39757in" svg:y="6.5625in" svg:width="3in" svg:height="0.39931in"/>
      <presentation:placeholder presentation:object="footer" svg:x="0.99934in" svg:y="6.5625in" svg:width="7.29753in" svg:height="0.39931in"/>
      <presentation:placeholder presentation:object="page-number" svg:x="11.49826in" svg:y="6.5625in" svg:width="0.82409in" svg:height="0.39931in"/>
    </style:presentation-page-layout>
    <style:presentation-page-layout style:name="Master1-PPL5" style:display-name="Comparison">
      <presentation:placeholder presentation:object="title" svg:x="0.99934in" svg:y="0.66667in" svg:width="11.32301in" svg:height="1.0613in"/>
      <presentation:placeholder presentation:object="outline" svg:x="1.14393in" svg:y="2.02882in" svg:width="5.21081in" svg:height="0.75732in"/>
      <presentation:placeholder presentation:object="object" svg:x="1.14393in" svg:y="2.95506in" svg:width="5.21081in" svg:height="3.32845in"/>
      <presentation:placeholder presentation:object="outline" svg:x="6.95884in" svg:y="2.02882in" svg:width="5.22701in" svg:height="0.75732in"/>
      <presentation:placeholder presentation:object="object" svg:x="6.95884in" svg:y="2.95506in" svg:width="5.22701in" svg:height="3.32845in"/>
      <presentation:placeholder presentation:object="date-time" svg:x="8.39757in" svg:y="6.5625in" svg:width="3in" svg:height="0.39931in"/>
      <presentation:placeholder presentation:object="footer" svg:x="0.99934in" svg:y="6.5625in" svg:width="7.29753in" svg:height="0.39931in"/>
      <presentation:placeholder presentation:object="page-number" svg:x="11.49826in" svg:y="6.5625in" svg:width="0.82409in" svg:height="0.39931in"/>
    </style:presentation-page-layout>
    <style:presentation-page-layout style:name="Master1-PPL6" style:display-name="Title Only">
      <presentation:placeholder presentation:object="title" svg:x="0.99934in" svg:y="0.66667in" svg:width="11.32301in" svg:height="1.375in"/>
      <presentation:placeholder presentation:object="date-time" svg:x="8.39757in" svg:y="6.5625in" svg:width="3in" svg:height="0.39931in"/>
      <presentation:placeholder presentation:object="footer" svg:x="0.99934in" svg:y="6.5625in" svg:width="7.29753in" svg:height="0.39931in"/>
      <presentation:placeholder presentation:object="page-number" svg:x="11.49826in" svg:y="6.5625in" svg:width="0.82409in" svg:height="0.39931in"/>
    </style:presentation-page-layout>
    <style:presentation-page-layout style:name="Master1-PPL7" style:display-name="Blank">
      <presentation:placeholder presentation:object="date-time" svg:x="8.39757in" svg:y="6.5625in" svg:width="3in" svg:height="0.39931in"/>
      <presentation:placeholder presentation:object="footer" svg:x="0.99934in" svg:y="6.5625in" svg:width="7.29753in" svg:height="0.39931in"/>
      <presentation:placeholder presentation:object="page-number" svg:x="11.49826in" svg:y="6.5625in" svg:width="0.82409in" svg:height="0.39931in"/>
    </style:presentation-page-layout>
    <style:presentation-page-layout style:name="Master1-PPL8" style:display-name="Content with Caption">
      <presentation:placeholder presentation:object="title" svg:x="0.99934in" svg:y="0.66667in" svg:width="4.0539in" svg:height="1.99247in"/>
      <presentation:placeholder presentation:object="object" svg:x="5.31018in" svg:y="0.66667in" svg:width="7.01217in" svg:height="5.55556in"/>
      <presentation:placeholder presentation:object="outline" svg:x="0.99934in" svg:y="2.92361in" svg:width="4.0539in" svg:height="3.29861in"/>
      <presentation:placeholder presentation:object="date-time" svg:x="8.39757in" svg:y="6.5625in" svg:width="3in" svg:height="0.39931in"/>
      <presentation:placeholder presentation:object="footer" svg:x="0.99934in" svg:y="6.5625in" svg:width="7.29753in" svg:height="0.39931in"/>
      <presentation:placeholder presentation:object="page-number" svg:x="11.49826in" svg:y="6.5625in" svg:width="0.82409in" svg:height="0.39931in"/>
    </style:presentation-page-layout>
    <style:presentation-page-layout style:name="Master1-PPL9" style:display-name="Picture with Caption">
      <presentation:placeholder presentation:object="title" svg:x="0.99934in" svg:y="0.83519in" svg:width="6.24223in" svg:height="1.83241in"/>
      <presentation:placeholder presentation:object="graphic" svg:x="8.13927in" svg:y="0.83519in" svg:width="3.5824in" svg:height="5.37273in"/>
      <presentation:placeholder presentation:object="outline" svg:x="1.61166in" svg:y="2.93055in" svg:width="5.0176in" svg:height="3.42924in"/>
      <presentation:placeholder presentation:object="date-time" svg:x="8.39757in" svg:y="6.5625in" svg:width="3in" svg:height="0.39931in"/>
      <presentation:placeholder presentation:object="footer" svg:x="0.99934in" svg:y="6.5625in" svg:width="7.29753in" svg:height="0.39931in"/>
      <presentation:placeholder presentation:object="page-number" svg:x="11.49826in" svg:y="6.5625in" svg:width="0.82409in" svg:height="0.39931in"/>
    </style:presentation-page-layout>
    <style:presentation-page-layout style:name="Master1-PPL10" style:display-name="Panoramic Picture with Caption">
      <presentation:placeholder presentation:object="title" svg:x="0.99935in" svg:y="4.99262in" svg:width="11.32472in" svg:height="0.59435in"/>
      <presentation:placeholder presentation:object="graphic" svg:x="1.27882in" svg:y="0.76007in" svg:width="10.767in" svg:height="3.85572in"/>
      <presentation:placeholder presentation:object="outline" svg:x="0.99934in" svg:y="5.73899in" svg:width="11.32301in" svg:height="0.59435in"/>
      <presentation:placeholder presentation:object="date-time" svg:x="8.39757in" svg:y="6.5625in" svg:width="3in" svg:height="0.39931in"/>
      <presentation:placeholder presentation:object="footer" svg:x="0.99934in" svg:y="6.5625in" svg:width="7.29753in" svg:height="0.39931in"/>
      <presentation:placeholder presentation:object="page-number" svg:x="11.49826in" svg:y="6.5625in" svg:width="0.82409in" svg:height="0.39931in"/>
    </style:presentation-page-layout>
    <style:presentation-page-layout style:name="Master1-PPL11" style:display-name="Title and Caption">
      <presentation:placeholder presentation:object="title" svg:x="0.99934in" svg:y="0.66539in" svg:width="11.32301in" svg:height="3.86521in"/>
      <presentation:placeholder presentation:object="outline" svg:x="0.99934in" svg:y="4.69727in" svg:width="11.32301in" svg:height="1.64242in"/>
      <presentation:placeholder presentation:object="date-time" svg:x="8.39757in" svg:y="6.5625in" svg:width="3in" svg:height="0.39931in"/>
      <presentation:placeholder presentation:object="footer" svg:x="0.99934in" svg:y="6.5625in" svg:width="7.29753in" svg:height="0.39931in"/>
      <presentation:placeholder presentation:object="page-number" svg:x="11.49826in" svg:y="6.5625in" svg:width="0.82409in" svg:height="0.39931in"/>
    </style:presentation-page-layout>
    <style:presentation-page-layout style:name="Master1-PPL12" style:display-name="Quote with Caption">
      <presentation:placeholder presentation:object="title" svg:x="1.5816in" svg:y="0.66667in" svg:width="10.17361in" svg:height="3.27308in"/>
      <presentation:placeholder presentation:object="outline" svg:x="1.88172in" svg:y="3.94798in" svg:width="9.57163in" svg:height="0.58262in"/>
      <presentation:placeholder presentation:object="outline" svg:x="0.99934in" svg:y="4.7073in" svg:width="11.32301in" svg:height="1.62893in"/>
      <presentation:placeholder presentation:object="date-time" svg:x="8.39757in" svg:y="6.5625in" svg:width="3in" svg:height="0.39931in"/>
      <presentation:placeholder presentation:object="footer" svg:x="0.99934in" svg:y="6.5625in" svg:width="7.29753in" svg:height="0.39931in"/>
      <presentation:placeholder presentation:object="page-number" svg:x="11.49826in" svg:y="6.5625in" svg:width="0.82409in" svg:height="0.39931in"/>
    </style:presentation-page-layout>
    <style:presentation-page-layout style:name="Master1-PPL13" style:display-name="Name Card">
      <presentation:placeholder presentation:object="title" svg:x="0.99934in" svg:y="2.32605in" svg:width="11.32301in" svg:height="2.74698in"/>
      <presentation:placeholder presentation:object="outline" svg:x="0.99933in" svg:y="5.08591in" svg:width="11.3213in" svg:height="1.24742in"/>
      <presentation:placeholder presentation:object="date-time" svg:x="8.39757in" svg:y="6.5625in" svg:width="3in" svg:height="0.39931in"/>
      <presentation:placeholder presentation:object="footer" svg:x="0.99934in" svg:y="6.5625in" svg:width="7.29753in" svg:height="0.39931in"/>
      <presentation:placeholder presentation:object="page-number" svg:x="11.49826in" svg:y="6.5625in" svg:width="0.82409in" svg:height="0.39931in"/>
    </style:presentation-page-layout>
    <style:presentation-page-layout style:name="Master1-PPL14" style:display-name="3 Column">
      <presentation:placeholder presentation:object="title" svg:x="0.99934in" svg:y="0.66667in" svg:width="11.32301in" svg:height="1.0613in"/>
      <presentation:placeholder presentation:object="outline" svg:x="0.99934in" svg:y="2.0625in" svg:width="3.61in" svg:height="0.83638in"/>
      <presentation:placeholder presentation:object="outline" svg:x="0.99934in" svg:y="3.02724in" svg:width="3.61in" svg:height="3.30609in"/>
      <presentation:placeholder presentation:object="outline" svg:x="4.86298in" svg:y="2.0625in" svg:width="3.61in" svg:height="0.83638in"/>
      <presentation:placeholder presentation:object="outline" svg:x="4.85721in" svg:y="3.02724in" svg:width="3.61in" svg:height="3.30609in"/>
      <presentation:placeholder presentation:object="outline" svg:x="8.71235in" svg:y="2.0625in" svg:width="3.61in" svg:height="0.83638in"/>
      <presentation:placeholder presentation:object="outline" svg:x="8.71235in" svg:y="3.02724in" svg:width="3.61in" svg:height="3.30609in"/>
      <presentation:placeholder presentation:object="date-time" svg:x="8.39757in" svg:y="6.5625in" svg:width="3in" svg:height="0.39931in"/>
      <presentation:placeholder presentation:object="footer" svg:x="0.99934in" svg:y="6.5625in" svg:width="7.29753in" svg:height="0.39931in"/>
      <presentation:placeholder presentation:object="page-number" svg:x="11.49826in" svg:y="6.5625in" svg:width="0.82409in" svg:height="0.39931in"/>
    </style:presentation-page-layout>
    <style:presentation-page-layout style:name="Master1-PPL15" style:display-name="3 Picture Column">
      <presentation:placeholder presentation:object="title" svg:x="0.99934in" svg:y="0.66667in" svg:width="11.32301in" svg:height="1.0613in"/>
      <presentation:placeholder presentation:object="outline" svg:x="0.99934in" svg:y="4.26958in" svg:width="3.61in" svg:height="0.63021in"/>
      <presentation:placeholder presentation:object="graphic" svg:x="1.11341in" svg:y="2.12043in" svg:width="3.38185in" svg:height="1.75301in"/>
      <presentation:placeholder presentation:object="outline" svg:x="0.99934in" svg:y="5.00048in" svg:width="3.61in" svg:height="1.33285in"/>
      <presentation:placeholder presentation:object="outline" svg:x="4.85869in" svg:y="4.26958in" svg:width="3.61in" svg:height="0.63021in"/>
      <presentation:placeholder presentation:object="graphic" svg:x="4.97128in" svg:y="2.12062in" svg:width="3.38185in" svg:height="1.75871in"/>
      <presentation:placeholder presentation:object="outline" svg:x="4.85721in" svg:y="5.00048in" svg:width="3.61in" svg:height="1.33285in"/>
      <presentation:placeholder presentation:object="outline" svg:x="8.71249in" svg:y="4.26958in" svg:width="3.61in" svg:height="0.63021in"/>
      <presentation:placeholder presentation:object="graphic" svg:x="8.83169in" svg:y="2.11552in" svg:width="3.38185in" svg:height="1.75776in"/>
      <presentation:placeholder presentation:object="outline" svg:x="8.71235in" svg:y="5.00048in" svg:width="3.61in" svg:height="1.33285in"/>
      <presentation:placeholder presentation:object="date-time" svg:x="8.39757in" svg:y="6.5625in" svg:width="3in" svg:height="0.39931in"/>
      <presentation:placeholder presentation:object="footer" svg:x="0.99934in" svg:y="6.5625in" svg:width="7.29753in" svg:height="0.39931in"/>
      <presentation:placeholder presentation:object="page-number" svg:x="11.49826in" svg:y="6.5625in" svg:width="0.82409in" svg:height="0.39931in"/>
    </style:presentation-page-layout>
    <style:presentation-page-layout style:name="Master1-PPL16" style:display-name="Title and Vertical Text">
      <presentation:placeholder presentation:object="title" svg:x="0.99934in" svg:y="0.66667in" svg:width="11.32301in" svg:height="1.375in"/>
      <presentation:placeholder presentation:object="outline" svg:x="0.99934in" svg:y="2.27083in" svg:width="11.32301in" svg:height="4.0625in"/>
      <presentation:placeholder presentation:object="date-time" svg:x="8.39757in" svg:y="6.5625in" svg:width="3in" svg:height="0.39931in"/>
      <presentation:placeholder presentation:object="footer" svg:x="0.99934in" svg:y="6.5625in" svg:width="7.29753in" svg:height="0.39931in"/>
      <presentation:placeholder presentation:object="page-number" svg:x="11.49826in" svg:y="6.5625in" svg:width="0.82409in" svg:height="0.39931in"/>
    </style:presentation-page-layout>
    <style:presentation-page-layout style:name="Master1-PPL17" style:display-name="Vertical Title and Text">
      <presentation:placeholder presentation:object="title" svg:x="9.824in" svg:y="0.66667in" svg:width="2.49835in" svg:height="5.66667in"/>
      <presentation:placeholder presentation:object="outline" svg:x="0.99934in" svg:y="0.66667in" svg:width="8.658in" svg:height="5.66667in"/>
      <presentation:placeholder presentation:object="date-time" svg:x="8.39757in" svg:y="6.5625in" svg:width="3in" svg:height="0.39931in"/>
      <presentation:placeholder presentation:object="footer" svg:x="0.99934in" svg:y="6.5625in" svg:width="7.29753in" svg:height="0.39931in"/>
      <presentation:placeholder presentation:object="page-number" svg:x="11.49826in" svg:y="6.5625in" svg:width="0.82409in" svg:height="0.39931in"/>
    </style:presentation-page-layout>
    <style:style style:family="graphic" style:name="Graphics"/>
    <style:default-style style:family="graphic">
      <style:graphic-properties draw:fill="solid" draw:fill-color="#856eee" draw:opacity="100%" draw:stroke="solid" svg:stroke-width="0.01736in" svg:stroke-color="#352a64" svg:stroke-opacity="100%" svg:stroke-linecap="round"/>
    </style:default-style>
    <draw:fill-image draw:name="a686" xlink:href="media/image2.png" xlink:show="embed" xlink:actuate="onLoad"/>
    <draw:fill-image draw:name="a561" xlink:href="media/image3.png" xlink:show="embed" xlink:actuate="onLoad"/>
    <draw:fill-image draw:name="a526" xlink:href="media/image3.png" xlink:show="embed" xlink:actuate="onLoad"/>
    <draw:fill-image draw:name="a226" xlink:href="media/image3.png" xlink:show="embed" xlink:actuate="onLoad"/>
    <draw:fill-image draw:name="a635" xlink:href="media/image1.svg" xlink:show="embed" xlink:actuate="onLoad"/>
    <draw:fill-image draw:name="a373" xlink:href="media/image3.png" xlink:show="embed" xlink:actuate="onLoad"/>
    <draw:fill-image draw:name="a674" xlink:href="media/image2.png" xlink:show="embed" xlink:actuate="onLoad"/>
    <draw:fill-image draw:name="a405" xlink:href="media/image3.png" xlink:show="embed" xlink:actuate="onLoad"/>
    <draw:fill-image draw:name="a621" xlink:href="media/image2.png" xlink:show="embed" xlink:actuate="onLoad"/>
    <draw:fill-image draw:name="a623" xlink:href="media/image4.svg" xlink:show="embed" xlink:actuate="onLoad"/>
    <draw:fill-image draw:name="a324" xlink:href="media/image3.png" xlink:show="embed" xlink:actuate="onLoad"/>
    <draw:fill-image draw:name="a258" xlink:href="media/image3.png" xlink:show="embed" xlink:actuate="onLoad"/>
    <draw:fill-image draw:name="a596" xlink:href="media/image2.png" xlink:show="embed" xlink:actuate="onLoad"/>
    <draw:fill-image draw:name="a629" xlink:href="media/image5.svg" xlink:show="embed" xlink:actuate="onLoad"/>
    <draw:fill-image draw:name="a92" xlink:href="media/image3.png" xlink:show="embed" xlink:actuate="onLoad"/>
    <draw:fill-image draw:name="a297" xlink:href="media/image3.png" xlink:show="embed" xlink:actuate="onLoad"/>
    <draw:fill-image draw:name="a611" xlink:href="media/image2.png" xlink:show="embed" xlink:actuate="onLoad"/>
    <draw:fill-image draw:name="a57" xlink:href="media/image3.png" xlink:show="embed" xlink:actuate="onLoad"/>
    <draw:fill-image draw:name="a0" xlink:href="media/image3.png" xlink:show="embed" xlink:actuate="onLoad"/>
    <draw:fill-image draw:name="a244" xlink:href="media/image3.png" xlink:show="embed" xlink:actuate="onLoad"/>
    <draw:fill-image draw:name="a351" xlink:href="media/image3.png" xlink:show="embed" xlink:actuate="onLoad"/>
    <draw:fill-image draw:name="a690" xlink:href="media/image2.png" xlink:show="embed" xlink:actuate="onLoad"/>
    <draw:fill-image draw:name="a427" xlink:href="media/image3.png" xlink:show="embed" xlink:actuate="onLoad"/>
    <draw:fill-image draw:name="a166" xlink:href="media/image3.png" xlink:show="embed" xlink:actuate="onLoad"/>
    <draw:fill-image draw:name="a642" xlink:href="media/image2.png" xlink:show="embed" xlink:actuate="onLoad"/>
    <draw:fill-image draw:name="a606" xlink:href="media/image2.png" xlink:show="embed" xlink:actuate="onLoad"/>
    <draw:fill-image draw:name="a469" xlink:href="media/image3.png" xlink:show="embed" xlink:actuate="onLoad"/>
    <draw:fill-image draw:name="a681" xlink:href="media/image2.png" xlink:show="embed" xlink:actuate="onLoad"/>
    <draw:fill-image draw:name="a646" xlink:href="media/image2.png" xlink:show="embed" xlink:actuate="onLoad"/>
    <draw:fill-image draw:name="a35" xlink:href="media/image3.png" xlink:show="embed" xlink:actuate="onLoad"/>
    <draw:fill-image draw:name="a114" xlink:href="media/image3.png" xlink:show="embed" xlink:actuate="onLoad"/>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resentation" style:name="a4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2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5">
      <style:text-properties fo:font-variant="normal" fo:text-transform="none" fo:color="#e7e8e2"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
      <style:text-properties fo:font-variant="normal" fo:text-transform="none" fo:color="#e7e8e2"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2">
      <style:text-properties fo:font-variant="normal" fo:text-transform="none" fo:color="#f2f2f2"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
      <style:paragraph-properties fo:line-height="100%" fo:text-align="left" style:tab-stop-distance="0.5in" fo:margin-left="1.83071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3">
      <style:text-properties fo:font-variant="normal" fo:text-transform="none" fo:color="#f2f2f2"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resentation" style:name="a5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527">
      <style:drawing-page-properties draw:fill="bitmap" draw:fill-image-name="a526"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28">
      <style:text-properties fo:font-variant="normal" fo:text-transform="none" fo:color="#e7e8e2" style:text-line-through-type="none" style:text-line-through-style="none" style:text-line-through-width="auto" style:text-line-through-color="font-color" style:text-position="0% 100%" fo:font-family="Gill Sans MT" style:font-family-complex="Trebuchet MS" fo:font-size="0.55556in" style:font-size-asian="0.55556in" style:font-size-complex="0.55556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9">
      <style:text-properties fo:font-variant="normal" fo:text-transform="none" fo:color="#e7e8e2" style:text-line-through-type="none" style:text-line-through-style="none" style:text-line-through-width="auto" style:text-line-through-color="font-color" style:text-position="0% 100%" fo:font-family="Gill Sans MT" style:font-family-complex="Trebuchet MS" fo:font-size="0.55556in" style:font-size-asian="0.55556in" style:font-size-complex="0.55556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
      <style:text-properties fo:font-variant="normal" fo:text-transform="none" fo:color="#e7e8e2"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
      <style:paragraph-properties fo:line-height="100%" fo:text-align="left" style:tab-stop-distance="0.5in" fo:margin-left="0.7874in" fo:margin-right="0in" fo:text-indent="-0.29528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
      <style:text-properties fo:font-variant="normal" fo:text-transform="none" fo:color="#e7e8e2"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100%" fo:text-align="left" style:tab-stop-distance="0.5in" fo:margin-left="1.12205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
      <style:text-properties fo:font-variant="normal" fo:text-transform="none" fo:color="#e7e8e2"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100%" fo:text-align="left" style:tab-stop-distance="0.5in" fo:margin-left="1.51575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1">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312">
      <style:text-properties fo:font-variant="normal" fo:text-transform="none" fo:color="#f2f2f2"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4">
      <style:text-properties fo:font-variant="normal" fo:text-transform="none" fo:color="#f2f2f2"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7">
      <style:text-properties fo:font-variant="normal" fo:text-transform="none" fo:color="#f2f2f2"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0">
      <style:text-properties fo:font-variant="normal" fo:text-transform="none" fo:color="#f2f2f2"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23">
      <style:text-properties fo:font-variant="normal" fo:text-transform="none" fo:color="#f2f2f2"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4">
      <style:text-properties fo:font-variant="normal" fo:text-transform="none" fo:color="#f2f2f2"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
      <style:text-properties fo:font-variant="normal" fo:text-transform="none" fo:color="#f2f2f2"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2">
      <style:text-properties fo:font-variant="normal" fo:text-transform="none" fo:color="#f2f2f2"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28">
      <style:drawing-page-properties draw:fill="bitmap" draw:fill-image-name="a427"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3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29">
      <style:text-properties fo:font-variant="normal" fo:text-transform="none" fo:color="#e7e8e2" style:text-line-through-type="none" style:text-line-through-style="none" style:text-line-through-width="auto" style:text-line-through-color="font-color" style:text-position="0% 100%" fo:font-family="Gill Sans MT" style:font-family-complex="Trebuchet MS" fo:font-size="0.55556in" style:font-size-asian="0.55556in" style:font-size-complex="0.55556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1">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85">
      <style:text-properties fo:font-variant="normal" fo:text-transform="none" fo:color="#f2f2f2"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1">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532">
      <style:text-properties fo:font-variant="normal" fo:text-transform="none" fo:color="#e7e8e2"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
      <style:text-properties fo:font-variant="normal" fo:text-transform="none" fo:color="#f2f2f2"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3">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8">
      <style:text-properties fo:font-variant="normal" fo:text-transform="none" fo:color="#f2f2f2"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
      <style:text-properties fo:font-variant="normal" fo:text-transform="none" fo:color="#f2f2f2"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5">
      <style:text-properties fo:font-variant="normal" fo:text-transform="none" fo:color="#e7e8e2"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
      <style:text-properties fo:font-variant="normal" fo:text-transform="none" fo:color="#f2f2f2"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6">
      <style:paragraph-properties fo:line-height="100%" fo:text-align="left" style:tab-stop-distance="0.5in" fo:margin-left="0.7874in" fo:margin-right="0in" fo:text-indent="-0.29528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7">
      <style:text-properties fo:font-variant="normal" fo:text-transform="none" fo:color="#f2f2f2"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8">
      <style:text-properties fo:font-variant="normal" fo:text-transform="none" fo:color="#e7e8e2"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
      <style:text-properties fo:font-variant="normal" fo:text-transform="none" fo:color="#e7e8e2"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9">
      <style:paragraph-properties fo:line-height="100%" fo:text-align="left" style:tab-stop-distance="0.5in" fo:margin-left="1.12205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1">
      <style:paragraph-properties fo:line-height="100%" fo:text-align="left" style:tab-stop-distance="0.5in" fo:margin-left="1.83071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13">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214">
      <style:text-properties fo:font-variant="normal" fo:text-transform="none" fo:color="#f2f2f2"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
      <style:text-properties fo:font-variant="normal" fo:text-transform="none" fo:color="#f2f2f2"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0">
      <style:text-properties fo:font-variant="normal" fo:text-transform="none" fo:color="#f2f2f2"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
      <style:text-properties fo:font-variant="normal" fo:text-transform="none" fo:color="#f2f2f2"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1">
      <style:text-properties fo:font-variant="normal" fo:text-transform="none" fo:color="#f2f2f2"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25">
      <style:drawing-page-properties draw:fill="bitmap" draw:fill-image-name="a324"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26" style:parent-style-name="Graphics">
      <style:graphic-properties draw:fill="none" draw:stroke="none"/>
    </style:style>
    <style:style style:family="text" style:name="a327">
      <style:text-properties fo:font-variant="normal" fo:text-transform="none" fo:color="#e7e8e2" style:text-line-through-type="none" style:text-line-through-style="none" style:text-line-through-width="auto" style:text-line-through-color="font-color" style:text-position="0% 100%" fo:font-family="Gill Sans MT" style:font-family-complex="Trebuchet MS" fo:font-size="0.38889in" style:font-size-asian="0.38889in" style:font-size-complex="0.38889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0">
      <style:text-properties fo:font-variant="normal" fo:text-transform="none" fo:color="#e7e8e2" style:text-line-through-type="none" style:text-line-through-style="none" style:text-line-through-width="auto" style:text-line-through-color="font-color" style:text-position="0% 100%" fo:font-family="Gill Sans MT" style:font-family-complex="Trebuchet MS" fo:font-size="0.55556in" style:font-size-asian="0.55556in" style:font-size-complex="0.55556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8">
      <style:text-properties fo:font-variant="normal" fo:text-transform="none" fo:color="#e7e8e2" style:text-line-through-type="none" style:text-line-through-style="none" style:text-line-through-width="auto" style:text-line-through-color="font-color" style:text-position="0% 100%" fo:font-family="Gill Sans MT" style:font-family-complex="Trebuchet MS" fo:font-size="0.38889in" style:font-size-asian="0.38889in" style:font-size-complex="0.38889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2">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433">
      <style:text-properties fo:font-variant="normal" fo:text-transform="none" fo:color="#ffffff" style:text-line-through-type="none" style:text-line-through-style="none" style:text-line-through-width="auto" style:text-line-through-color="font-color" style:text-position="0% 100%" fo:font-family="Gill Sans MT" fo:font-size="0.30556in" style:font-size-asian="0.30556in" style:font-size-complex="0.30556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4">
      <style:paragraph-properties fo:line-height="10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36">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paragraph-properties style:font-independent-line-spacing="true" style:writing-mode="lr-tb"/>
    </style:style>
    <style:style style:family="drawing-page" style:name="a93">
      <style:drawing-page-properties draw:fill="bitmap" draw:fill-image-name="a92"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37">
      <style:text-properties fo:font-variant="normal" fo:text-transform="none" fo:color="#e7e8e2"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
      <style:text-properties fo:font-variant="normal" fo:text-transform="none" fo:color="#e7e8e2" style:text-line-through-type="none" style:text-line-through-style="none" style:text-line-through-width="auto" style:text-line-through-color="font-color" style:text-position="0% 100%" fo:font-family="Gill Sans MT" style:font-family-complex="Trebuchet MS" fo:font-size="0.55556in" style:font-size-asian="0.55556in" style:font-size-complex="0.55556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8">
      <style:paragraph-properties fo:line-height="100%" fo:text-align="center"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
      <style:text-properties fo:font-variant="normal" fo:text-transform="none" fo:color="#e7e8e2" style:text-line-through-type="none" style:text-line-through-style="none" style:text-line-through-width="auto" style:text-line-through-color="font-color" style:text-position="0% 100%" fo:font-family="Gill Sans MT" style:font-family-complex="Trebuchet MS" fo:font-size="0.55556in" style:font-size-asian="0.55556in" style:font-size-complex="0.55556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1">
      <style:text-properties fo:font-variant="normal" fo:text-transform="none" fo:color="#e7e8e2"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
      <style:text-properties fo:font-variant="normal" fo:text-transform="none" fo:color="#f2f2f2"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2">
      <style:paragraph-properties fo:line-height="100%" fo:text-align="left" style:tab-stop-distance="0.5in" fo:margin-left="1.51575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
      <style:text-properties fo:font-variant="normal" fo:text-transform="none" fo:color="#f2f2f2"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aragraph" style:name="a11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
      <style:text-properties fo:font-variant="normal" fo:text-transform="none" fo:color="#ffffff"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4">
      <style:text-properties fo:font-variant="normal" fo:text-transform="none" fo:color="#e7e8e2"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99">
      <style:paragraph-properties fo:line-height="10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5">
      <style:text-properties fo:font-variant="normal" fo:text-transform="none" fo:color="#e7e8e2"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5">
      <style:drawing-page-properties draw:fill="bitmap" draw:fill-image-name="a114"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46">
      <style:paragraph-properties fo:line-height="100%" fo:text-align="left" style:tab-stop-distance="0.5in" fo:margin-left="1.83071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
      <style:text-properties fo:font-variant="normal" fo:text-transform="none" fo:color="#e7e8e2" style:text-line-through-type="none" style:text-line-through-style="none" style:text-line-through-width="auto" style:text-line-through-color="font-color" style:text-position="0% 100%" fo:font-family="Gill Sans MT" style:font-family-complex="Trebuchet MS" fo:font-size="0.55556in" style:font-size-asian="0.55556in" style:font-size-complex="0.55556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
      <style:text-properties fo:font-variant="normal" fo:text-transform="none" fo:color="#e7e8e2" style:text-line-through-type="none" style:text-line-through-style="none" style:text-line-through-width="auto" style:text-line-through-color="font-color" style:text-position="0% 100%" fo:font-family="Gill Sans MT" style:font-family-complex="Trebuchet MS" fo:font-size="0.55556in" style:font-size-asian="0.55556in" style:font-size-complex="0.55556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8">
      <style:graphic-properties fo:wrap-option="wrap" fo:padding-top="0.05in" fo:padding-bottom="0.05in" fo:padding-left="0.1in" fo:padding-right="0.1in" draw:textarea-vertical-align="top" draw:textarea-horizontal-align="right" draw:fill="none" draw:stroke="none" draw:shadow="visible" draw:shadow-offset-x="0in" draw:shadow-offset-y="0in" draw:shadow-color="#000000" draw:shadow-opacity="46%" draw:auto-grow-width="false" draw:auto-grow-height="false" style:shrink-to-fit="true"/>
      <style:paragraph-properties style:font-independent-line-spacing="true" style:writing-mode="tb-rl"/>
    </style:style>
    <style:style style:family="paragraph" style:name="a2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9">
      <style:text-properties fo:font-variant="normal" fo:text-transform="none" fo:color="#f2f2f2"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19">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222">
      <style:text-properties fo:font-variant="normal" fo:text-transform="none" fo:color="#f2f2f2"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
      <style:text-properties fo:font-variant="normal" fo:text-transform="none" fo:color="#f2f2f2"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27">
      <style:drawing-page-properties draw:fill="bitmap" draw:fill-image-name="a226"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8">
      <style:text-properties fo:font-variant="normal" fo:text-transform="none" fo:color="#e7e8e2" style:text-line-through-type="none" style:text-line-through-style="none" style:text-line-through-width="auto" style:text-line-through-color="font-color" style:text-position="0% 100%" fo:font-family="Gill Sans MT" style:font-family-complex="Trebuchet MS" fo:font-size="0.55556in" style:font-size-asian="0.55556in" style:font-size-complex="0.55556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0">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229">
      <style:text-properties fo:font-variant="normal" fo:text-transform="none" fo:color="#e7e8e2" style:text-line-through-type="none" style:text-line-through-style="none" style:text-line-through-width="auto" style:text-line-through-color="font-color" style:text-position="0% 100%" fo:font-family="Gill Sans MT" style:font-family-complex="Trebuchet MS" fo:font-size="0.55556in" style:font-size-asian="0.55556in" style:font-size-complex="0.55556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1">
      <style:text-properties fo:font-variant="normal" fo:text-transform="none" fo:color="#e7e8e2"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2">
      <style:text-properties fo:font-variant="normal" fo:text-transform="none" fo:color="#e7e8e2"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3">
      <style:paragraph-properties fo:line-height="10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4">
      <style:graphic-properties fo:wrap-option="wrap" fo:padding-top="0.05in" fo:padding-bottom="0.05in" fo:padding-left="0.1in" fo:padding-right="0.1in" draw:textarea-vertical-align="top" draw:textarea-horizontal-align="center" draw:fill="none" draw:stroke="none" draw:shadow="visible" draw:shadow-offset-x="0.00766in" draw:shadow-offset-y="0.0267in" draw:shadow-color="#000000" draw:shadow-opacity="36%" draw:auto-grow-width="false" draw:auto-grow-height="false" style:shrink-to-fit="true"/>
      <style:paragraph-properties style:font-independent-line-spacing="true" style:writing-mode="lr-tb"/>
    </style:style>
    <style:style style:family="text" style:name="a335">
      <style:text-properties fo:font-variant="normal" fo:text-transform="none" fo:color="#e7e8e2"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6">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8">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resentation" style:name="a440">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339">
      <style:text-properties fo:font-variant="normal" fo:text-transform="none" fo:color="#f2f2f2"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1">
      <style:text-properties fo:font-variant="normal" fo:text-transform="none" fo:color="#ffffff" style:text-line-through-type="none" style:text-line-through-style="none" style:text-line-through-width="auto" style:text-line-through-color="font-color" style:text-position="0% 100%" fo:font-family="Gill Sans MT" fo:font-size="0.30556in" style:font-size-asian="0.30556in" style:font-size-complex="0.30556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2">
      <style:paragraph-properties fo:line-height="10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4">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paragraph-properties style:font-independent-line-spacing="true" style:writing-mode="lr-tb"/>
    </style:style>
    <style:style style:family="text" style:name="a445">
      <style:text-properties fo:font-variant="normal" fo:text-transform="none" fo:color="#e7e8e2"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100%" fo:text-align="center"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8">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120">
      <style:text-properties fo:font-variant="normal" fo:text-transform="none" fo:color="#e7e8e2"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1">
      <style:text-properties fo:font-variant="normal" fo:text-transform="none" fo:color="#f2f2f2"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9">
      <style:text-properties fo:font-variant="normal" fo:text-transform="none" fo:color="#ffffff" style:text-line-through-type="none" style:text-line-through-style="none" style:text-line-through-width="auto" style:text-line-through-color="font-color" style:text-position="0% 100%" fo:font-family="Gill Sans MT" fo:font-size="0.30556in" style:font-size-asian="0.30556in" style:font-size-complex="0.30556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3">
      <style:text-properties fo:font-variant="normal" fo:text-transform="none" fo:color="#e7e8e2"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4">
      <style:text-properties fo:font-variant="normal" fo:text-transform="none" fo:color="#f2f2f2"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100%" fo:text-align="left" style:tab-stop-distance="0.5in" fo:margin-left="0.7874in" fo:margin-right="0in" fo:text-indent="-0.29528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6">
      <style:text-properties fo:font-variant="normal" fo:text-transform="none" fo:color="#e7e8e2"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7">
      <style:text-properties fo:font-variant="normal" fo:text-transform="none" fo:color="#f2f2f2"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
      <style:paragraph-properties fo:line-height="100%" fo:text-align="left" style:tab-stop-distance="0.5in" fo:margin-left="1.12205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8">
      <style:text-properties fo:font-variant="normal" fo:text-transform="none" fo:color="#f2f2f2"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1">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129">
      <style:text-properties fo:font-variant="normal" fo:text-transform="none" fo:color="#e7e8e2"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
      <style:text-properties fo:font-variant="normal" fo:text-transform="none" fo:color="#f2f2f2"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4">
      <style:text-properties fo:font-variant="normal" fo:text-transform="none" fo:color="#f2f2f2"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7">
      <style:text-properties fo:font-variant="normal" fo:text-transform="none" fo:color="#f2f2f2"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1">
      <style:text-properties fo:font-variant="normal" fo:text-transform="none" fo:color="#f2f2f2"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4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44">
      <style:text-properties fo:font-variant="normal" fo:text-transform="none" fo:color="#f2f2f2"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47">
      <style:text-properties fo:font-variant="normal" fo:text-transform="none" fo:color="#f2f2f2"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8">
      <style:text-properties fo:font-variant="normal" fo:text-transform="none" fo:color="#f2f2f2"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0">
      <style:paragraph-properties fo:line-height="10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2">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paragraph-properties style:font-independent-line-spacing="true" style:writing-mode="lr-tb"/>
    </style:style>
    <style:style style:family="text" style:name="a453">
      <style:text-properties fo:font-variant="normal" fo:text-transform="none" fo:color="#e7e8e2"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4">
      <style:paragraph-properties fo:line-height="100%" fo:text-align="center"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6">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457">
      <style:text-properties fo:font-variant="normal" fo:text-transform="none" fo:color="#f2f2f2"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30">
      <style:paragraph-properties fo:line-height="100%" fo:text-align="left" style:tab-stop-distance="0.5in" fo:margin-left="1.51575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9">
      <style:text-properties fo:font-variant="normal" fo:text-transform="none" fo:color="#f2f2f2"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62">
      <style:drawing-page-properties draw:fill="bitmap" draw:fill-image-name="a561"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2">
      <style:text-properties fo:font-variant="normal" fo:text-transform="none" fo:color="#e7e8e2"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3">
      <style:text-properties fo:font-variant="normal" fo:text-transform="none" fo:color="#e7e8e2" style:text-line-through-type="none" style:text-line-through-style="none" style:text-line-through-width="auto" style:text-line-through-color="font-color" style:text-position="0% 100%" fo:font-family="Gill Sans MT" style:font-family-complex="Trebuchet MS" fo:font-size="0.55556in" style:font-size-asian="0.55556in" style:font-size-complex="0.55556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
      <style:text-properties fo:font-variant="normal" fo:text-transform="none" fo:color="#e7e8e2"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4">
      <style:text-properties fo:font-variant="normal" fo:text-transform="none" fo:color="#e7e8e2" style:text-line-through-type="none" style:text-line-through-style="none" style:text-line-through-width="auto" style:text-line-through-color="font-color" style:text-position="0% 100%" fo:font-family="Gill Sans MT" style:font-family-complex="Trebuchet MS" fo:font-size="0.55556in" style:font-size-asian="0.55556in" style:font-size-complex="0.55556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
      <style:paragraph-properties fo:line-height="100%" fo:text-align="left" style:tab-stop-distance="0.5in" fo:margin-left="1.83071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6">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tb-rl"/>
    </style:style>
    <style:style style:family="presentation" style:name="a136">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567">
      <style:text-properties fo:font-variant="normal" fo:text-transform="none" fo:color="#e7e8e2"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
      <style:text-properties fo:font-variant="normal" fo:text-transform="none" fo:color="#e7e8e2"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8">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
      <style:text-properties fo:font-variant="normal" fo:text-transform="none" fo:color="#f2f2f2"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1">
      <style:text-properties fo:font-variant="normal" fo:text-transform="none" fo:color="#f2f2f2"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45">
      <style:drawing-page-properties draw:fill="bitmap" draw:fill-image-name="a244"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6">
      <style:text-properties fo:font-variant="normal" fo:text-transform="none" fo:color="#f2f2f2"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8">
      <style:text-properties fo:font-variant="normal" fo:text-transform="none" fo:color="#f2f2f2"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52">
      <style:drawing-page-properties draw:fill="bitmap" draw:fill-image-name="a351"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53">
      <style:text-properties fo:font-variant="normal" fo:text-transform="none" fo:color="#e7e8e2" style:text-line-through-type="none" style:text-line-through-style="none" style:text-line-through-width="auto" style:text-line-through-color="font-color" style:text-position="0% 100%" fo:font-family="Gill Sans MT" style:font-family-complex="Trebuchet MS" fo:font-size="0.55556in" style:font-size-asian="0.55556in" style:font-size-complex="0.55556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4">
      <style:text-properties fo:font-variant="normal" fo:text-transform="none" fo:color="#e7e8e2" style:text-line-through-type="none" style:text-line-through-style="none" style:text-line-through-width="auto" style:text-line-through-color="font-color" style:text-position="0% 100%" fo:font-family="Gill Sans MT" style:font-family-complex="Trebuchet MS" fo:font-size="0.55556in" style:font-size-asian="0.55556in" style:font-size-complex="0.55556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6">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357">
      <style:text-properties fo:font-variant="normal" fo:text-transform="none" fo:color="#e7e8e2"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8">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62">
      <style:text-properties fo:font-variant="normal" fo:text-transform="none" fo:color="#f2f2f2"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65">
      <style:text-properties fo:font-variant="normal" fo:text-transform="none" fo:color="#f2f2f2"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6">
      <style:text-properties fo:font-variant="normal" fo:text-transform="none" fo:color="#f2f2f2"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70">
      <style:text-properties fo:font-variant="normal" fo:text-transform="none" fo:color="#e7e8e2"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
      <style:text-properties fo:font-variant="normal" fo:text-transform="none" fo:color="#e7e8e2"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1">
      <style:paragraph-properties fo:line-height="100%" fo:text-align="left" style:tab-stop-distance="0.5in" fo:margin-left="0.7874in" fo:margin-right="0in" fo:text-indent="-0.29528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
      <style:paragraph-properties fo:line-height="100%" fo:text-align="left" style:tab-stop-distance="0.5in" fo:margin-left="0.7874in" fo:margin-right="0in" fo:text-indent="-0.29528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3">
      <style:text-properties fo:font-variant="normal" fo:text-transform="none" fo:color="#e7e8e2"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
      <style:text-properties fo:font-variant="normal" fo:text-transform="none" fo:color="#e7e8e2"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4">
      <style:paragraph-properties fo:line-height="100%" fo:text-align="left" style:tab-stop-distance="0.5in" fo:margin-left="1.12205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
      <style:paragraph-properties fo:line-height="100%" fo:text-align="left" style:tab-stop-distance="0.5in" fo:margin-left="1.12205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6">
      <style:text-properties fo:font-variant="normal" fo:text-transform="none" fo:color="#e7e8e2"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
      <style:text-properties fo:font-variant="normal" fo:text-transform="none" fo:color="#e7e8e2"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7">
      <style:paragraph-properties fo:line-height="100%" fo:text-align="left" style:tab-stop-distance="0.5in" fo:margin-left="1.51575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
      <style:paragraph-properties fo:line-height="100%" fo:text-align="left" style:tab-stop-distance="0.5in" fo:margin-left="1.51575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79">
      <style:text-properties fo:font-variant="normal" fo:text-transform="none" fo:color="#e7e8e2"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1">
      <style:text-properties fo:font-variant="normal" fo:text-transform="none" fo:color="#f2f2f2"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
      <style:text-properties fo:font-variant="normal" fo:text-transform="none" fo:color="#e7e8e2"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4">
      <style:text-properties fo:font-variant="normal" fo:text-transform="none" fo:color="#f2f2f2"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5">
      <style:text-properties fo:font-variant="normal" fo:text-transform="none" fo:color="#f2f2f2"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60">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361">
      <style:text-properties fo:font-variant="normal" fo:text-transform="none" fo:color="#f2f2f2"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59">
      <style:drawing-page-properties draw:fill="bitmap" draw:fill-image-name="a258"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63">
      <style:text-properties fo:font-variant="normal" fo:text-transform="none" fo:color="#f2f2f2"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6">
      <style:text-properties fo:font-variant="normal" fo:text-transform="none" fo:color="#f2f2f2"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470">
      <style:drawing-page-properties draw:fill="bitmap" draw:fill-image-name="a469"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69">
      <style:text-properties fo:font-variant="normal" fo:text-transform="none" fo:color="#f2f2f2"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71" style:parent-style-name="Graphics">
      <style:graphic-properties draw:fill="none" draw:stroke="none"/>
    </style:style>
    <style:style style:family="graphic" style:name="a472" style:parent-style-name="Graphics">
      <style:graphic-properties draw:fill="none" draw:stroke="none"/>
    </style:style>
    <style:style style:family="graphic" style:name="a473" style:parent-style-name="Graphics">
      <style:graphic-properties draw:fill="none" draw:stroke="none"/>
    </style:style>
    <style:style style:family="text" style:name="a474">
      <style:text-properties fo:font-variant="normal" fo:text-transform="none" fo:color="#e7e8e2" style:text-line-through-type="none" style:text-line-through-style="none" style:text-line-through-width="auto" style:text-line-through-color="font-color" style:text-position="0% 100%" fo:font-family="Gill Sans MT" style:font-family-complex="Trebuchet MS" fo:font-size="0.55556in" style:font-size-asian="0.55556in" style:font-size-complex="0.55556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5">
      <style:text-properties fo:font-variant="normal" fo:text-transform="none" fo:color="#e7e8e2" style:text-line-through-type="none" style:text-line-through-style="none" style:text-line-through-width="auto" style:text-line-through-color="font-color" style:text-position="0% 100%" fo:font-family="Gill Sans MT" style:font-family-complex="Trebuchet MS" fo:font-size="0.55556in" style:font-size-asian="0.55556in" style:font-size-complex="0.55556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7">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478">
      <style:text-properties fo:font-variant="normal" fo:text-transform="none" fo:color="#ffffff"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0">
      <style:text-properties fo:font-variant="normal" fo:text-transform="none" fo:color="#e7e8e2"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
      <style:text-properties fo:font-variant="normal" fo:text-transform="none" fo:color="#e7e8e2"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1">
      <style:paragraph-properties fo:line-height="100%" fo:text-align="left" style:tab-stop-distance="0.5in" fo:margin-left="1.83071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9">
      <style:paragraph-properties fo:line-height="10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1">
      <style:paragraph-properties fo:line-height="100%" fo:text-align="left" style:tab-stop-distance="0.5in" fo:margin-left="1.83071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3">
      <style:graphic-properties fo:wrap-option="wrap" fo:padding-top="0.05in" fo:padding-bottom="0.05in" fo:padding-left="0.1in" fo:padding-right="0.1in" draw:textarea-vertical-align="top" draw:textarea-horizontal-align="right" draw:fill="none" draw:stroke="none" draw:shadow="visible" draw:shadow-offset-x="0in" draw:shadow-offset-y="0in" draw:shadow-color="#000000" draw:shadow-opacity="46%" draw:auto-grow-width="false" draw:auto-grow-height="false" style:shrink-to-fit="true"/>
      <style:paragraph-properties style:font-independent-line-spacing="true" style:writing-mode="tb-rl"/>
    </style:style>
    <style:style style:family="presentation" style:name="a153">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584">
      <style:text-properties fo:font-variant="normal" fo:text-transform="none" fo:color="#f2f2f2"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
      <style:text-properties fo:font-variant="normal" fo:text-transform="none" fo:color="#f2f2f2"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6">
      <style:text-properties fo:font-variant="normal" fo:text-transform="none" fo:color="#f2f2f2"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
      <style:text-properties fo:font-variant="normal" fo:text-transform="none" fo:color="#f2f2f2"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0">
      <style:text-properties fo:font-variant="normal" fo:text-transform="none" fo:color="#e7e8e2" style:text-line-through-type="none" style:text-line-through-style="none" style:text-line-through-width="auto" style:text-line-through-color="font-color" style:text-position="0% 100%" fo:font-family="Gill Sans MT" style:font-family-complex="Trebuchet MS" fo:font-size="0.38889in" style:font-size-asian="0.38889in" style:font-size-complex="0.38889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9">
      <style:text-properties fo:font-variant="normal" fo:text-transform="none" fo:color="#f2f2f2"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1">
      <style:text-properties fo:font-variant="normal" fo:text-transform="none" fo:color="#e7e8e2" style:text-line-through-type="none" style:text-line-through-style="none" style:text-line-through-width="auto" style:text-line-through-color="font-color" style:text-position="0% 100%" fo:font-family="Gill Sans MT" style:font-family-complex="Trebuchet MS" fo:font-size="0.38889in" style:font-size-asian="0.38889in" style:font-size-complex="0.38889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
      <style:text-properties fo:font-variant="normal" fo:text-transform="none" fo:color="#f2f2f2"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3">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264">
      <style:text-properties fo:font-variant="normal" fo:text-transform="none" fo:color="#e7e8e2"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7">
      <style:text-properties fo:font-variant="normal" fo:text-transform="none" fo:color="#e7e8e2"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0">
      <style:text-properties fo:font-variant="normal" fo:text-transform="none" fo:color="#f2f2f2"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8">
      <style:paragraph-properties fo:line-height="100%" fo:text-align="left" style:tab-stop-distance="0.5in" fo:margin-left="0.7874in" fo:margin-right="0in" fo:text-indent="-0.29528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74">
      <style:drawing-page-properties draw:fill="bitmap" draw:fill-image-name="a373"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75">
      <style:text-properties fo:font-variant="normal" fo:text-transform="none" fo:color="#e7e8e2" style:text-line-through-type="none" style:text-line-through-style="none" style:text-line-through-width="auto" style:text-line-through-color="font-color" style:text-position="0% 100%" fo:font-family="Gill Sans MT" style:font-family-complex="Trebuchet MS" fo:font-size="0.5in" style:font-size-asian="0.5in" style:font-size-complex="0.5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6">
      <style:text-properties fo:font-variant="normal" fo:text-transform="none" fo:color="#e7e8e2" style:text-line-through-type="none" style:text-line-through-style="none" style:text-line-through-width="auto" style:text-line-through-color="font-color" style:text-position="0% 100%" fo:font-family="Gill Sans MT" style:font-family-complex="Trebuchet MS" fo:font-size="0.5in" style:font-size-asian="0.5in" style:font-size-complex="0.5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8">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379">
      <style:text-properties fo:font-variant="normal" fo:text-transform="none" fo:color="#e7e8e2"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1">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paragraph-properties style:font-independent-line-spacing="true" style:writing-mode="lr-tb"/>
    </style:style>
    <style:style style:family="text" style:name="a482">
      <style:text-properties fo:font-variant="normal" fo:text-transform="none" fo:color="#e7e8e2"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3">
      <style:text-properties fo:font-variant="normal" fo:text-transform="none" fo:color="#e7e8e2"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4">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5">
      <style:graphic-properties fo:wrap-option="wrap" fo:padding-top="0.05in" fo:padding-bottom="0.05in" fo:padding-left="0.1in" fo:padding-right="0.1in" draw:textarea-vertical-align="top" draw:textarea-horizontal-align="center" draw:fill="none" draw:stroke="none" draw:shadow="visible" draw:shadow-offset-x="0.00766in" draw:shadow-offset-y="0.0267in" draw:shadow-color="#000000" draw:shadow-opacity="36%" draw:auto-grow-width="false" draw:auto-grow-height="false" style:shrink-to-fit="true"/>
      <style:paragraph-properties style:font-independent-line-spacing="true" style:writing-mode="lr-tb"/>
    </style:style>
    <style:style style:family="text" style:name="a486">
      <style:text-properties fo:font-variant="normal" fo:text-transform="none" fo:color="#e7e8e2"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7">
      <style:paragraph-properties fo:line-height="100%" fo:text-align="center"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89">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resentation" style:name="a16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92">
      <style:text-properties fo:font-variant="normal" fo:text-transform="none" fo:color="#f2f2f2"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
      <style:text-properties fo:font-variant="normal" fo:text-transform="none" fo:color="#f2f2f2"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3">
      <style:text-properties fo:font-variant="normal" fo:text-transform="none" fo:color="#f2f2f2"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
      <style:text-properties fo:font-variant="normal" fo:text-transform="none" fo:color="#f2f2f2"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6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67">
      <style:drawing-page-properties draw:fill="bitmap" draw:fill-image-name="a166"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0">
      <style:text-properties fo:font-variant="normal" fo:text-transform="none" fo:color="#e7e8e2"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8" style:parent-style-name="Graphics">
      <style:graphic-properties draw:fill="none" draw:stroke="none"/>
    </style:style>
    <style:style style:family="paragraph" style:name="a271">
      <style:paragraph-properties fo:line-height="100%" fo:text-align="left" style:tab-stop-distance="0.5in" fo:margin-left="1.12205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9" style:parent-style-name="Graphics">
      <style:graphic-properties draw:fill="none" draw:stroke="none"/>
    </style:style>
    <style:style style:family="text" style:name="a273">
      <style:text-properties fo:font-variant="normal" fo:text-transform="none" fo:color="#e7e8e2"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
      <style:paragraph-properties fo:line-height="100%" fo:text-align="left" style:tab-stop-distance="0.5in" fo:margin-left="1.51575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6">
      <style:text-properties fo:font-variant="normal" fo:text-transform="none" fo:color="#e7e8e2"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7">
      <style:text-properties fo:font-variant="normal" fo:text-transform="none" fo:color="#e7e8e2"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0">
      <style:paragraph-properties fo:line-height="100%" fo:text-align="right"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8">
      <style:paragraph-properties fo:line-height="100%" fo:text-align="left" style:tab-stop-distance="0.5in" fo:margin-left="1.83071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2">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383">
      <style:text-properties fo:font-variant="normal" fo:text-transform="none" fo:color="#e7e8e2"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6">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387">
      <style:text-properties fo:font-variant="normal" fo:text-transform="none" fo:color="#f2f2f2"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0">
      <style:text-properties fo:font-variant="normal" fo:text-transform="none" fo:color="#ffffff"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9">
      <style:text-properties fo:font-variant="normal" fo:text-transform="none" fo:color="#f2f2f2"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1">
      <style:paragraph-properties fo:line-height="10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3">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paragraph-properties style:font-independent-line-spacing="true" style:writing-mode="lr-tb"/>
    </style:style>
    <style:style style:family="text" style:name="a494">
      <style:text-properties fo:font-variant="normal" fo:text-transform="none" fo:color="#e7e8e2"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5">
      <style:text-properties fo:font-variant="normal" fo:text-transform="none" fo:color="#e7e8e2"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6">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7">
      <style:graphic-properties fo:wrap-option="wrap" fo:padding-top="0.05in" fo:padding-bottom="0.05in" fo:padding-left="0.1in" fo:padding-right="0.1in" draw:textarea-vertical-align="top" draw:textarea-horizontal-align="center" draw:fill="none" draw:stroke="none" draw:shadow="visible" draw:shadow-offset-x="0.00766in" draw:shadow-offset-y="0.0267in" draw:shadow-color="#000000" draw:shadow-opacity="36%" draw:auto-grow-width="false" draw:auto-grow-height="false" style:shrink-to-fit="true"/>
      <style:paragraph-properties style:font-independent-line-spacing="true" style:writing-mode="lr-tb"/>
    </style:style>
    <style:style style:family="text" style:name="a498">
      <style:text-properties fo:font-variant="normal" fo:text-transform="none" fo:color="#e7e8e2"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
      <style:text-properties fo:font-variant="normal" fo:text-transform="none" fo:color="#e7e8e2" style:text-line-through-type="none" style:text-line-through-style="none" style:text-line-through-width="auto" style:text-line-through-color="font-color" style:text-position="0% 100%" fo:font-family="Gill Sans MT" style:font-family-complex="Trebuchet MS" fo:font-size="0.55556in" style:font-size-asian="0.55556in" style:font-size-complex="0.55556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9">
      <style:paragraph-properties fo:line-height="100%" fo:text-align="center"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
      <style:text-properties fo:font-variant="normal" fo:text-transform="none" fo:color="#e7e8e2" style:text-line-through-type="none" style:text-line-through-style="none" style:text-line-through-width="auto" style:text-line-through-color="font-color" style:text-position="0% 100%" fo:font-family="Gill Sans MT" style:font-family-complex="Trebuchet MS" fo:font-size="0.55556in" style:font-size-asian="0.55556in" style:font-size-complex="0.55556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174">
      <style:text-properties fo:font-variant="normal" fo:text-transform="none" fo:color="#e7e8e2" style:text-line-through-type="none" style:text-line-through-style="none" style:text-line-through-width="auto" style:text-line-through-color="font-color" style:text-position="0% 100%" fo:font-family="Gill Sans MT" fo:font-size="0.33333in" style:font-size-asian="0.33333in" style:font-size-complex="0.33333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
      <style:paragraph-properties fo:line-height="100%" fo:text-align="center" style:tab-stop-distance="0.5in" fo:margin-left="0in" fo:margin-right="0in" fo:text-indent="0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7">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paragraph-properties style:font-independent-line-spacing="true" style:writing-mode="lr-tb"/>
    </style:style>
    <style:style style:family="presentation" style:name="a280">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178">
      <style:text-properties fo:font-variant="normal" fo:text-transform="none" fo:color="#e7e8e2"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
      <style:paragraph-properties fo:line-height="100%" fo:text-align="left" style:tab-stop-distance="0.5in" fo:margin-left="0.37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1">
      <style:text-properties fo:font-variant="normal" fo:text-transform="none" fo:color="#e7e8e2"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4">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285">
      <style:text-properties fo:font-variant="normal" fo:text-transform="none" fo:color="#f2f2f2"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7">
      <style:text-properties fo:font-variant="normal" fo:text-transform="none" fo:color="#f2f2f2"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8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2">
      <style:text-properties fo:font-variant="normal" fo:text-transform="none" fo:color="#f2f2f2"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5">
      <style:text-properties fo:font-variant="normal" fo:text-transform="none" fo:color="#f2f2f2"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6">
      <style:text-properties fo:font-variant="normal" fo:text-transform="none" fo:color="#f2f2f2"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9">
      <style:text-properties fo:text-transform="uppercase" fo:color="#ffffff" style:text-line-through-type="none" style:text-line-through-style="none" style:text-line-through-width="auto" style:text-line-through-color="font-color" style:text-position="0% 100%" fo:font-family="Gill Sans MT"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
      <style:text-properties fo:font-variant="normal" fo:text-transform="none" fo:color="#e7e8e2"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100%" fo:text-align="left" style:tab-stop-distance="0.5in" fo:margin-left="0.7874in" fo:margin-right="0in" fo:text-indent="-0.29528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
      <style:text-properties fo:font-variant="normal" fo:text-transform="none" fo:color="#e7e8e2"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
      <style:paragraph-properties fo:line-height="100%" fo:text-align="left" style:tab-stop-distance="0.5in" fo:margin-left="1.12205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
      <style:text-properties fo:font-variant="normal" fo:text-transform="none" fo:color="#e7e8e2"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
      <style:paragraph-properties fo:line-height="100%" fo:text-align="left" style:tab-stop-distance="0.5in" fo:margin-left="1.51575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0">
      <style:text-properties fo:font-variant="normal" fo:text-transform="none" fo:color="#f2f2f2"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3">
      <style:text-properties fo:font-variant="normal" fo:text-transform="none" fo:color="#f2f2f2"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4">
      <style:text-properties fo:font-variant="normal" fo:text-transform="none" fo:color="#f2f2f2"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98">
      <style:drawing-page-properties draw:fill="bitmap" draw:fill-image-name="a297"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99" style:parent-style-name="Graphics">
      <style:graphic-properties draw:fill="none" draw:stroke="none"/>
    </style:style>
    <style:style style:family="text" style:name="a190">
      <style:text-properties fo:font-variant="normal" fo:text-transform="none" fo:color="#e7e8e2"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100%" fo:text-align="left" style:tab-stop-distance="0.5in" fo:margin-left="1.83071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3">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194">
      <style:text-properties fo:font-variant="normal" fo:text-transform="none" fo:color="#e7e8e2" style:text-line-through-type="none" style:text-line-through-style="none" style:text-line-through-width="auto" style:text-line-through-color="font-color" style:text-position="0% 100%" fo:font-family="Gill Sans MT" fo:font-size="0.33333in" style:font-size-asian="0.33333in" style:font-size-complex="0.33333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100%" fo:text-align="center" style:tab-stop-distance="0.5in" fo:margin-left="0in" fo:margin-right="0in" fo:text-indent="0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paragraph-properties style:font-independent-line-spacing="true" style:writing-mode="lr-tb"/>
    </style:style>
    <style:style style:family="text" style:name="a198">
      <style:text-properties fo:font-variant="normal" fo:text-transform="none" fo:color="#e7e8e2"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
      <style:paragraph-properties fo:line-height="100%" fo:text-align="left" style:tab-stop-distance="0.5in" fo:margin-left="0.37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
      <style:paragraph-properties fo:line-height="100%" fo:text-align="left" style:tab-stop-distance="0.5in" fo:margin-left="0.7874in" fo:margin-right="0in" fo:text-indent="-0.29528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
      <style:text-properties fo:font-variant="normal" fo:text-transform="none" fo:color="#e7e8e2"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
      <style:paragraph-properties fo:line-height="100%" fo:text-align="left" style:tab-stop-distance="0.5in" fo:margin-left="1.12205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
      <style:text-properties fo:font-variant="normal" fo:text-transform="none" fo:color="#e7e8e2"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
      <style:paragraph-properties fo:line-height="100%" fo:text-align="left" style:tab-stop-distance="0.5in" fo:margin-left="1.51575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
      <style:text-properties fo:font-variant="normal" fo:text-transform="none" fo:color="#e7e8e2"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
      <style:text-properties fo:font-variant="normal" fo:text-transform="none" fo:color="#e7e8e2"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
      <style:paragraph-properties fo:line-height="100%" fo:text-align="left" style:tab-stop-distance="0.5in" fo:margin-left="1.83071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23">
      <style:text-properties fo:font-variant="normal" fo:text-transform="none" fo:color="#f2f2f2"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
      <style:text-properties fo:font-variant="normal" fo:text-transform="none" fo:color="#f2f2f2"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
      <style:text-properties fo:font-variant="normal" fo:text-transform="none" fo:color="#f2f2f2"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
      <style:text-properties fo:font-variant="normal" fo:text-transform="none" fo:color="#f2f2f2"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
      <style:text-properties fo:font-variant="normal" fo:text-transform="none" fo:color="#f2f2f2"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6">
      <style:drawing-page-properties draw:fill="bitmap" draw:fill-image-name="a35"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7">
      <style:text-properties fo:font-variant="normal" fo:text-transform="none" fo:color="#e7e8e2" style:text-line-through-type="none" style:text-line-through-style="none" style:text-line-through-width="auto" style:text-line-through-color="font-color" style:text-position="0% 100%" fo:font-family="Gill Sans MT" style:font-family-complex="Trebuchet MS" fo:font-size="0.75in" style:font-size-asian="0.75in" style:font-size-complex="0.75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
      <style:text-properties fo:font-variant="normal" fo:text-transform="none" fo:color="#e7e8e2" style:text-line-through-type="none" style:text-line-through-style="none" style:text-line-through-width="auto" style:text-line-through-color="font-color" style:text-position="0% 100%" fo:font-family="Gill Sans MT" style:font-family-complex="Trebuchet MS" fo:font-size="0.75in" style:font-size-asian="0.75in" style:font-size-complex="0.75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41">
      <style:text-properties fo:font-variant="normal" fo:text-transform="none" fo:color="#ffffff"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
      <style:text-properties fo:font-variant="normal" fo:text-transform="none" fo:color="#ffffff"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45">
      <style:text-properties fo:font-variant="normal" fo:text-transform="none" fo:color="#f2f2f2"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
      <style:text-properties fo:font-variant="normal" fo:text-transform="none" fo:color="#f2f2f2"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
      <style:drawing-page-properties draw:fill="bitmap" draw:fill-image-name="a0" style:repeat="stretch" presentation:visibility="visible" draw:background-size="border" presentation:background-objects-visible="false" presentation:display-header="false" presentation:display-footer="false" presentation:display-page-number="false" presentation:display-date-time="false"/>
    </style:style>
    <style:style style:family="text" style:name="a2">
      <style:text-properties fo:font-variant="normal" fo:text-transform="none" fo:color="#e7e8e2" style:text-line-through-type="none" style:text-line-through-style="none" style:text-line-through-width="auto" style:text-line-through-color="font-color" style:text-position="0% 100%" fo:font-family="Gill Sans MT" style:font-family-complex="Trebuchet MS" fo:font-size="0.55556in" style:font-size-asian="0.55556in" style:font-size-complex="0.55556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
      <style:text-properties fo:font-variant="normal" fo:text-transform="none" fo:color="#e7e8e2" style:text-line-through-type="none" style:text-line-through-style="none" style:text-line-through-width="auto" style:text-line-through-color="font-color" style:text-position="0% 100%" fo:font-family="Gill Sans MT" style:font-family-complex="Trebuchet MS" fo:font-size="0.55556in" style:font-size-asian="0.55556in" style:font-size-complex="0.55556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6">
      <style:text-properties fo:font-variant="normal" fo:text-transform="none" fo:color="#e7e8e2"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
      <style:text-properties fo:font-variant="normal" fo:text-transform="none" fo:color="#e7e8e2"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
      <style:text-properties fo:font-variant="normal" fo:text-transform="none" fo:color="#f2f2f2"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3">
      <style:text-properties fo:font-variant="normal" fo:text-transform="none" fo:color="#f2f2f2"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
      <style:text-properties fo:font-variant="normal" fo:text-transform="none" fo:color="#f2f2f2"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1">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resentation" style:name="a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02">
      <style:text-properties fo:font-variant="normal" fo:text-transform="none" fo:color="#ffffff"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3">
      <style:paragraph-properties fo:line-height="10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8">
      <style:drawing-page-properties draw:fill="bitmap" draw:fill-image-name="a57"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9">
      <style:text-properties fo:font-variant="normal" fo:text-transform="none" fo:color="#e7e8e2" style:text-line-through-type="none" style:text-line-through-style="none" style:text-line-through-width="auto" style:text-line-through-color="font-color" style:text-position="0% 100%" fo:font-family="Gill Sans MT" style:font-family-complex="Trebuchet MS" fo:font-size="0.55556in" style:font-size-asian="0.55556in" style:font-size-complex="0.55556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5">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paragraph-properties style:font-independent-line-spacing="true" style:writing-mode="lr-tb"/>
    </style:style>
    <style:style style:family="text" style:name="a506">
      <style:text-properties fo:font-variant="normal" fo:text-transform="none" fo:color="#e7e8e2"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7">
      <style:text-properties fo:font-variant="normal" fo:text-transform="none" fo:color="#e7e8e2"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8">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9">
      <style:graphic-properties fo:wrap-option="wrap" fo:padding-top="0.05in" fo:padding-bottom="0.05in" fo:padding-left="0.1in" fo:padding-right="0.1in" draw:textarea-vertical-align="top" draw:textarea-horizontal-align="center" draw:fill="none" draw:stroke="none" draw:shadow="visible" draw:shadow-offset-x="0.00766in" draw:shadow-offset-y="0.0267in" draw:shadow-color="#000000" draw:shadow-opacity="36%" draw:auto-grow-width="false" draw:auto-grow-height="false" style:shrink-to-fit="true"/>
      <style:paragraph-properties style:font-independent-line-spacing="true" style:writing-mode="lr-tb"/>
    </style:style>
    <style:style style:family="paragraph" style:name="a4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02">
      <style:text-properties fo:text-transform="uppercase" fo:color="#ffffff" style:text-line-through-type="none" style:text-line-through-style="none" style:text-line-through-width="auto" style:text-line-through-color="font-color" style:text-position="0% 100%" fo:font-family="Gill Sans MT"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0">
      <style:text-properties fo:font-variant="normal" fo:text-transform="none" fo:color="#e7e8e2" style:text-line-through-type="none" style:text-line-through-style="none" style:text-line-through-width="auto" style:text-line-through-color="font-color" style:text-position="0% 100%" fo:font-family="Gill Sans MT" style:font-family-complex="Trebuchet MS" fo:font-size="0.55556in" style:font-size-asian="0.55556in" style:font-size-complex="0.55556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06">
      <style:drawing-page-properties draw:fill="bitmap" draw:fill-image-name="a405"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2">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407">
      <style:text-properties fo:font-variant="normal" fo:text-transform="none" fo:color="#e7e8e2" style:text-line-through-type="none" style:text-line-through-style="none" style:text-line-through-width="auto" style:text-line-through-color="font-color" style:text-position="0% 100%" fo:font-family="Gill Sans MT" style:font-family-complex="Trebuchet MS" fo:font-size="0.44444in" style:font-size-asian="0.44444in" style:font-size-complex="0.44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
      <style:text-properties fo:font-variant="normal" fo:text-transform="none" fo:color="#e7e8e2"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8">
      <style:text-properties fo:font-variant="normal" fo:text-transform="none" fo:color="#e7e8e2" style:text-line-through-type="none" style:text-line-through-style="none" style:text-line-through-width="auto" style:text-line-through-color="font-color" style:text-position="0% 100%" fo:font-family="Gill Sans MT" style:font-family-complex="Trebuchet MS" fo:font-size="0.44444in" style:font-size-asian="0.44444in" style:font-size-complex="0.44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0">
      <style:text-properties fo:font-variant="normal" fo:text-transform="none" fo:color="#e7e8e2"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1">
      <style:paragraph-properties fo:line-height="100%" fo:text-align="center"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
      <style:text-properties fo:font-variant="normal" fo:text-transform="none" fo:color="#e7e8e2"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
      <style:paragraph-properties fo:line-height="100%" fo:text-align="left" style:tab-stop-distance="0.5in" fo:margin-left="0.7874in" fo:margin-right="0in" fo:text-indent="-0.29528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3">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514">
      <style:text-properties fo:font-variant="normal" fo:text-transform="none" fo:color="#f2f2f2"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
      <style:text-properties fo:font-variant="normal" fo:text-transform="none" fo:color="#e7e8e2"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6">
      <style:text-properties fo:font-variant="normal" fo:text-transform="none" fo:color="#f2f2f2"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19">
      <style:text-properties fo:font-variant="normal" fo:text-transform="none" fo:color="#f2f2f2"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0">
      <style:text-properties fo:font-variant="normal" fo:text-transform="none" fo:color="#e7e8e2" style:text-line-through-type="none" style:text-line-through-style="none" style:text-line-through-width="auto" style:text-line-through-color="font-color" style:text-position="0% 100%" fo:font-family="Gill Sans MT" style:font-family-complex="Trebuchet MS" fo:font-size="0.44444in" style:font-size-asian="0.44444in" style:font-size-complex="0.44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1">
      <style:text-properties fo:font-variant="normal" fo:text-transform="none" fo:color="#e7e8e2" style:text-line-through-type="none" style:text-line-through-style="none" style:text-line-through-width="auto" style:text-line-through-color="font-color" style:text-position="0% 100%" fo:font-family="Gill Sans MT" style:font-family-complex="Trebuchet MS" fo:font-size="0.44444in" style:font-size-asian="0.44444in" style:font-size-complex="0.44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3">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paragraph-properties style:font-independent-line-spacing="true" style:writing-mode="lr-tb"/>
    </style:style>
    <style:style style:family="text" style:name="a304">
      <style:text-properties fo:font-variant="normal" fo:text-transform="none" fo:color="#e7e8e2"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5">
      <style:text-properties fo:font-variant="normal" fo:text-transform="none" fo:color="#e7e8e2"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7">
      <style:graphic-properties fo:wrap-option="wrap" fo:padding-top="0.05in" fo:padding-bottom="0.05in" fo:padding-left="0.1in" fo:padding-right="0.1in" draw:textarea-vertical-align="top" draw:textarea-horizontal-align="center" draw:fill="none" draw:stroke="none" draw:shadow="visible" draw:shadow-offset-x="0.00766in" draw:shadow-offset-y="0.0267in" draw:shadow-color="#000000" draw:shadow-opacity="36%" draw:auto-grow-width="false" draw:auto-grow-height="false" style:shrink-to-fit="true"/>
      <style:paragraph-properties style:font-independent-line-spacing="true" style:writing-mode="lr-tb"/>
    </style:style>
    <style:style style:family="presentation" style:name="a410">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308">
      <style:text-properties fo:font-variant="normal" fo:text-transform="none" fo:color="#e7e8e2"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1">
      <style:text-properties fo:font-variant="normal" fo:text-transform="none" fo:color="#e7e8e2"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9">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2">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4">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aragraph" style:name="a70">
      <style:paragraph-properties fo:line-height="100%" fo:text-align="left" style:tab-stop-distance="0.5in" fo:margin-left="1.12205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5">
      <style:text-properties fo:font-variant="normal" fo:text-transform="none" fo:color="#f2f2f2"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
      <style:text-properties fo:font-variant="normal" fo:text-transform="none" fo:color="#e7e8e2"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7">
      <style:text-properties fo:font-variant="normal" fo:text-transform="none" fo:color="#f2f2f2"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
      <style:paragraph-properties fo:line-height="100%" fo:text-align="left" style:tab-stop-distance="0.5in" fo:margin-left="1.51575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569">
      <text:list-level-style-bullet text:level="1" text:bullet-char="">
        <style:list-level-properties text:space-before="0.04035in" text:min-label-width="0.33465in"/>
        <style:text-properties fo:color="#e7e8e2" fo:font-family="Wingdings 2" style:font-charset="x-symbol" fo:font-size="70%"/>
      </text:list-level-style-bullet>
      <text:list-level-style-bullet text:level="2" text:bullet-char="">
        <style:list-level-properties text:space-before="0.45276in" text:min-label-width="0.33465in"/>
        <style:text-properties fo:color="#e7e8e2" fo:font-family="Wingdings 2" style:font-charset="x-symbol" fo:font-size="70%"/>
      </text:list-level-style-bullet>
      <text:list-level-style-bullet text:level="3" text:bullet-char="">
        <style:list-level-properties text:space-before="0.7874in" text:min-label-width="0.33465in"/>
        <style:text-properties fo:color="#e7e8e2" fo:font-family="Wingdings 2" style:font-charset="x-symbol" fo:font-size="70%"/>
      </text:list-level-style-bullet>
      <text:list-level-style-bullet text:level="4" text:bullet-char="">
        <style:list-level-properties text:space-before="1.1811in" text:min-label-width="0.33465in"/>
        <style:text-properties fo:color="#e7e8e2" fo:font-family="Wingdings 2" style:font-charset="x-symbol" fo:font-size="70%"/>
      </text:list-level-style-bullet>
      <text:list-level-style-bullet text:level="5" text:bullet-char="">
        <style:list-level-properties text:space-before="1.49606in" text:min-label-width="0.33465in"/>
        <style:text-properties fo:color="#e7e8e2" fo:font-family="Wingdings 2" style:font-charset="x-symbol" fo:font-size="70%"/>
      </text:list-level-style-bullet>
      <text:list-level-style-bullet text:level="6" text:bullet-char="">
        <style:list-level-properties text:space-before="1.86855in" text:min-label-width="0.33465in"/>
        <style:text-properties fo:color="#e7e8e2" fo:font-family="Wingdings 2" style:font-charset="x-symbol" fo:font-size="70%"/>
      </text:list-level-style-bullet>
      <text:list-level-style-bullet text:level="7" text:bullet-char="">
        <style:list-level-properties text:space-before="2.29199in" text:min-label-width="0.33465in"/>
        <style:text-properties fo:color="#e7e8e2" fo:font-family="Wingdings 2" style:font-charset="x-symbol" fo:font-size="70%"/>
      </text:list-level-style-bullet>
      <text:list-level-style-bullet text:level="8" text:bullet-char="">
        <style:list-level-properties text:space-before="2.71544in" text:min-label-width="0.33465in"/>
        <style:text-properties fo:color="#e7e8e2" fo:font-family="Wingdings 2" style:font-charset="x-symbol" fo:font-size="70%"/>
      </text:list-level-style-bullet>
      <text:list-level-style-bullet text:level="9" text:bullet-char="">
        <style:list-level-properties text:space-before="3.06234in" text:min-label-width="0.33465in"/>
        <style:text-properties fo:color="#e7e8e2" fo:font-family="Wingdings 2" style:font-charset="x-symbol" fo:font-size="70%"/>
      </text:list-level-style-bullet>
    </text:list-style>
    <text:list-style style:name="a125">
      <text:list-level-style-bullet text:level="1" text:bullet-char="">
        <style:list-level-properties text:space-before="0.07972in" text:min-label-width="0.29528in"/>
        <style:text-properties fo:color="#e7e8e2" fo:font-family="Wingdings 2" style:font-charset="x-symbol" fo:font-size="70%"/>
      </text:list-level-style-bullet>
      <text:list-level-style-bullet text:level="2" text:bullet-char="">
        <style:list-level-properties text:space-before="0.49213in" text:min-label-width="0.29528in"/>
        <style:text-properties fo:color="#e7e8e2" fo:font-family="Wingdings 2" style:font-charset="x-symbol" fo:font-size="70%"/>
      </text:list-level-style-bullet>
      <text:list-level-style-bullet text:level="3" text:bullet-char="">
        <style:list-level-properties text:space-before="0.82677in" text:min-label-width="0.29528in"/>
        <style:text-properties fo:color="#e7e8e2" fo:font-family="Wingdings 2" style:font-charset="x-symbol" fo:font-size="70%"/>
      </text:list-level-style-bullet>
      <text:list-level-style-bullet text:level="4" text:bullet-char="">
        <style:list-level-properties text:space-before="1.22047in" text:min-label-width="0.29528in"/>
        <style:text-properties fo:color="#e7e8e2" fo:font-family="Wingdings 2" style:font-charset="x-symbol" fo:font-size="70%"/>
      </text:list-level-style-bullet>
      <text:list-level-style-bullet text:level="5" text:bullet-char="">
        <style:list-level-properties text:space-before="1.53543in" text:min-label-width="0.29528in"/>
        <style:text-properties fo:color="#e7e8e2" fo:font-family="Wingdings 2" style:font-charset="x-symbol" fo:font-size="70%"/>
      </text:list-level-style-bullet>
      <text:list-level-style-bullet text:level="6" text:bullet-char="">
        <style:list-level-properties text:space-before="1.90792in" text:min-label-width="0.29528in"/>
        <style:text-properties fo:color="#e7e8e2" fo:font-family="Wingdings 2" style:font-charset="x-symbol" fo:font-size="70%"/>
      </text:list-level-style-bullet>
      <text:list-level-style-bullet text:level="7" text:bullet-char="">
        <style:list-level-properties text:space-before="2.33136in" text:min-label-width="0.29528in"/>
        <style:text-properties fo:color="#e7e8e2" fo:font-family="Wingdings 2" style:font-charset="x-symbol" fo:font-size="70%"/>
      </text:list-level-style-bullet>
      <text:list-level-style-bullet text:level="8" text:bullet-char="">
        <style:list-level-properties text:space-before="2.75481in" text:min-label-width="0.29528in"/>
        <style:text-properties fo:color="#e7e8e2" fo:font-family="Wingdings 2" style:font-charset="x-symbol" fo:font-size="70%"/>
      </text:list-level-style-bullet>
      <text:list-level-style-bullet text:level="9" text:bullet-char="">
        <style:list-level-properties text:space-before="3.10171in" text:min-label-width="0.29528in"/>
        <style:text-properties fo:color="#e7e8e2" fo:font-family="Wingdings 2" style:font-charset="x-symbol" fo:font-size="70%"/>
      </text:list-level-style-bullet>
    </text:list-style>
    <text:list-style style:name="a31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34">
      <text:list-level-style-bullet text:level="1" text:bullet-char="">
        <style:list-level-properties text:space-before="0.04035in" text:min-label-width="0.33465in"/>
        <style:text-properties fo:color="#e7e8e2" fo:font-family="Wingdings 2" style:font-charset="x-symbol" fo:font-size="70%"/>
      </text:list-level-style-bullet>
      <text:list-level-style-bullet text:level="2" text:bullet-char="">
        <style:list-level-properties text:space-before="0.45276in" text:min-label-width="0.33465in"/>
        <style:text-properties fo:color="#e7e8e2" fo:font-family="Wingdings 2" style:font-charset="x-symbol" fo:font-size="70%"/>
      </text:list-level-style-bullet>
      <text:list-level-style-bullet text:level="3" text:bullet-char="">
        <style:list-level-properties text:space-before="0.7874in" text:min-label-width="0.33465in"/>
        <style:text-properties fo:color="#e7e8e2" fo:font-family="Wingdings 2" style:font-charset="x-symbol" fo:font-size="70%"/>
      </text:list-level-style-bullet>
      <text:list-level-style-bullet text:level="4" text:bullet-char="">
        <style:list-level-properties text:space-before="1.1811in" text:min-label-width="0.33465in"/>
        <style:text-properties fo:color="#e7e8e2" fo:font-family="Wingdings 2" style:font-charset="x-symbol" fo:font-size="70%"/>
      </text:list-level-style-bullet>
      <text:list-level-style-bullet text:level="5" text:bullet-char="">
        <style:list-level-properties text:space-before="1.49606in" text:min-label-width="0.33465in"/>
        <style:text-properties fo:color="#e7e8e2" fo:font-family="Wingdings 2" style:font-charset="x-symbol" fo:font-size="70%"/>
      </text:list-level-style-bullet>
      <text:list-level-style-bullet text:level="6" text:bullet-char="">
        <style:list-level-properties text:space-before="1.86855in" text:min-label-width="0.33465in"/>
        <style:text-properties fo:color="#e7e8e2" fo:font-family="Wingdings 2" style:font-charset="x-symbol" fo:font-size="70%"/>
      </text:list-level-style-bullet>
      <text:list-level-style-bullet text:level="7" text:bullet-char="">
        <style:list-level-properties text:space-before="2.29199in" text:min-label-width="0.33465in"/>
        <style:text-properties fo:color="#e7e8e2" fo:font-family="Wingdings 2" style:font-charset="x-symbol" fo:font-size="70%"/>
      </text:list-level-style-bullet>
      <text:list-level-style-bullet text:level="8" text:bullet-char="">
        <style:list-level-properties text:space-before="2.71544in" text:min-label-width="0.33465in"/>
        <style:text-properties fo:color="#e7e8e2" fo:font-family="Wingdings 2" style:font-charset="x-symbol" fo:font-size="70%"/>
      </text:list-level-style-bullet>
      <text:list-level-style-bullet text:level="9" text:bullet-char="">
        <style:list-level-properties text:space-before="3.06234in" text:min-label-width="0.33465in"/>
        <style:text-properties fo:color="#e7e8e2" fo:font-family="Wingdings 2" style:font-charset="x-symbol" fo:font-size="70%"/>
      </text:list-level-style-bullet>
    </text:list-style>
    <text:list-style style:name="a28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8">
      <text:list-level-style-bullet text:level="1" text:bullet-char="">
        <style:list-level-properties text:space-before="0.13878in" text:min-label-width="0.23622in"/>
        <style:text-properties fo:color="#e7e8e2" fo:font-family="Wingdings 2" style:font-charset="x-symbol" fo:font-size="70%"/>
      </text:list-level-style-bullet>
      <text:list-level-style-bullet text:level="2" text:bullet-char="">
        <style:list-level-properties text:space-before="0.55118in" text:min-label-width="0.23622in"/>
        <style:text-properties fo:color="#e7e8e2" fo:font-family="Wingdings 2" style:font-charset="x-symbol" fo:font-size="70%"/>
      </text:list-level-style-bullet>
      <text:list-level-style-bullet text:level="3" text:bullet-char="">
        <style:list-level-properties text:space-before="0.88583in" text:min-label-width="0.23622in"/>
        <style:text-properties fo:color="#e7e8e2" fo:font-family="Wingdings 2" style:font-charset="x-symbol" fo:font-size="70%"/>
      </text:list-level-style-bullet>
      <text:list-level-style-bullet text:level="4" text:bullet-char="">
        <style:list-level-properties text:space-before="1.27953in" text:min-label-width="0.23622in"/>
        <style:text-properties fo:color="#e7e8e2" fo:font-family="Wingdings 2" style:font-charset="x-symbol" fo:font-size="70%"/>
      </text:list-level-style-bullet>
      <text:list-level-style-bullet text:level="5" text:bullet-char="">
        <style:list-level-properties text:space-before="1.59449in" text:min-label-width="0.23622in"/>
        <style:text-properties fo:color="#e7e8e2" fo:font-family="Wingdings 2" style:font-charset="x-symbol" fo:font-size="70%"/>
      </text:list-level-style-bullet>
      <text:list-level-style-bullet text:level="6" text:bullet-char="">
        <style:list-level-properties text:space-before="1.96697in" text:min-label-width="0.23622in"/>
        <style:text-properties fo:color="#e7e8e2" fo:font-family="Wingdings 2" style:font-charset="x-symbol" fo:font-size="70%"/>
      </text:list-level-style-bullet>
      <text:list-level-style-bullet text:level="7" text:bullet-char="">
        <style:list-level-properties text:space-before="2.39042in" text:min-label-width="0.23622in"/>
        <style:text-properties fo:color="#e7e8e2" fo:font-family="Wingdings 2" style:font-charset="x-symbol" fo:font-size="70%"/>
      </text:list-level-style-bullet>
      <text:list-level-style-bullet text:level="8" text:bullet-char="">
        <style:list-level-properties text:space-before="2.81387in" text:min-label-width="0.23622in"/>
        <style:text-properties fo:color="#e7e8e2" fo:font-family="Wingdings 2" style:font-charset="x-symbol" fo:font-size="70%"/>
      </text:list-level-style-bullet>
      <text:list-level-style-bullet text:level="9" text:bullet-char="">
        <style:list-level-properties text:space-before="3.16076in" text:min-label-width="0.23622in"/>
        <style:text-properties fo:color="#e7e8e2" fo:font-family="Wingdings 2" style:font-charset="x-symbol" fo:font-size="70%"/>
      </text:list-level-style-bullet>
    </text:list-style>
    <text:list-style style:name="a537">
      <text:list-level-style-bullet text:level="1" text:bullet-char="">
        <style:list-level-properties text:space-before="0.07972in" text:min-label-width="0.29528in"/>
        <style:text-properties fo:color="#e7e8e2" fo:font-family="Wingdings 2" style:font-charset="x-symbol" fo:font-size="70%"/>
      </text:list-level-style-bullet>
      <text:list-level-style-bullet text:level="2" text:bullet-char="">
        <style:list-level-properties text:space-before="0.49213in" text:min-label-width="0.29528in"/>
        <style:text-properties fo:color="#e7e8e2" fo:font-family="Wingdings 2" style:font-charset="x-symbol" fo:font-size="70%"/>
      </text:list-level-style-bullet>
      <text:list-level-style-bullet text:level="3" text:bullet-char="">
        <style:list-level-properties text:space-before="0.82677in" text:min-label-width="0.29528in"/>
        <style:text-properties fo:color="#e7e8e2" fo:font-family="Wingdings 2" style:font-charset="x-symbol" fo:font-size="70%"/>
      </text:list-level-style-bullet>
      <text:list-level-style-bullet text:level="4" text:bullet-char="">
        <style:list-level-properties text:space-before="1.22047in" text:min-label-width="0.29528in"/>
        <style:text-properties fo:color="#e7e8e2" fo:font-family="Wingdings 2" style:font-charset="x-symbol" fo:font-size="70%"/>
      </text:list-level-style-bullet>
      <text:list-level-style-bullet text:level="5" text:bullet-char="">
        <style:list-level-properties text:space-before="1.53543in" text:min-label-width="0.29528in"/>
        <style:text-properties fo:color="#e7e8e2" fo:font-family="Wingdings 2" style:font-charset="x-symbol" fo:font-size="70%"/>
      </text:list-level-style-bullet>
      <text:list-level-style-bullet text:level="6" text:bullet-char="">
        <style:list-level-properties text:space-before="1.90792in" text:min-label-width="0.29528in"/>
        <style:text-properties fo:color="#e7e8e2" fo:font-family="Wingdings 2" style:font-charset="x-symbol" fo:font-size="70%"/>
      </text:list-level-style-bullet>
      <text:list-level-style-bullet text:level="7" text:bullet-char="">
        <style:list-level-properties text:space-before="2.33136in" text:min-label-width="0.29528in"/>
        <style:text-properties fo:color="#e7e8e2" fo:font-family="Wingdings 2" style:font-charset="x-symbol" fo:font-size="70%"/>
      </text:list-level-style-bullet>
      <text:list-level-style-bullet text:level="8" text:bullet-char="">
        <style:list-level-properties text:space-before="2.75481in" text:min-label-width="0.29528in"/>
        <style:text-properties fo:color="#e7e8e2" fo:font-family="Wingdings 2" style:font-charset="x-symbol" fo:font-size="70%"/>
      </text:list-level-style-bullet>
      <text:list-level-style-bullet text:level="9" text:bullet-char="">
        <style:list-level-properties text:space-before="3.10171in" text:min-label-width="0.29528in"/>
        <style:text-properties fo:color="#e7e8e2" fo:font-family="Wingdings 2" style:font-charset="x-symbol" fo:font-size="70%"/>
      </text:list-level-style-bullet>
    </text:list-style>
    <text:list-style style:name="a50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1">
      <text:list-level-style-bullet text:level="1" text:bullet-char="">
        <style:list-level-properties text:space-before="0.13878in" text:min-label-width="0.23622in"/>
        <style:text-properties fo:color="#e7e8e2" fo:font-family="Wingdings 2" style:font-charset="x-symbol" fo:font-size="70%"/>
      </text:list-level-style-bullet>
      <text:list-level-style-bullet text:level="2" text:bullet-char="">
        <style:list-level-properties text:space-before="0.55118in" text:min-label-width="0.23622in"/>
        <style:text-properties fo:color="#e7e8e2" fo:font-family="Wingdings 2" style:font-charset="x-symbol" fo:font-size="70%"/>
      </text:list-level-style-bullet>
      <text:list-level-style-bullet text:level="3" text:bullet-char="">
        <style:list-level-properties text:space-before="0.88583in" text:min-label-width="0.23622in"/>
        <style:text-properties fo:color="#e7e8e2" fo:font-family="Wingdings 2" style:font-charset="x-symbol" fo:font-size="70%"/>
      </text:list-level-style-bullet>
      <text:list-level-style-bullet text:level="4" text:bullet-char="">
        <style:list-level-properties text:space-before="1.27953in" text:min-label-width="0.23622in"/>
        <style:text-properties fo:color="#e7e8e2" fo:font-family="Wingdings 2" style:font-charset="x-symbol" fo:font-size="70%"/>
      </text:list-level-style-bullet>
      <text:list-level-style-bullet text:level="5" text:bullet-char="">
        <style:list-level-properties text:space-before="1.59449in" text:min-label-width="0.23622in"/>
        <style:text-properties fo:color="#e7e8e2" fo:font-family="Wingdings 2" style:font-charset="x-symbol" fo:font-size="70%"/>
      </text:list-level-style-bullet>
      <text:list-level-style-bullet text:level="6" text:bullet-char="">
        <style:list-level-properties text:space-before="1.96697in" text:min-label-width="0.23622in"/>
        <style:text-properties fo:color="#e7e8e2" fo:font-family="Wingdings 2" style:font-charset="x-symbol" fo:font-size="70%"/>
      </text:list-level-style-bullet>
      <text:list-level-style-bullet text:level="7" text:bullet-char="">
        <style:list-level-properties text:space-before="2.39042in" text:min-label-width="0.23622in"/>
        <style:text-properties fo:color="#e7e8e2" fo:font-family="Wingdings 2" style:font-charset="x-symbol" fo:font-size="70%"/>
      </text:list-level-style-bullet>
      <text:list-level-style-bullet text:level="8" text:bullet-char="">
        <style:list-level-properties text:space-before="2.81387in" text:min-label-width="0.23622in"/>
        <style:text-properties fo:color="#e7e8e2" fo:font-family="Wingdings 2" style:font-charset="x-symbol" fo:font-size="70%"/>
      </text:list-level-style-bullet>
      <text:list-level-style-bullet text:level="9" text:bullet-char="">
        <style:list-level-properties text:space-before="3.16076in" text:min-label-width="0.23622in"/>
        <style:text-properties fo:color="#e7e8e2" fo:font-family="Wingdings 2" style:font-charset="x-symbol" fo:font-size="70%"/>
      </text:list-level-style-bullet>
    </text:list-style>
    <text:list-style style:name="a50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4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92">
      <text:list-level-style-bullet text:level="1" text:bullet-char="">
        <style:list-level-properties text:space-before="0.13878in" text:min-label-width="0.23622in"/>
        <style:text-properties fo:color="#e7e8e2" fo:font-family="Wingdings 2" style:font-charset="x-symbol" fo:font-size="70%"/>
      </text:list-level-style-bullet>
      <text:list-level-style-bullet text:level="2" text:bullet-char="">
        <style:list-level-properties text:space-before="0.55118in" text:min-label-width="0.23622in"/>
        <style:text-properties fo:color="#e7e8e2" fo:font-family="Wingdings 2" style:font-charset="x-symbol" fo:font-size="70%"/>
      </text:list-level-style-bullet>
      <text:list-level-style-bullet text:level="3" text:bullet-char="">
        <style:list-level-properties text:space-before="0.88583in" text:min-label-width="0.23622in"/>
        <style:text-properties fo:color="#e7e8e2" fo:font-family="Wingdings 2" style:font-charset="x-symbol" fo:font-size="70%"/>
      </text:list-level-style-bullet>
      <text:list-level-style-bullet text:level="4" text:bullet-char="">
        <style:list-level-properties text:space-before="1.27953in" text:min-label-width="0.23622in"/>
        <style:text-properties fo:color="#e7e8e2" fo:font-family="Wingdings 2" style:font-charset="x-symbol" fo:font-size="70%"/>
      </text:list-level-style-bullet>
      <text:list-level-style-bullet text:level="5" text:bullet-char="">
        <style:list-level-properties text:space-before="1.59449in" text:min-label-width="0.23622in"/>
        <style:text-properties fo:color="#e7e8e2" fo:font-family="Wingdings 2" style:font-charset="x-symbol" fo:font-size="70%"/>
      </text:list-level-style-bullet>
      <text:list-level-style-bullet text:level="6" text:bullet-char="">
        <style:list-level-properties text:space-before="1.96697in" text:min-label-width="0.23622in"/>
        <style:text-properties fo:color="#e7e8e2" fo:font-family="Wingdings 2" style:font-charset="x-symbol" fo:font-size="70%"/>
      </text:list-level-style-bullet>
      <text:list-level-style-bullet text:level="7" text:bullet-char="">
        <style:list-level-properties text:space-before="2.39042in" text:min-label-width="0.23622in"/>
        <style:text-properties fo:color="#e7e8e2" fo:font-family="Wingdings 2" style:font-charset="x-symbol" fo:font-size="70%"/>
      </text:list-level-style-bullet>
      <text:list-level-style-bullet text:level="8" text:bullet-char="">
        <style:list-level-properties text:space-before="2.81387in" text:min-label-width="0.23622in"/>
        <style:text-properties fo:color="#e7e8e2" fo:font-family="Wingdings 2" style:font-charset="x-symbol" fo:font-size="70%"/>
      </text:list-level-style-bullet>
      <text:list-level-style-bullet text:level="9" text:bullet-char="">
        <style:list-level-properties text:space-before="3.16076in" text:min-label-width="0.23622in"/>
        <style:text-properties fo:color="#e7e8e2" fo:font-family="Wingdings 2" style:font-charset="x-symbol" fo:font-size="70%"/>
      </text:list-level-style-bullet>
    </text:list-style>
    <text:list-style style:name="a44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8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9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8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1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72">
      <text:list-level-style-bullet text:level="1" text:bullet-char="">
        <style:list-level-properties text:space-before="0.07972in" text:min-label-width="0.29528in"/>
        <style:text-properties fo:color="#e7e8e2" fo:font-family="Wingdings 2" style:font-charset="x-symbol" fo:font-size="70%"/>
      </text:list-level-style-bullet>
      <text:list-level-style-bullet text:level="2" text:bullet-char="">
        <style:list-level-properties text:space-before="0.49213in" text:min-label-width="0.29528in"/>
        <style:text-properties fo:color="#e7e8e2" fo:font-family="Wingdings 2" style:font-charset="x-symbol" fo:font-size="70%"/>
      </text:list-level-style-bullet>
      <text:list-level-style-bullet text:level="3" text:bullet-char="">
        <style:list-level-properties text:space-before="0.82677in" text:min-label-width="0.29528in"/>
        <style:text-properties fo:color="#e7e8e2" fo:font-family="Wingdings 2" style:font-charset="x-symbol" fo:font-size="70%"/>
      </text:list-level-style-bullet>
      <text:list-level-style-bullet text:level="4" text:bullet-char="">
        <style:list-level-properties text:space-before="1.22047in" text:min-label-width="0.29528in"/>
        <style:text-properties fo:color="#e7e8e2" fo:font-family="Wingdings 2" style:font-charset="x-symbol" fo:font-size="70%"/>
      </text:list-level-style-bullet>
      <text:list-level-style-bullet text:level="5" text:bullet-char="">
        <style:list-level-properties text:space-before="1.53543in" text:min-label-width="0.29528in"/>
        <style:text-properties fo:color="#e7e8e2" fo:font-family="Wingdings 2" style:font-charset="x-symbol" fo:font-size="70%"/>
      </text:list-level-style-bullet>
      <text:list-level-style-bullet text:level="6" text:bullet-char="">
        <style:list-level-properties text:space-before="1.90792in" text:min-label-width="0.29528in"/>
        <style:text-properties fo:color="#e7e8e2" fo:font-family="Wingdings 2" style:font-charset="x-symbol" fo:font-size="70%"/>
      </text:list-level-style-bullet>
      <text:list-level-style-bullet text:level="7" text:bullet-char="">
        <style:list-level-properties text:space-before="2.33136in" text:min-label-width="0.29528in"/>
        <style:text-properties fo:color="#e7e8e2" fo:font-family="Wingdings 2" style:font-charset="x-symbol" fo:font-size="70%"/>
      </text:list-level-style-bullet>
      <text:list-level-style-bullet text:level="8" text:bullet-char="">
        <style:list-level-properties text:space-before="2.75481in" text:min-label-width="0.29528in"/>
        <style:text-properties fo:color="#e7e8e2" fo:font-family="Wingdings 2" style:font-charset="x-symbol" fo:font-size="70%"/>
      </text:list-level-style-bullet>
      <text:list-level-style-bullet text:level="9" text:bullet-char="">
        <style:list-level-properties text:space-before="3.10171in" text:min-label-width="0.29528in"/>
        <style:text-properties fo:color="#e7e8e2" fo:font-family="Wingdings 2" style:font-charset="x-symbol" fo:font-size="70%"/>
      </text:list-level-style-bullet>
    </text:list-style>
    <text:list-style style:name="a575">
      <text:list-level-style-bullet text:level="1" text:bullet-char="">
        <style:list-level-properties text:space-before="0.13878in" text:min-label-width="0.23622in"/>
        <style:text-properties fo:color="#e7e8e2" fo:font-family="Wingdings 2" style:font-charset="x-symbol" fo:font-size="70%"/>
      </text:list-level-style-bullet>
      <text:list-level-style-bullet text:level="2" text:bullet-char="">
        <style:list-level-properties text:space-before="0.55118in" text:min-label-width="0.23622in"/>
        <style:text-properties fo:color="#e7e8e2" fo:font-family="Wingdings 2" style:font-charset="x-symbol" fo:font-size="70%"/>
      </text:list-level-style-bullet>
      <text:list-level-style-bullet text:level="3" text:bullet-char="">
        <style:list-level-properties text:space-before="0.88583in" text:min-label-width="0.23622in"/>
        <style:text-properties fo:color="#e7e8e2" fo:font-family="Wingdings 2" style:font-charset="x-symbol" fo:font-size="70%"/>
      </text:list-level-style-bullet>
      <text:list-level-style-bullet text:level="4" text:bullet-char="">
        <style:list-level-properties text:space-before="1.27953in" text:min-label-width="0.23622in"/>
        <style:text-properties fo:color="#e7e8e2" fo:font-family="Wingdings 2" style:font-charset="x-symbol" fo:font-size="70%"/>
      </text:list-level-style-bullet>
      <text:list-level-style-bullet text:level="5" text:bullet-char="">
        <style:list-level-properties text:space-before="1.59449in" text:min-label-width="0.23622in"/>
        <style:text-properties fo:color="#e7e8e2" fo:font-family="Wingdings 2" style:font-charset="x-symbol" fo:font-size="70%"/>
      </text:list-level-style-bullet>
      <text:list-level-style-bullet text:level="6" text:bullet-char="">
        <style:list-level-properties text:space-before="1.96697in" text:min-label-width="0.23622in"/>
        <style:text-properties fo:color="#e7e8e2" fo:font-family="Wingdings 2" style:font-charset="x-symbol" fo:font-size="70%"/>
      </text:list-level-style-bullet>
      <text:list-level-style-bullet text:level="7" text:bullet-char="">
        <style:list-level-properties text:space-before="2.39042in" text:min-label-width="0.23622in"/>
        <style:text-properties fo:color="#e7e8e2" fo:font-family="Wingdings 2" style:font-charset="x-symbol" fo:font-size="70%"/>
      </text:list-level-style-bullet>
      <text:list-level-style-bullet text:level="8" text:bullet-char="">
        <style:list-level-properties text:space-before="2.81387in" text:min-label-width="0.23622in"/>
        <style:text-properties fo:color="#e7e8e2" fo:font-family="Wingdings 2" style:font-charset="x-symbol" fo:font-size="70%"/>
      </text:list-level-style-bullet>
      <text:list-level-style-bullet text:level="9" text:bullet-char="">
        <style:list-level-properties text:space-before="3.16076in" text:min-label-width="0.23622in"/>
        <style:text-properties fo:color="#e7e8e2" fo:font-family="Wingdings 2" style:font-charset="x-symbol" fo:font-size="70%"/>
      </text:list-level-style-bullet>
    </text:list-style>
    <text:list-style style:name="a131">
      <text:list-level-style-bullet text:level="1" text:bullet-char="">
        <style:list-level-properties text:space-before="0.13878in" text:min-label-width="0.23622in"/>
        <style:text-properties fo:color="#e7e8e2" fo:font-family="Wingdings 2" style:font-charset="x-symbol" fo:font-size="70%"/>
      </text:list-level-style-bullet>
      <text:list-level-style-bullet text:level="2" text:bullet-char="">
        <style:list-level-properties text:space-before="0.55118in" text:min-label-width="0.23622in"/>
        <style:text-properties fo:color="#e7e8e2" fo:font-family="Wingdings 2" style:font-charset="x-symbol" fo:font-size="70%"/>
      </text:list-level-style-bullet>
      <text:list-level-style-bullet text:level="3" text:bullet-char="">
        <style:list-level-properties text:space-before="0.88583in" text:min-label-width="0.23622in"/>
        <style:text-properties fo:color="#e7e8e2" fo:font-family="Wingdings 2" style:font-charset="x-symbol" fo:font-size="70%"/>
      </text:list-level-style-bullet>
      <text:list-level-style-bullet text:level="4" text:bullet-char="">
        <style:list-level-properties text:space-before="1.27953in" text:min-label-width="0.23622in"/>
        <style:text-properties fo:color="#e7e8e2" fo:font-family="Wingdings 2" style:font-charset="x-symbol" fo:font-size="70%"/>
      </text:list-level-style-bullet>
      <text:list-level-style-bullet text:level="5" text:bullet-char="">
        <style:list-level-properties text:space-before="1.59449in" text:min-label-width="0.23622in"/>
        <style:text-properties fo:color="#e7e8e2" fo:font-family="Wingdings 2" style:font-charset="x-symbol" fo:font-size="70%"/>
      </text:list-level-style-bullet>
      <text:list-level-style-bullet text:level="6" text:bullet-char="">
        <style:list-level-properties text:space-before="1.96697in" text:min-label-width="0.23622in"/>
        <style:text-properties fo:color="#e7e8e2" fo:font-family="Wingdings 2" style:font-charset="x-symbol" fo:font-size="70%"/>
      </text:list-level-style-bullet>
      <text:list-level-style-bullet text:level="7" text:bullet-char="">
        <style:list-level-properties text:space-before="2.39042in" text:min-label-width="0.23622in"/>
        <style:text-properties fo:color="#e7e8e2" fo:font-family="Wingdings 2" style:font-charset="x-symbol" fo:font-size="70%"/>
      </text:list-level-style-bullet>
      <text:list-level-style-bullet text:level="8" text:bullet-char="">
        <style:list-level-properties text:space-before="2.81387in" text:min-label-width="0.23622in"/>
        <style:text-properties fo:color="#e7e8e2" fo:font-family="Wingdings 2" style:font-charset="x-symbol" fo:font-size="70%"/>
      </text:list-level-style-bullet>
      <text:list-level-style-bullet text:level="9" text:bullet-char="">
        <style:list-level-properties text:space-before="3.16076in" text:min-label-width="0.23622in"/>
        <style:text-properties fo:color="#e7e8e2" fo:font-family="Wingdings 2" style:font-charset="x-symbol" fo:font-size="70%"/>
      </text:list-level-style-bullet>
    </text:list-style>
    <text:list-style style:name="a540">
      <text:list-level-style-bullet text:level="1" text:bullet-char="">
        <style:list-level-properties text:space-before="0.13878in" text:min-label-width="0.23622in"/>
        <style:text-properties fo:color="#e7e8e2" fo:font-family="Wingdings 2" style:font-charset="x-symbol" fo:font-size="70%"/>
      </text:list-level-style-bullet>
      <text:list-level-style-bullet text:level="2" text:bullet-char="">
        <style:list-level-properties text:space-before="0.55118in" text:min-label-width="0.23622in"/>
        <style:text-properties fo:color="#e7e8e2" fo:font-family="Wingdings 2" style:font-charset="x-symbol" fo:font-size="70%"/>
      </text:list-level-style-bullet>
      <text:list-level-style-bullet text:level="3" text:bullet-char="">
        <style:list-level-properties text:space-before="0.88583in" text:min-label-width="0.23622in"/>
        <style:text-properties fo:color="#e7e8e2" fo:font-family="Wingdings 2" style:font-charset="x-symbol" fo:font-size="70%"/>
      </text:list-level-style-bullet>
      <text:list-level-style-bullet text:level="4" text:bullet-char="">
        <style:list-level-properties text:space-before="1.27953in" text:min-label-width="0.23622in"/>
        <style:text-properties fo:color="#e7e8e2" fo:font-family="Wingdings 2" style:font-charset="x-symbol" fo:font-size="70%"/>
      </text:list-level-style-bullet>
      <text:list-level-style-bullet text:level="5" text:bullet-char="">
        <style:list-level-properties text:space-before="1.59449in" text:min-label-width="0.23622in"/>
        <style:text-properties fo:color="#e7e8e2" fo:font-family="Wingdings 2" style:font-charset="x-symbol" fo:font-size="70%"/>
      </text:list-level-style-bullet>
      <text:list-level-style-bullet text:level="6" text:bullet-char="">
        <style:list-level-properties text:space-before="1.96697in" text:min-label-width="0.23622in"/>
        <style:text-properties fo:color="#e7e8e2" fo:font-family="Wingdings 2" style:font-charset="x-symbol" fo:font-size="70%"/>
      </text:list-level-style-bullet>
      <text:list-level-style-bullet text:level="7" text:bullet-char="">
        <style:list-level-properties text:space-before="2.39042in" text:min-label-width="0.23622in"/>
        <style:text-properties fo:color="#e7e8e2" fo:font-family="Wingdings 2" style:font-charset="x-symbol" fo:font-size="70%"/>
      </text:list-level-style-bullet>
      <text:list-level-style-bullet text:level="8" text:bullet-char="">
        <style:list-level-properties text:space-before="2.81387in" text:min-label-width="0.23622in"/>
        <style:text-properties fo:color="#e7e8e2" fo:font-family="Wingdings 2" style:font-charset="x-symbol" fo:font-size="70%"/>
      </text:list-level-style-bullet>
      <text:list-level-style-bullet text:level="9" text:bullet-char="">
        <style:list-level-properties text:space-before="3.16076in" text:min-label-width="0.23622in"/>
        <style:text-properties fo:color="#e7e8e2" fo:font-family="Wingdings 2" style:font-charset="x-symbol" fo:font-size="70%"/>
      </text:list-level-style-bullet>
    </text:list-style>
    <text:list-style style:name="a578">
      <text:list-level-style-bullet text:level="1" text:bullet-char="">
        <style:list-level-properties text:space-before="0.13878in" text:min-label-width="0.23622in"/>
        <style:text-properties fo:color="#e7e8e2" fo:font-family="Wingdings 2" style:font-charset="x-symbol" fo:font-size="70%"/>
      </text:list-level-style-bullet>
      <text:list-level-style-bullet text:level="2" text:bullet-char="">
        <style:list-level-properties text:space-before="0.55118in" text:min-label-width="0.23622in"/>
        <style:text-properties fo:color="#e7e8e2" fo:font-family="Wingdings 2" style:font-charset="x-symbol" fo:font-size="70%"/>
      </text:list-level-style-bullet>
      <text:list-level-style-bullet text:level="3" text:bullet-char="">
        <style:list-level-properties text:space-before="0.88583in" text:min-label-width="0.23622in"/>
        <style:text-properties fo:color="#e7e8e2" fo:font-family="Wingdings 2" style:font-charset="x-symbol" fo:font-size="70%"/>
      </text:list-level-style-bullet>
      <text:list-level-style-bullet text:level="4" text:bullet-char="">
        <style:list-level-properties text:space-before="1.27953in" text:min-label-width="0.23622in"/>
        <style:text-properties fo:color="#e7e8e2" fo:font-family="Wingdings 2" style:font-charset="x-symbol" fo:font-size="70%"/>
      </text:list-level-style-bullet>
      <text:list-level-style-bullet text:level="5" text:bullet-char="">
        <style:list-level-properties text:space-before="1.59449in" text:min-label-width="0.23622in"/>
        <style:text-properties fo:color="#e7e8e2" fo:font-family="Wingdings 2" style:font-charset="x-symbol" fo:font-size="70%"/>
      </text:list-level-style-bullet>
      <text:list-level-style-bullet text:level="6" text:bullet-char="">
        <style:list-level-properties text:space-before="1.96697in" text:min-label-width="0.23622in"/>
        <style:text-properties fo:color="#e7e8e2" fo:font-family="Wingdings 2" style:font-charset="x-symbol" fo:font-size="70%"/>
      </text:list-level-style-bullet>
      <text:list-level-style-bullet text:level="7" text:bullet-char="">
        <style:list-level-properties text:space-before="2.39042in" text:min-label-width="0.23622in"/>
        <style:text-properties fo:color="#e7e8e2" fo:font-family="Wingdings 2" style:font-charset="x-symbol" fo:font-size="70%"/>
      </text:list-level-style-bullet>
      <text:list-level-style-bullet text:level="8" text:bullet-char="">
        <style:list-level-properties text:space-before="2.81387in" text:min-label-width="0.23622in"/>
        <style:text-properties fo:color="#e7e8e2" fo:font-family="Wingdings 2" style:font-charset="x-symbol" fo:font-size="70%"/>
      </text:list-level-style-bullet>
      <text:list-level-style-bullet text:level="9" text:bullet-char="">
        <style:list-level-properties text:space-before="3.16076in" text:min-label-width="0.23622in"/>
        <style:text-properties fo:color="#e7e8e2" fo:font-family="Wingdings 2" style:font-charset="x-symbol" fo:font-size="70%"/>
      </text:list-level-style-bullet>
    </text:list-style>
    <text:list-style style:name="a135">
      <text:list-level-style-bullet text:level="1" text:bullet-char="">
        <style:list-level-properties text:space-before="0.13878in" text:min-label-width="0.23622in"/>
        <style:text-properties fo:color="#e7e8e2" fo:font-family="Wingdings 2" style:font-charset="x-symbol" fo:font-size="70%"/>
      </text:list-level-style-bullet>
      <text:list-level-style-bullet text:level="2" text:bullet-char="">
        <style:list-level-properties text:space-before="0.55118in" text:min-label-width="0.23622in"/>
        <style:text-properties fo:color="#e7e8e2" fo:font-family="Wingdings 2" style:font-charset="x-symbol" fo:font-size="70%"/>
      </text:list-level-style-bullet>
      <text:list-level-style-bullet text:level="3" text:bullet-char="">
        <style:list-level-properties text:space-before="0.88583in" text:min-label-width="0.23622in"/>
        <style:text-properties fo:color="#e7e8e2" fo:font-family="Wingdings 2" style:font-charset="x-symbol" fo:font-size="70%"/>
      </text:list-level-style-bullet>
      <text:list-level-style-bullet text:level="4" text:bullet-char="">
        <style:list-level-properties text:space-before="1.27953in" text:min-label-width="0.23622in"/>
        <style:text-properties fo:color="#e7e8e2" fo:font-family="Wingdings 2" style:font-charset="x-symbol" fo:font-size="70%"/>
      </text:list-level-style-bullet>
      <text:list-level-style-bullet text:level="5" text:bullet-char="">
        <style:list-level-properties text:space-before="1.59449in" text:min-label-width="0.23622in"/>
        <style:text-properties fo:color="#e7e8e2" fo:font-family="Wingdings 2" style:font-charset="x-symbol" fo:font-size="70%"/>
      </text:list-level-style-bullet>
      <text:list-level-style-bullet text:level="6" text:bullet-char="">
        <style:list-level-properties text:space-before="1.96697in" text:min-label-width="0.23622in"/>
        <style:text-properties fo:color="#e7e8e2" fo:font-family="Wingdings 2" style:font-charset="x-symbol" fo:font-size="70%"/>
      </text:list-level-style-bullet>
      <text:list-level-style-bullet text:level="7" text:bullet-char="">
        <style:list-level-properties text:space-before="2.39042in" text:min-label-width="0.23622in"/>
        <style:text-properties fo:color="#e7e8e2" fo:font-family="Wingdings 2" style:font-charset="x-symbol" fo:font-size="70%"/>
      </text:list-level-style-bullet>
      <text:list-level-style-bullet text:level="8" text:bullet-char="">
        <style:list-level-properties text:space-before="2.81387in" text:min-label-width="0.23622in"/>
        <style:text-properties fo:color="#e7e8e2" fo:font-family="Wingdings 2" style:font-charset="x-symbol" fo:font-size="70%"/>
      </text:list-level-style-bullet>
      <text:list-level-style-bullet text:level="9" text:bullet-char="">
        <style:list-level-properties text:space-before="3.16076in" text:min-label-width="0.23622in"/>
        <style:text-properties fo:color="#e7e8e2" fo:font-family="Wingdings 2" style:font-charset="x-symbol" fo:font-size="70%"/>
      </text:list-level-style-bullet>
    </text:list-style>
    <text:list-style style:name="a543">
      <text:list-level-style-bullet text:level="1" text:bullet-char="">
        <style:list-level-properties text:space-before="0.13878in" text:min-label-width="0.23622in"/>
        <style:text-properties fo:color="#e7e8e2" fo:font-family="Wingdings 2" style:font-charset="x-symbol" fo:font-size="70%"/>
      </text:list-level-style-bullet>
      <text:list-level-style-bullet text:level="2" text:bullet-char="">
        <style:list-level-properties text:space-before="0.55118in" text:min-label-width="0.23622in"/>
        <style:text-properties fo:color="#e7e8e2" fo:font-family="Wingdings 2" style:font-charset="x-symbol" fo:font-size="70%"/>
      </text:list-level-style-bullet>
      <text:list-level-style-bullet text:level="3" text:bullet-char="">
        <style:list-level-properties text:space-before="0.88583in" text:min-label-width="0.23622in"/>
        <style:text-properties fo:color="#e7e8e2" fo:font-family="Wingdings 2" style:font-charset="x-symbol" fo:font-size="70%"/>
      </text:list-level-style-bullet>
      <text:list-level-style-bullet text:level="4" text:bullet-char="">
        <style:list-level-properties text:space-before="1.27953in" text:min-label-width="0.23622in"/>
        <style:text-properties fo:color="#e7e8e2" fo:font-family="Wingdings 2" style:font-charset="x-symbol" fo:font-size="70%"/>
      </text:list-level-style-bullet>
      <text:list-level-style-bullet text:level="5" text:bullet-char="">
        <style:list-level-properties text:space-before="1.59449in" text:min-label-width="0.23622in"/>
        <style:text-properties fo:color="#e7e8e2" fo:font-family="Wingdings 2" style:font-charset="x-symbol" fo:font-size="70%"/>
      </text:list-level-style-bullet>
      <text:list-level-style-bullet text:level="6" text:bullet-char="">
        <style:list-level-properties text:space-before="1.96697in" text:min-label-width="0.23622in"/>
        <style:text-properties fo:color="#e7e8e2" fo:font-family="Wingdings 2" style:font-charset="x-symbol" fo:font-size="70%"/>
      </text:list-level-style-bullet>
      <text:list-level-style-bullet text:level="7" text:bullet-char="">
        <style:list-level-properties text:space-before="2.39042in" text:min-label-width="0.23622in"/>
        <style:text-properties fo:color="#e7e8e2" fo:font-family="Wingdings 2" style:font-charset="x-symbol" fo:font-size="70%"/>
      </text:list-level-style-bullet>
      <text:list-level-style-bullet text:level="8" text:bullet-char="">
        <style:list-level-properties text:space-before="2.81387in" text:min-label-width="0.23622in"/>
        <style:text-properties fo:color="#e7e8e2" fo:font-family="Wingdings 2" style:font-charset="x-symbol" fo:font-size="70%"/>
      </text:list-level-style-bullet>
      <text:list-level-style-bullet text:level="9" text:bullet-char="">
        <style:list-level-properties text:space-before="3.16076in" text:min-label-width="0.23622in"/>
        <style:text-properties fo:color="#e7e8e2" fo:font-family="Wingdings 2" style:font-charset="x-symbol" fo:font-size="70%"/>
      </text:list-level-style-bullet>
    </text:list-style>
    <text:list-style style:name="a35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8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9">
      <text:list-level-style-bullet text:level="1" text:bullet-char="">
        <style:list-level-properties text:space-before="0.04035in" text:min-label-width="0.33465in"/>
        <style:text-properties fo:color="#e7e8e2" fo:font-family="Wingdings 2" style:font-charset="x-symbol" fo:font-size="70%"/>
      </text:list-level-style-bullet>
      <text:list-level-style-bullet text:level="2" text:bullet-char="">
        <style:list-level-properties text:space-before="0.45276in" text:min-label-width="0.33465in"/>
        <style:text-properties fo:color="#e7e8e2" fo:font-family="Wingdings 2" style:font-charset="x-symbol" fo:font-size="70%"/>
      </text:list-level-style-bullet>
      <text:list-level-style-bullet text:level="3" text:bullet-char="">
        <style:list-level-properties text:space-before="0.7874in" text:min-label-width="0.33465in"/>
        <style:text-properties fo:color="#e7e8e2" fo:font-family="Wingdings 2" style:font-charset="x-symbol" fo:font-size="70%"/>
      </text:list-level-style-bullet>
      <text:list-level-style-bullet text:level="4" text:bullet-char="">
        <style:list-level-properties text:space-before="1.1811in" text:min-label-width="0.33465in"/>
        <style:text-properties fo:color="#e7e8e2" fo:font-family="Wingdings 2" style:font-charset="x-symbol" fo:font-size="70%"/>
      </text:list-level-style-bullet>
      <text:list-level-style-bullet text:level="5" text:bullet-char="">
        <style:list-level-properties text:space-before="1.49606in" text:min-label-width="0.33465in"/>
        <style:text-properties fo:color="#e7e8e2" fo:font-family="Wingdings 2" style:font-charset="x-symbol" fo:font-size="70%"/>
      </text:list-level-style-bullet>
      <text:list-level-style-bullet text:level="6" text:bullet-char="">
        <style:list-level-properties text:space-before="1.86855in" text:min-label-width="0.33465in"/>
        <style:text-properties fo:color="#e7e8e2" fo:font-family="Wingdings 2" style:font-charset="x-symbol" fo:font-size="70%"/>
      </text:list-level-style-bullet>
      <text:list-level-style-bullet text:level="7" text:bullet-char="">
        <style:list-level-properties text:space-before="2.29199in" text:min-label-width="0.33465in"/>
        <style:text-properties fo:color="#e7e8e2" fo:font-family="Wingdings 2" style:font-charset="x-symbol" fo:font-size="70%"/>
      </text:list-level-style-bullet>
      <text:list-level-style-bullet text:level="8" text:bullet-char="">
        <style:list-level-properties text:space-before="2.71544in" text:min-label-width="0.33465in"/>
        <style:text-properties fo:color="#e7e8e2" fo:font-family="Wingdings 2" style:font-charset="x-symbol" fo:font-size="70%"/>
      </text:list-level-style-bullet>
      <text:list-level-style-bullet text:level="9" text:bullet-char="">
        <style:list-level-properties text:space-before="3.06234in" text:min-label-width="0.33465in"/>
        <style:text-properties fo:color="#e7e8e2" fo:font-family="Wingdings 2" style:font-charset="x-symbol" fo:font-size="70%"/>
      </text:list-level-style-bullet>
    </text:list-style>
    <text:list-style style:name="a547">
      <text:list-level-style-bullet text:level="1" text:bullet-char="">
        <style:list-level-properties text:space-before="0.13878in" text:min-label-width="0.23622in"/>
        <style:text-properties fo:color="#e7e8e2" fo:font-family="Wingdings 2" style:font-charset="x-symbol" fo:font-size="70%"/>
      </text:list-level-style-bullet>
      <text:list-level-style-bullet text:level="2" text:bullet-char="">
        <style:list-level-properties text:space-before="0.55118in" text:min-label-width="0.23622in"/>
        <style:text-properties fo:color="#e7e8e2" fo:font-family="Wingdings 2" style:font-charset="x-symbol" fo:font-size="70%"/>
      </text:list-level-style-bullet>
      <text:list-level-style-bullet text:level="3" text:bullet-char="">
        <style:list-level-properties text:space-before="0.88583in" text:min-label-width="0.23622in"/>
        <style:text-properties fo:color="#e7e8e2" fo:font-family="Wingdings 2" style:font-charset="x-symbol" fo:font-size="70%"/>
      </text:list-level-style-bullet>
      <text:list-level-style-bullet text:level="4" text:bullet-char="">
        <style:list-level-properties text:space-before="1.27953in" text:min-label-width="0.23622in"/>
        <style:text-properties fo:color="#e7e8e2" fo:font-family="Wingdings 2" style:font-charset="x-symbol" fo:font-size="70%"/>
      </text:list-level-style-bullet>
      <text:list-level-style-bullet text:level="5" text:bullet-char="">
        <style:list-level-properties text:space-before="1.59449in" text:min-label-width="0.23622in"/>
        <style:text-properties fo:color="#e7e8e2" fo:font-family="Wingdings 2" style:font-charset="x-symbol" fo:font-size="70%"/>
      </text:list-level-style-bullet>
      <text:list-level-style-bullet text:level="6" text:bullet-char="">
        <style:list-level-properties text:space-before="1.96697in" text:min-label-width="0.23622in"/>
        <style:text-properties fo:color="#e7e8e2" fo:font-family="Wingdings 2" style:font-charset="x-symbol" fo:font-size="70%"/>
      </text:list-level-style-bullet>
      <text:list-level-style-bullet text:level="7" text:bullet-char="">
        <style:list-level-properties text:space-before="2.39042in" text:min-label-width="0.23622in"/>
        <style:text-properties fo:color="#e7e8e2" fo:font-family="Wingdings 2" style:font-charset="x-symbol" fo:font-size="70%"/>
      </text:list-level-style-bullet>
      <text:list-level-style-bullet text:level="8" text:bullet-char="">
        <style:list-level-properties text:space-before="2.81387in" text:min-label-width="0.23622in"/>
        <style:text-properties fo:color="#e7e8e2" fo:font-family="Wingdings 2" style:font-charset="x-symbol" fo:font-size="70%"/>
      </text:list-level-style-bullet>
      <text:list-level-style-bullet text:level="9" text:bullet-char="">
        <style:list-level-properties text:space-before="3.16076in" text:min-label-width="0.23622in"/>
        <style:text-properties fo:color="#e7e8e2" fo:font-family="Wingdings 2" style:font-charset="x-symbol" fo:font-size="70%"/>
      </text:list-level-style-bullet>
    </text:list-style>
    <text:list-style style:name="a65">
      <text:list-level-style-bullet text:level="1" text:bullet-char="">
        <style:list-level-properties text:space-before="0.04035in" text:min-label-width="0.33465in"/>
        <style:text-properties fo:color="#e7e8e2" fo:font-family="Wingdings 2" style:font-charset="x-symbol" fo:font-size="70%"/>
      </text:list-level-style-bullet>
      <text:list-level-style-bullet text:level="2" text:bullet-char="">
        <style:list-level-properties text:space-before="0.45276in" text:min-label-width="0.33465in"/>
        <style:text-properties fo:color="#e7e8e2" fo:font-family="Wingdings 2" style:font-charset="x-symbol" fo:font-size="70%"/>
      </text:list-level-style-bullet>
      <text:list-level-style-bullet text:level="3" text:bullet-char="">
        <style:list-level-properties text:space-before="0.7874in" text:min-label-width="0.33465in"/>
        <style:text-properties fo:color="#e7e8e2" fo:font-family="Wingdings 2" style:font-charset="x-symbol" fo:font-size="70%"/>
      </text:list-level-style-bullet>
      <text:list-level-style-bullet text:level="4" text:bullet-char="">
        <style:list-level-properties text:space-before="1.1811in" text:min-label-width="0.33465in"/>
        <style:text-properties fo:color="#e7e8e2" fo:font-family="Wingdings 2" style:font-charset="x-symbol" fo:font-size="70%"/>
      </text:list-level-style-bullet>
      <text:list-level-style-bullet text:level="5" text:bullet-char="">
        <style:list-level-properties text:space-before="1.49606in" text:min-label-width="0.33465in"/>
        <style:text-properties fo:color="#e7e8e2" fo:font-family="Wingdings 2" style:font-charset="x-symbol" fo:font-size="70%"/>
      </text:list-level-style-bullet>
      <text:list-level-style-bullet text:level="6" text:bullet-char="">
        <style:list-level-properties text:space-before="1.86855in" text:min-label-width="0.33465in"/>
        <style:text-properties fo:color="#e7e8e2" fo:font-family="Wingdings 2" style:font-charset="x-symbol" fo:font-size="70%"/>
      </text:list-level-style-bullet>
      <text:list-level-style-bullet text:level="7" text:bullet-char="">
        <style:list-level-properties text:space-before="2.29199in" text:min-label-width="0.33465in"/>
        <style:text-properties fo:color="#e7e8e2" fo:font-family="Wingdings 2" style:font-charset="x-symbol" fo:font-size="70%"/>
      </text:list-level-style-bullet>
      <text:list-level-style-bullet text:level="8" text:bullet-char="">
        <style:list-level-properties text:space-before="2.71544in" text:min-label-width="0.33465in"/>
        <style:text-properties fo:color="#e7e8e2" fo:font-family="Wingdings 2" style:font-charset="x-symbol" fo:font-size="70%"/>
      </text:list-level-style-bullet>
      <text:list-level-style-bullet text:level="9" text:bullet-char="">
        <style:list-level-properties text:space-before="3.06234in" text:min-label-width="0.33465in"/>
        <style:text-properties fo:color="#e7e8e2" fo:font-family="Wingdings 2" style:font-charset="x-symbol" fo:font-size="70%"/>
      </text:list-level-style-bullet>
    </text:list-style>
    <text:list-style style:name="a51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8">
      <text:list-level-style-bullet text:level="1" text:bullet-char="">
        <style:list-level-properties text:space-before="0.07972in" text:min-label-width="0.29528in"/>
        <style:text-properties fo:color="#e7e8e2" fo:font-family="Wingdings 2" style:font-charset="x-symbol" fo:font-size="70%"/>
      </text:list-level-style-bullet>
      <text:list-level-style-bullet text:level="2" text:bullet-char="">
        <style:list-level-properties text:space-before="0.49213in" text:min-label-width="0.29528in"/>
        <style:text-properties fo:color="#e7e8e2" fo:font-family="Wingdings 2" style:font-charset="x-symbol" fo:font-size="70%"/>
      </text:list-level-style-bullet>
      <text:list-level-style-bullet text:level="3" text:bullet-char="">
        <style:list-level-properties text:space-before="0.82677in" text:min-label-width="0.29528in"/>
        <style:text-properties fo:color="#e7e8e2" fo:font-family="Wingdings 2" style:font-charset="x-symbol" fo:font-size="70%"/>
      </text:list-level-style-bullet>
      <text:list-level-style-bullet text:level="4" text:bullet-char="">
        <style:list-level-properties text:space-before="1.22047in" text:min-label-width="0.29528in"/>
        <style:text-properties fo:color="#e7e8e2" fo:font-family="Wingdings 2" style:font-charset="x-symbol" fo:font-size="70%"/>
      </text:list-level-style-bullet>
      <text:list-level-style-bullet text:level="5" text:bullet-char="">
        <style:list-level-properties text:space-before="1.53543in" text:min-label-width="0.29528in"/>
        <style:text-properties fo:color="#e7e8e2" fo:font-family="Wingdings 2" style:font-charset="x-symbol" fo:font-size="70%"/>
      </text:list-level-style-bullet>
      <text:list-level-style-bullet text:level="6" text:bullet-char="">
        <style:list-level-properties text:space-before="1.90792in" text:min-label-width="0.29528in"/>
        <style:text-properties fo:color="#e7e8e2" fo:font-family="Wingdings 2" style:font-charset="x-symbol" fo:font-size="70%"/>
      </text:list-level-style-bullet>
      <text:list-level-style-bullet text:level="7" text:bullet-char="">
        <style:list-level-properties text:space-before="2.33136in" text:min-label-width="0.29528in"/>
        <style:text-properties fo:color="#e7e8e2" fo:font-family="Wingdings 2" style:font-charset="x-symbol" fo:font-size="70%"/>
      </text:list-level-style-bullet>
      <text:list-level-style-bullet text:level="8" text:bullet-char="">
        <style:list-level-properties text:space-before="2.75481in" text:min-label-width="0.29528in"/>
        <style:text-properties fo:color="#e7e8e2" fo:font-family="Wingdings 2" style:font-charset="x-symbol" fo:font-size="70%"/>
      </text:list-level-style-bullet>
      <text:list-level-style-bullet text:level="9" text:bullet-char="">
        <style:list-level-properties text:space-before="3.10171in" text:min-label-width="0.29528in"/>
        <style:text-properties fo:color="#e7e8e2" fo:font-family="Wingdings 2" style:font-charset="x-symbol" fo:font-size="70%"/>
      </text:list-level-style-bullet>
    </text:list-style>
    <text:list-style style:name="a48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6">
      <text:list-level-style-bullet text:level="1" text:bullet-char="">
        <style:list-level-properties text:space-before="0.04035in" text:min-label-width="0.33465in"/>
        <style:text-properties fo:color="#e7e8e2" fo:font-family="Wingdings 2" style:font-charset="x-symbol" fo:font-size="70%"/>
      </text:list-level-style-bullet>
      <text:list-level-style-bullet text:level="2" text:bullet-char="">
        <style:list-level-properties text:space-before="0.45276in" text:min-label-width="0.33465in"/>
        <style:text-properties fo:color="#e7e8e2" fo:font-family="Wingdings 2" style:font-charset="x-symbol" fo:font-size="70%"/>
      </text:list-level-style-bullet>
      <text:list-level-style-bullet text:level="3" text:bullet-char="">
        <style:list-level-properties text:space-before="0.7874in" text:min-label-width="0.33465in"/>
        <style:text-properties fo:color="#e7e8e2" fo:font-family="Wingdings 2" style:font-charset="x-symbol" fo:font-size="70%"/>
      </text:list-level-style-bullet>
      <text:list-level-style-bullet text:level="4" text:bullet-char="">
        <style:list-level-properties text:space-before="1.1811in" text:min-label-width="0.33465in"/>
        <style:text-properties fo:color="#e7e8e2" fo:font-family="Wingdings 2" style:font-charset="x-symbol" fo:font-size="70%"/>
      </text:list-level-style-bullet>
      <text:list-level-style-bullet text:level="5" text:bullet-char="">
        <style:list-level-properties text:space-before="1.49606in" text:min-label-width="0.33465in"/>
        <style:text-properties fo:color="#e7e8e2" fo:font-family="Wingdings 2" style:font-charset="x-symbol" fo:font-size="70%"/>
      </text:list-level-style-bullet>
      <text:list-level-style-bullet text:level="6" text:bullet-char="">
        <style:list-level-properties text:space-before="1.86855in" text:min-label-width="0.33465in"/>
        <style:text-properties fo:color="#e7e8e2" fo:font-family="Wingdings 2" style:font-charset="x-symbol" fo:font-size="70%"/>
      </text:list-level-style-bullet>
      <text:list-level-style-bullet text:level="7" text:bullet-char="">
        <style:list-level-properties text:space-before="2.29199in" text:min-label-width="0.33465in"/>
        <style:text-properties fo:color="#e7e8e2" fo:font-family="Wingdings 2" style:font-charset="x-symbol" fo:font-size="70%"/>
      </text:list-level-style-bullet>
      <text:list-level-style-bullet text:level="8" text:bullet-char="">
        <style:list-level-properties text:space-before="2.71544in" text:min-label-width="0.33465in"/>
        <style:text-properties fo:color="#e7e8e2" fo:font-family="Wingdings 2" style:font-charset="x-symbol" fo:font-size="70%"/>
      </text:list-level-style-bullet>
      <text:list-level-style-bullet text:level="9" text:bullet-char="">
        <style:list-level-properties text:space-before="3.06234in" text:min-label-width="0.33465in"/>
        <style:text-properties fo:color="#e7e8e2" fo:font-family="Wingdings 2" style:font-charset="x-symbol" fo:font-size="70%"/>
      </text:list-level-style-bullet>
    </text:list-style>
    <text:list-style style:name="a45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
      <text:list-level-style-bullet text:level="1" text:bullet-char="">
        <style:list-level-properties text:space-before="0.04035in" text:min-label-width="0.33465in"/>
        <style:text-properties fo:color="#e7e8e2" fo:font-family="Wingdings 2" style:font-charset="x-symbol" fo:font-size="70%"/>
      </text:list-level-style-bullet>
      <text:list-level-style-bullet text:level="2" text:bullet-char="">
        <style:list-level-properties text:space-before="0.45276in" text:min-label-width="0.33465in"/>
        <style:text-properties fo:color="#e7e8e2" fo:font-family="Wingdings 2" style:font-charset="x-symbol" fo:font-size="70%"/>
      </text:list-level-style-bullet>
      <text:list-level-style-bullet text:level="3" text:bullet-char="">
        <style:list-level-properties text:space-before="0.7874in" text:min-label-width="0.33465in"/>
        <style:text-properties fo:color="#e7e8e2" fo:font-family="Wingdings 2" style:font-charset="x-symbol" fo:font-size="70%"/>
      </text:list-level-style-bullet>
      <text:list-level-style-bullet text:level="4" text:bullet-char="">
        <style:list-level-properties text:space-before="1.1811in" text:min-label-width="0.33465in"/>
        <style:text-properties fo:color="#e7e8e2" fo:font-family="Wingdings 2" style:font-charset="x-symbol" fo:font-size="70%"/>
      </text:list-level-style-bullet>
      <text:list-level-style-bullet text:level="5" text:bullet-char="">
        <style:list-level-properties text:space-before="1.49606in" text:min-label-width="0.33465in"/>
        <style:text-properties fo:color="#e7e8e2" fo:font-family="Wingdings 2" style:font-charset="x-symbol" fo:font-size="70%"/>
      </text:list-level-style-bullet>
      <text:list-level-style-bullet text:level="6" text:bullet-char="">
        <style:list-level-properties text:space-before="1.86855in" text:min-label-width="0.33465in"/>
        <style:text-properties fo:color="#e7e8e2" fo:font-family="Wingdings 2" style:font-charset="x-symbol" fo:font-size="70%"/>
      </text:list-level-style-bullet>
      <text:list-level-style-bullet text:level="7" text:bullet-char="">
        <style:list-level-properties text:space-before="2.29199in" text:min-label-width="0.33465in"/>
        <style:text-properties fo:color="#e7e8e2" fo:font-family="Wingdings 2" style:font-charset="x-symbol" fo:font-size="70%"/>
      </text:list-level-style-bullet>
      <text:list-level-style-bullet text:level="8" text:bullet-char="">
        <style:list-level-properties text:space-before="2.71544in" text:min-label-width="0.33465in"/>
        <style:text-properties fo:color="#e7e8e2" fo:font-family="Wingdings 2" style:font-charset="x-symbol" fo:font-size="70%"/>
      </text:list-level-style-bullet>
      <text:list-level-style-bullet text:level="9" text:bullet-char="">
        <style:list-level-properties text:space-before="3.06234in" text:min-label-width="0.33465in"/>
        <style:text-properties fo:color="#e7e8e2" fo:font-family="Wingdings 2" style:font-charset="x-symbol" fo:font-size="70%"/>
      </text:list-level-style-bullet>
    </text:list-style>
    <text:list-style style:name="a269">
      <text:list-level-style-bullet text:level="1" text:bullet-char="">
        <style:list-level-properties text:space-before="0.07972in" text:min-label-width="0.29528in"/>
        <style:text-properties fo:color="#e7e8e2" fo:font-family="Wingdings 2" style:font-charset="x-symbol" fo:font-size="70%"/>
      </text:list-level-style-bullet>
      <text:list-level-style-bullet text:level="2" text:bullet-char="">
        <style:list-level-properties text:space-before="0.49213in" text:min-label-width="0.29528in"/>
        <style:text-properties fo:color="#e7e8e2" fo:font-family="Wingdings 2" style:font-charset="x-symbol" fo:font-size="70%"/>
      </text:list-level-style-bullet>
      <text:list-level-style-bullet text:level="3" text:bullet-char="">
        <style:list-level-properties text:space-before="0.82677in" text:min-label-width="0.29528in"/>
        <style:text-properties fo:color="#e7e8e2" fo:font-family="Wingdings 2" style:font-charset="x-symbol" fo:font-size="70%"/>
      </text:list-level-style-bullet>
      <text:list-level-style-bullet text:level="4" text:bullet-char="">
        <style:list-level-properties text:space-before="1.22047in" text:min-label-width="0.29528in"/>
        <style:text-properties fo:color="#e7e8e2" fo:font-family="Wingdings 2" style:font-charset="x-symbol" fo:font-size="70%"/>
      </text:list-level-style-bullet>
      <text:list-level-style-bullet text:level="5" text:bullet-char="">
        <style:list-level-properties text:space-before="1.53543in" text:min-label-width="0.29528in"/>
        <style:text-properties fo:color="#e7e8e2" fo:font-family="Wingdings 2" style:font-charset="x-symbol" fo:font-size="70%"/>
      </text:list-level-style-bullet>
      <text:list-level-style-bullet text:level="6" text:bullet-char="">
        <style:list-level-properties text:space-before="1.90792in" text:min-label-width="0.29528in"/>
        <style:text-properties fo:color="#e7e8e2" fo:font-family="Wingdings 2" style:font-charset="x-symbol" fo:font-size="70%"/>
      </text:list-level-style-bullet>
      <text:list-level-style-bullet text:level="7" text:bullet-char="">
        <style:list-level-properties text:space-before="2.33136in" text:min-label-width="0.29528in"/>
        <style:text-properties fo:color="#e7e8e2" fo:font-family="Wingdings 2" style:font-charset="x-symbol" fo:font-size="70%"/>
      </text:list-level-style-bullet>
      <text:list-level-style-bullet text:level="8" text:bullet-char="">
        <style:list-level-properties text:space-before="2.75481in" text:min-label-width="0.29528in"/>
        <style:text-properties fo:color="#e7e8e2" fo:font-family="Wingdings 2" style:font-charset="x-symbol" fo:font-size="70%"/>
      </text:list-level-style-bullet>
      <text:list-level-style-bullet text:level="9" text:bullet-char="">
        <style:list-level-properties text:space-before="3.10171in" text:min-label-width="0.29528in"/>
        <style:text-properties fo:color="#e7e8e2" fo:font-family="Wingdings 2" style:font-charset="x-symbol" fo:font-size="70%"/>
      </text:list-level-style-bullet>
    </text:list-style>
    <text:list-style style:name="a45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00">
      <text:list-level-style-bullet text:level="1" text:bullet-char="">
        <style:list-level-properties text:space-before="0.04035in" text:min-label-width="0.33465in"/>
        <style:text-properties fo:color="#e7e8e2" fo:font-family="Wingdings 2" style:font-charset="x-symbol" fo:font-size="70%"/>
      </text:list-level-style-bullet>
      <text:list-level-style-bullet text:level="2" text:bullet-char="">
        <style:list-level-properties text:space-before="0.45276in" text:min-label-width="0.33465in"/>
        <style:text-properties fo:color="#e7e8e2" fo:font-family="Wingdings 2" style:font-charset="x-symbol" fo:font-size="70%"/>
      </text:list-level-style-bullet>
      <text:list-level-style-bullet text:level="3" text:bullet-char="">
        <style:list-level-properties text:space-before="0.7874in" text:min-label-width="0.33465in"/>
        <style:text-properties fo:color="#e7e8e2" fo:font-family="Wingdings 2" style:font-charset="x-symbol" fo:font-size="70%"/>
      </text:list-level-style-bullet>
      <text:list-level-style-bullet text:level="4" text:bullet-char="">
        <style:list-level-properties text:space-before="1.1811in" text:min-label-width="0.33465in"/>
        <style:text-properties fo:color="#e7e8e2" fo:font-family="Wingdings 2" style:font-charset="x-symbol" fo:font-size="70%"/>
      </text:list-level-style-bullet>
      <text:list-level-style-bullet text:level="5" text:bullet-char="">
        <style:list-level-properties text:space-before="1.49606in" text:min-label-width="0.33465in"/>
        <style:text-properties fo:color="#e7e8e2" fo:font-family="Wingdings 2" style:font-charset="x-symbol" fo:font-size="70%"/>
      </text:list-level-style-bullet>
      <text:list-level-style-bullet text:level="6" text:bullet-char="">
        <style:list-level-properties text:space-before="1.86855in" text:min-label-width="0.33465in"/>
        <style:text-properties fo:color="#e7e8e2" fo:font-family="Wingdings 2" style:font-charset="x-symbol" fo:font-size="70%"/>
      </text:list-level-style-bullet>
      <text:list-level-style-bullet text:level="7" text:bullet-char="">
        <style:list-level-properties text:space-before="2.29199in" text:min-label-width="0.33465in"/>
        <style:text-properties fo:color="#e7e8e2" fo:font-family="Wingdings 2" style:font-charset="x-symbol" fo:font-size="70%"/>
      </text:list-level-style-bullet>
      <text:list-level-style-bullet text:level="8" text:bullet-char="">
        <style:list-level-properties text:space-before="2.71544in" text:min-label-width="0.33465in"/>
        <style:text-properties fo:color="#e7e8e2" fo:font-family="Wingdings 2" style:font-charset="x-symbol" fo:font-size="70%"/>
      </text:list-level-style-bullet>
      <text:list-level-style-bullet text:level="9" text:bullet-char="">
        <style:list-level-properties text:space-before="3.06234in" text:min-label-width="0.33465in"/>
        <style:text-properties fo:color="#e7e8e2" fo:font-family="Wingdings 2" style:font-charset="x-symbol" fo:font-size="70%"/>
      </text:list-level-style-bullet>
    </text:list-style>
    <text:list-style style:name="a582">
      <text:list-level-style-bullet text:level="1" text:bullet-char="">
        <style:list-level-properties text:space-before="0.13878in" text:min-label-width="0.23622in"/>
        <style:text-properties fo:color="#e7e8e2" fo:font-family="Wingdings 2" style:font-charset="x-symbol" fo:font-size="70%"/>
      </text:list-level-style-bullet>
      <text:list-level-style-bullet text:level="2" text:bullet-char="">
        <style:list-level-properties text:space-before="0.55118in" text:min-label-width="0.23622in"/>
        <style:text-properties fo:color="#e7e8e2" fo:font-family="Wingdings 2" style:font-charset="x-symbol" fo:font-size="70%"/>
      </text:list-level-style-bullet>
      <text:list-level-style-bullet text:level="3" text:bullet-char="">
        <style:list-level-properties text:space-before="0.88583in" text:min-label-width="0.23622in"/>
        <style:text-properties fo:color="#e7e8e2" fo:font-family="Wingdings 2" style:font-charset="x-symbol" fo:font-size="70%"/>
      </text:list-level-style-bullet>
      <text:list-level-style-bullet text:level="4" text:bullet-char="">
        <style:list-level-properties text:space-before="1.27953in" text:min-label-width="0.23622in"/>
        <style:text-properties fo:color="#e7e8e2" fo:font-family="Wingdings 2" style:font-charset="x-symbol" fo:font-size="70%"/>
      </text:list-level-style-bullet>
      <text:list-level-style-bullet text:level="5" text:bullet-char="">
        <style:list-level-properties text:space-before="1.59449in" text:min-label-width="0.23622in"/>
        <style:text-properties fo:color="#e7e8e2" fo:font-family="Wingdings 2" style:font-charset="x-symbol" fo:font-size="70%"/>
      </text:list-level-style-bullet>
      <text:list-level-style-bullet text:level="6" text:bullet-char="">
        <style:list-level-properties text:space-before="1.96697in" text:min-label-width="0.23622in"/>
        <style:text-properties fo:color="#e7e8e2" fo:font-family="Wingdings 2" style:font-charset="x-symbol" fo:font-size="70%"/>
      </text:list-level-style-bullet>
      <text:list-level-style-bullet text:level="7" text:bullet-char="">
        <style:list-level-properties text:space-before="2.39042in" text:min-label-width="0.23622in"/>
        <style:text-properties fo:color="#e7e8e2" fo:font-family="Wingdings 2" style:font-charset="x-symbol" fo:font-size="70%"/>
      </text:list-level-style-bullet>
      <text:list-level-style-bullet text:level="8" text:bullet-char="">
        <style:list-level-properties text:space-before="2.81387in" text:min-label-width="0.23622in"/>
        <style:text-properties fo:color="#e7e8e2" fo:font-family="Wingdings 2" style:font-charset="x-symbol" fo:font-size="70%"/>
      </text:list-level-style-bullet>
      <text:list-level-style-bullet text:level="9" text:bullet-char="">
        <style:list-level-properties text:space-before="3.16076in" text:min-label-width="0.23622in"/>
        <style:text-properties fo:color="#e7e8e2" fo:font-family="Wingdings 2" style:font-charset="x-symbol" fo:font-size="70%"/>
      </text:list-level-style-bullet>
    </text:list-style>
    <text:list-style style:name="a203">
      <text:list-level-style-bullet text:level="1" text:bullet-char="">
        <style:list-level-properties text:space-before="0.07972in" text:min-label-width="0.29528in"/>
        <style:text-properties fo:color="#e7e8e2" fo:font-family="Wingdings 2" style:font-charset="x-symbol" fo:font-size="70%"/>
      </text:list-level-style-bullet>
      <text:list-level-style-bullet text:level="2" text:bullet-char="">
        <style:list-level-properties text:space-before="0.49213in" text:min-label-width="0.29528in"/>
        <style:text-properties fo:color="#e7e8e2" fo:font-family="Wingdings 2" style:font-charset="x-symbol" fo:font-size="70%"/>
      </text:list-level-style-bullet>
      <text:list-level-style-bullet text:level="3" text:bullet-char="">
        <style:list-level-properties text:space-before="0.82677in" text:min-label-width="0.29528in"/>
        <style:text-properties fo:color="#e7e8e2" fo:font-family="Wingdings 2" style:font-charset="x-symbol" fo:font-size="70%"/>
      </text:list-level-style-bullet>
      <text:list-level-style-bullet text:level="4" text:bullet-char="">
        <style:list-level-properties text:space-before="1.22047in" text:min-label-width="0.29528in"/>
        <style:text-properties fo:color="#e7e8e2" fo:font-family="Wingdings 2" style:font-charset="x-symbol" fo:font-size="70%"/>
      </text:list-level-style-bullet>
      <text:list-level-style-bullet text:level="5" text:bullet-char="">
        <style:list-level-properties text:space-before="1.53543in" text:min-label-width="0.29528in"/>
        <style:text-properties fo:color="#e7e8e2" fo:font-family="Wingdings 2" style:font-charset="x-symbol" fo:font-size="70%"/>
      </text:list-level-style-bullet>
      <text:list-level-style-bullet text:level="6" text:bullet-char="">
        <style:list-level-properties text:space-before="1.90792in" text:min-label-width="0.29528in"/>
        <style:text-properties fo:color="#e7e8e2" fo:font-family="Wingdings 2" style:font-charset="x-symbol" fo:font-size="70%"/>
      </text:list-level-style-bullet>
      <text:list-level-style-bullet text:level="7" text:bullet-char="">
        <style:list-level-properties text:space-before="2.33136in" text:min-label-width="0.29528in"/>
        <style:text-properties fo:color="#e7e8e2" fo:font-family="Wingdings 2" style:font-charset="x-symbol" fo:font-size="70%"/>
      </text:list-level-style-bullet>
      <text:list-level-style-bullet text:level="8" text:bullet-char="">
        <style:list-level-properties text:space-before="2.75481in" text:min-label-width="0.29528in"/>
        <style:text-properties fo:color="#e7e8e2" fo:font-family="Wingdings 2" style:font-charset="x-symbol" fo:font-size="70%"/>
      </text:list-level-style-bullet>
      <text:list-level-style-bullet text:level="9" text:bullet-char="">
        <style:list-level-properties text:space-before="3.10171in" text:min-label-width="0.29528in"/>
        <style:text-properties fo:color="#e7e8e2" fo:font-family="Wingdings 2" style:font-charset="x-symbol" fo:font-size="70%"/>
      </text:list-level-style-bullet>
    </text:list-style>
    <text:list-style style:name="a17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06">
      <text:list-level-style-bullet text:level="1" text:bullet-char="">
        <style:list-level-properties text:space-before="0.13878in" text:min-label-width="0.23622in"/>
        <style:text-properties fo:color="#e7e8e2" fo:font-family="Wingdings 2" style:font-charset="x-symbol" fo:font-size="70%"/>
      </text:list-level-style-bullet>
      <text:list-level-style-bullet text:level="2" text:bullet-char="">
        <style:list-level-properties text:space-before="0.55118in" text:min-label-width="0.23622in"/>
        <style:text-properties fo:color="#e7e8e2" fo:font-family="Wingdings 2" style:font-charset="x-symbol" fo:font-size="70%"/>
      </text:list-level-style-bullet>
      <text:list-level-style-bullet text:level="3" text:bullet-char="">
        <style:list-level-properties text:space-before="0.88583in" text:min-label-width="0.23622in"/>
        <style:text-properties fo:color="#e7e8e2" fo:font-family="Wingdings 2" style:font-charset="x-symbol" fo:font-size="70%"/>
      </text:list-level-style-bullet>
      <text:list-level-style-bullet text:level="4" text:bullet-char="">
        <style:list-level-properties text:space-before="1.27953in" text:min-label-width="0.23622in"/>
        <style:text-properties fo:color="#e7e8e2" fo:font-family="Wingdings 2" style:font-charset="x-symbol" fo:font-size="70%"/>
      </text:list-level-style-bullet>
      <text:list-level-style-bullet text:level="5" text:bullet-char="">
        <style:list-level-properties text:space-before="1.59449in" text:min-label-width="0.23622in"/>
        <style:text-properties fo:color="#e7e8e2" fo:font-family="Wingdings 2" style:font-charset="x-symbol" fo:font-size="70%"/>
      </text:list-level-style-bullet>
      <text:list-level-style-bullet text:level="6" text:bullet-char="">
        <style:list-level-properties text:space-before="1.96697in" text:min-label-width="0.23622in"/>
        <style:text-properties fo:color="#e7e8e2" fo:font-family="Wingdings 2" style:font-charset="x-symbol" fo:font-size="70%"/>
      </text:list-level-style-bullet>
      <text:list-level-style-bullet text:level="7" text:bullet-char="">
        <style:list-level-properties text:space-before="2.39042in" text:min-label-width="0.23622in"/>
        <style:text-properties fo:color="#e7e8e2" fo:font-family="Wingdings 2" style:font-charset="x-symbol" fo:font-size="70%"/>
      </text:list-level-style-bullet>
      <text:list-level-style-bullet text:level="8" text:bullet-char="">
        <style:list-level-properties text:space-before="2.81387in" text:min-label-width="0.23622in"/>
        <style:text-properties fo:color="#e7e8e2" fo:font-family="Wingdings 2" style:font-charset="x-symbol" fo:font-size="70%"/>
      </text:list-level-style-bullet>
      <text:list-level-style-bullet text:level="9" text:bullet-char="">
        <style:list-level-properties text:space-before="3.16076in" text:min-label-width="0.23622in"/>
        <style:text-properties fo:color="#e7e8e2" fo:font-family="Wingdings 2" style:font-charset="x-symbol" fo:font-size="70%"/>
      </text:list-level-style-bullet>
    </text:list-style>
    <text:list-style style:name="a142">
      <text:list-level-style-bullet text:level="1" text:bullet-char="">
        <style:list-level-properties text:space-before="0.07972in" text:min-label-width="0.29528in"/>
        <style:text-properties fo:color="#e7e8e2" fo:font-family="Wingdings 2" style:font-charset="x-symbol" fo:font-size="70%"/>
      </text:list-level-style-bullet>
      <text:list-level-style-bullet text:level="2" text:bullet-char="">
        <style:list-level-properties text:space-before="0.49213in" text:min-label-width="0.29528in"/>
        <style:text-properties fo:color="#e7e8e2" fo:font-family="Wingdings 2" style:font-charset="x-symbol" fo:font-size="70%"/>
      </text:list-level-style-bullet>
      <text:list-level-style-bullet text:level="3" text:bullet-char="">
        <style:list-level-properties text:space-before="0.82677in" text:min-label-width="0.29528in"/>
        <style:text-properties fo:color="#e7e8e2" fo:font-family="Wingdings 2" style:font-charset="x-symbol" fo:font-size="70%"/>
      </text:list-level-style-bullet>
      <text:list-level-style-bullet text:level="4" text:bullet-char="">
        <style:list-level-properties text:space-before="1.22047in" text:min-label-width="0.29528in"/>
        <style:text-properties fo:color="#e7e8e2" fo:font-family="Wingdings 2" style:font-charset="x-symbol" fo:font-size="70%"/>
      </text:list-level-style-bullet>
      <text:list-level-style-bullet text:level="5" text:bullet-char="">
        <style:list-level-properties text:space-before="1.53543in" text:min-label-width="0.29528in"/>
        <style:text-properties fo:color="#e7e8e2" fo:font-family="Wingdings 2" style:font-charset="x-symbol" fo:font-size="70%"/>
      </text:list-level-style-bullet>
      <text:list-level-style-bullet text:level="6" text:bullet-char="">
        <style:list-level-properties text:space-before="1.90792in" text:min-label-width="0.29528in"/>
        <style:text-properties fo:color="#e7e8e2" fo:font-family="Wingdings 2" style:font-charset="x-symbol" fo:font-size="70%"/>
      </text:list-level-style-bullet>
      <text:list-level-style-bullet text:level="7" text:bullet-char="">
        <style:list-level-properties text:space-before="2.33136in" text:min-label-width="0.29528in"/>
        <style:text-properties fo:color="#e7e8e2" fo:font-family="Wingdings 2" style:font-charset="x-symbol" fo:font-size="70%"/>
      </text:list-level-style-bullet>
      <text:list-level-style-bullet text:level="8" text:bullet-char="">
        <style:list-level-properties text:space-before="2.75481in" text:min-label-width="0.29528in"/>
        <style:text-properties fo:color="#e7e8e2" fo:font-family="Wingdings 2" style:font-charset="x-symbol" fo:font-size="70%"/>
      </text:list-level-style-bullet>
      <text:list-level-style-bullet text:level="9" text:bullet-char="">
        <style:list-level-properties text:space-before="3.10171in" text:min-label-width="0.29528in"/>
        <style:text-properties fo:color="#e7e8e2" fo:font-family="Wingdings 2" style:font-charset="x-symbol" fo:font-size="70%"/>
      </text:list-level-style-bullet>
    </text:list-style>
    <text:list-style style:name="a209">
      <text:list-level-style-bullet text:level="1" text:bullet-char="">
        <style:list-level-properties text:space-before="0.13878in" text:min-label-width="0.23622in"/>
        <style:text-properties fo:color="#e7e8e2" fo:font-family="Wingdings 2" style:font-charset="x-symbol" fo:font-size="70%"/>
      </text:list-level-style-bullet>
      <text:list-level-style-bullet text:level="2" text:bullet-char="">
        <style:list-level-properties text:space-before="0.55118in" text:min-label-width="0.23622in"/>
        <style:text-properties fo:color="#e7e8e2" fo:font-family="Wingdings 2" style:font-charset="x-symbol" fo:font-size="70%"/>
      </text:list-level-style-bullet>
      <text:list-level-style-bullet text:level="3" text:bullet-char="">
        <style:list-level-properties text:space-before="0.88583in" text:min-label-width="0.23622in"/>
        <style:text-properties fo:color="#e7e8e2" fo:font-family="Wingdings 2" style:font-charset="x-symbol" fo:font-size="70%"/>
      </text:list-level-style-bullet>
      <text:list-level-style-bullet text:level="4" text:bullet-char="">
        <style:list-level-properties text:space-before="1.27953in" text:min-label-width="0.23622in"/>
        <style:text-properties fo:color="#e7e8e2" fo:font-family="Wingdings 2" style:font-charset="x-symbol" fo:font-size="70%"/>
      </text:list-level-style-bullet>
      <text:list-level-style-bullet text:level="5" text:bullet-char="">
        <style:list-level-properties text:space-before="1.59449in" text:min-label-width="0.23622in"/>
        <style:text-properties fo:color="#e7e8e2" fo:font-family="Wingdings 2" style:font-charset="x-symbol" fo:font-size="70%"/>
      </text:list-level-style-bullet>
      <text:list-level-style-bullet text:level="6" text:bullet-char="">
        <style:list-level-properties text:space-before="1.96697in" text:min-label-width="0.23622in"/>
        <style:text-properties fo:color="#e7e8e2" fo:font-family="Wingdings 2" style:font-charset="x-symbol" fo:font-size="70%"/>
      </text:list-level-style-bullet>
      <text:list-level-style-bullet text:level="7" text:bullet-char="">
        <style:list-level-properties text:space-before="2.39042in" text:min-label-width="0.23622in"/>
        <style:text-properties fo:color="#e7e8e2" fo:font-family="Wingdings 2" style:font-charset="x-symbol" fo:font-size="70%"/>
      </text:list-level-style-bullet>
      <text:list-level-style-bullet text:level="8" text:bullet-char="">
        <style:list-level-properties text:space-before="2.81387in" text:min-label-width="0.23622in"/>
        <style:text-properties fo:color="#e7e8e2" fo:font-family="Wingdings 2" style:font-charset="x-symbol" fo:font-size="70%"/>
      </text:list-level-style-bullet>
      <text:list-level-style-bullet text:level="9" text:bullet-char="">
        <style:list-level-properties text:space-before="3.16076in" text:min-label-width="0.23622in"/>
        <style:text-properties fo:color="#e7e8e2" fo:font-family="Wingdings 2" style:font-charset="x-symbol" fo:font-size="70%"/>
      </text:list-level-style-bullet>
    </text:list-style>
    <text:list-style style:name="a145">
      <text:list-level-style-bullet text:level="1" text:bullet-char="">
        <style:list-level-properties text:space-before="0.13878in" text:min-label-width="0.23622in"/>
        <style:text-properties fo:color="#e7e8e2" fo:font-family="Wingdings 2" style:font-charset="x-symbol" fo:font-size="70%"/>
      </text:list-level-style-bullet>
      <text:list-level-style-bullet text:level="2" text:bullet-char="">
        <style:list-level-properties text:space-before="0.55118in" text:min-label-width="0.23622in"/>
        <style:text-properties fo:color="#e7e8e2" fo:font-family="Wingdings 2" style:font-charset="x-symbol" fo:font-size="70%"/>
      </text:list-level-style-bullet>
      <text:list-level-style-bullet text:level="3" text:bullet-char="">
        <style:list-level-properties text:space-before="0.88583in" text:min-label-width="0.23622in"/>
        <style:text-properties fo:color="#e7e8e2" fo:font-family="Wingdings 2" style:font-charset="x-symbol" fo:font-size="70%"/>
      </text:list-level-style-bullet>
      <text:list-level-style-bullet text:level="4" text:bullet-char="">
        <style:list-level-properties text:space-before="1.27953in" text:min-label-width="0.23622in"/>
        <style:text-properties fo:color="#e7e8e2" fo:font-family="Wingdings 2" style:font-charset="x-symbol" fo:font-size="70%"/>
      </text:list-level-style-bullet>
      <text:list-level-style-bullet text:level="5" text:bullet-char="">
        <style:list-level-properties text:space-before="1.59449in" text:min-label-width="0.23622in"/>
        <style:text-properties fo:color="#e7e8e2" fo:font-family="Wingdings 2" style:font-charset="x-symbol" fo:font-size="70%"/>
      </text:list-level-style-bullet>
      <text:list-level-style-bullet text:level="6" text:bullet-char="">
        <style:list-level-properties text:space-before="1.96697in" text:min-label-width="0.23622in"/>
        <style:text-properties fo:color="#e7e8e2" fo:font-family="Wingdings 2" style:font-charset="x-symbol" fo:font-size="70%"/>
      </text:list-level-style-bullet>
      <text:list-level-style-bullet text:level="7" text:bullet-char="">
        <style:list-level-properties text:space-before="2.39042in" text:min-label-width="0.23622in"/>
        <style:text-properties fo:color="#e7e8e2" fo:font-family="Wingdings 2" style:font-charset="x-symbol" fo:font-size="70%"/>
      </text:list-level-style-bullet>
      <text:list-level-style-bullet text:level="8" text:bullet-char="">
        <style:list-level-properties text:space-before="2.81387in" text:min-label-width="0.23622in"/>
        <style:text-properties fo:color="#e7e8e2" fo:font-family="Wingdings 2" style:font-charset="x-symbol" fo:font-size="70%"/>
      </text:list-level-style-bullet>
      <text:list-level-style-bullet text:level="9" text:bullet-char="">
        <style:list-level-properties text:space-before="3.16076in" text:min-label-width="0.23622in"/>
        <style:text-properties fo:color="#e7e8e2" fo:font-family="Wingdings 2" style:font-charset="x-symbol" fo:font-size="70%"/>
      </text:list-level-style-bullet>
    </text:list-style>
    <text:list-style style:name="a71">
      <text:list-level-style-bullet text:level="1" text:bullet-char="">
        <style:list-level-properties text:space-before="0.13878in" text:min-label-width="0.23622in"/>
        <style:text-properties fo:color="#e7e8e2" fo:font-family="Wingdings 2" style:font-charset="x-symbol" fo:font-size="70%"/>
      </text:list-level-style-bullet>
      <text:list-level-style-bullet text:level="2" text:bullet-char="">
        <style:list-level-properties text:space-before="0.55118in" text:min-label-width="0.23622in"/>
        <style:text-properties fo:color="#e7e8e2" fo:font-family="Wingdings 2" style:font-charset="x-symbol" fo:font-size="70%"/>
      </text:list-level-style-bullet>
      <text:list-level-style-bullet text:level="3" text:bullet-char="">
        <style:list-level-properties text:space-before="0.88583in" text:min-label-width="0.23622in"/>
        <style:text-properties fo:color="#e7e8e2" fo:font-family="Wingdings 2" style:font-charset="x-symbol" fo:font-size="70%"/>
      </text:list-level-style-bullet>
      <text:list-level-style-bullet text:level="4" text:bullet-char="">
        <style:list-level-properties text:space-before="1.27953in" text:min-label-width="0.23622in"/>
        <style:text-properties fo:color="#e7e8e2" fo:font-family="Wingdings 2" style:font-charset="x-symbol" fo:font-size="70%"/>
      </text:list-level-style-bullet>
      <text:list-level-style-bullet text:level="5" text:bullet-char="">
        <style:list-level-properties text:space-before="1.59449in" text:min-label-width="0.23622in"/>
        <style:text-properties fo:color="#e7e8e2" fo:font-family="Wingdings 2" style:font-charset="x-symbol" fo:font-size="70%"/>
      </text:list-level-style-bullet>
      <text:list-level-style-bullet text:level="6" text:bullet-char="">
        <style:list-level-properties text:space-before="1.96697in" text:min-label-width="0.23622in"/>
        <style:text-properties fo:color="#e7e8e2" fo:font-family="Wingdings 2" style:font-charset="x-symbol" fo:font-size="70%"/>
      </text:list-level-style-bullet>
      <text:list-level-style-bullet text:level="7" text:bullet-char="">
        <style:list-level-properties text:space-before="2.39042in" text:min-label-width="0.23622in"/>
        <style:text-properties fo:color="#e7e8e2" fo:font-family="Wingdings 2" style:font-charset="x-symbol" fo:font-size="70%"/>
      </text:list-level-style-bullet>
      <text:list-level-style-bullet text:level="8" text:bullet-char="">
        <style:list-level-properties text:space-before="2.81387in" text:min-label-width="0.23622in"/>
        <style:text-properties fo:color="#e7e8e2" fo:font-family="Wingdings 2" style:font-charset="x-symbol" fo:font-size="70%"/>
      </text:list-level-style-bullet>
      <text:list-level-style-bullet text:level="9" text:bullet-char="">
        <style:list-level-properties text:space-before="3.16076in" text:min-label-width="0.23622in"/>
        <style:text-properties fo:color="#e7e8e2" fo:font-family="Wingdings 2" style:font-charset="x-symbol" fo:font-size="70%"/>
      </text:list-level-style-bullet>
    </text:list-style>
    <text:list-style style:name="a148">
      <text:list-level-style-bullet text:level="1" text:bullet-char="">
        <style:list-level-properties text:space-before="0.13878in" text:min-label-width="0.23622in"/>
        <style:text-properties fo:color="#e7e8e2" fo:font-family="Wingdings 2" style:font-charset="x-symbol" fo:font-size="70%"/>
      </text:list-level-style-bullet>
      <text:list-level-style-bullet text:level="2" text:bullet-char="">
        <style:list-level-properties text:space-before="0.55118in" text:min-label-width="0.23622in"/>
        <style:text-properties fo:color="#e7e8e2" fo:font-family="Wingdings 2" style:font-charset="x-symbol" fo:font-size="70%"/>
      </text:list-level-style-bullet>
      <text:list-level-style-bullet text:level="3" text:bullet-char="">
        <style:list-level-properties text:space-before="0.88583in" text:min-label-width="0.23622in"/>
        <style:text-properties fo:color="#e7e8e2" fo:font-family="Wingdings 2" style:font-charset="x-symbol" fo:font-size="70%"/>
      </text:list-level-style-bullet>
      <text:list-level-style-bullet text:level="4" text:bullet-char="">
        <style:list-level-properties text:space-before="1.27953in" text:min-label-width="0.23622in"/>
        <style:text-properties fo:color="#e7e8e2" fo:font-family="Wingdings 2" style:font-charset="x-symbol" fo:font-size="70%"/>
      </text:list-level-style-bullet>
      <text:list-level-style-bullet text:level="5" text:bullet-char="">
        <style:list-level-properties text:space-before="1.59449in" text:min-label-width="0.23622in"/>
        <style:text-properties fo:color="#e7e8e2" fo:font-family="Wingdings 2" style:font-charset="x-symbol" fo:font-size="70%"/>
      </text:list-level-style-bullet>
      <text:list-level-style-bullet text:level="6" text:bullet-char="">
        <style:list-level-properties text:space-before="1.96697in" text:min-label-width="0.23622in"/>
        <style:text-properties fo:color="#e7e8e2" fo:font-family="Wingdings 2" style:font-charset="x-symbol" fo:font-size="70%"/>
      </text:list-level-style-bullet>
      <text:list-level-style-bullet text:level="7" text:bullet-char="">
        <style:list-level-properties text:space-before="2.39042in" text:min-label-width="0.23622in"/>
        <style:text-properties fo:color="#e7e8e2" fo:font-family="Wingdings 2" style:font-charset="x-symbol" fo:font-size="70%"/>
      </text:list-level-style-bullet>
      <text:list-level-style-bullet text:level="8" text:bullet-char="">
        <style:list-level-properties text:space-before="2.81387in" text:min-label-width="0.23622in"/>
        <style:text-properties fo:color="#e7e8e2" fo:font-family="Wingdings 2" style:font-charset="x-symbol" fo:font-size="70%"/>
      </text:list-level-style-bullet>
      <text:list-level-style-bullet text:level="9" text:bullet-char="">
        <style:list-level-properties text:space-before="3.16076in" text:min-label-width="0.23622in"/>
        <style:text-properties fo:color="#e7e8e2" fo:font-family="Wingdings 2" style:font-charset="x-symbol" fo:font-size="70%"/>
      </text:list-level-style-bullet>
    </text:list-style>
    <text:list-style style:name="a74">
      <text:list-level-style-bullet text:level="1" text:bullet-char="">
        <style:list-level-properties text:space-before="0.13878in" text:min-label-width="0.23622in"/>
        <style:text-properties fo:color="#e7e8e2" fo:font-family="Wingdings 2" style:font-charset="x-symbol" fo:font-size="70%"/>
      </text:list-level-style-bullet>
      <text:list-level-style-bullet text:level="2" text:bullet-char="">
        <style:list-level-properties text:space-before="0.55118in" text:min-label-width="0.23622in"/>
        <style:text-properties fo:color="#e7e8e2" fo:font-family="Wingdings 2" style:font-charset="x-symbol" fo:font-size="70%"/>
      </text:list-level-style-bullet>
      <text:list-level-style-bullet text:level="3" text:bullet-char="">
        <style:list-level-properties text:space-before="0.88583in" text:min-label-width="0.23622in"/>
        <style:text-properties fo:color="#e7e8e2" fo:font-family="Wingdings 2" style:font-charset="x-symbol" fo:font-size="70%"/>
      </text:list-level-style-bullet>
      <text:list-level-style-bullet text:level="4" text:bullet-char="">
        <style:list-level-properties text:space-before="1.27953in" text:min-label-width="0.23622in"/>
        <style:text-properties fo:color="#e7e8e2" fo:font-family="Wingdings 2" style:font-charset="x-symbol" fo:font-size="70%"/>
      </text:list-level-style-bullet>
      <text:list-level-style-bullet text:level="5" text:bullet-char="">
        <style:list-level-properties text:space-before="1.59449in" text:min-label-width="0.23622in"/>
        <style:text-properties fo:color="#e7e8e2" fo:font-family="Wingdings 2" style:font-charset="x-symbol" fo:font-size="70%"/>
      </text:list-level-style-bullet>
      <text:list-level-style-bullet text:level="6" text:bullet-char="">
        <style:list-level-properties text:space-before="1.96697in" text:min-label-width="0.23622in"/>
        <style:text-properties fo:color="#e7e8e2" fo:font-family="Wingdings 2" style:font-charset="x-symbol" fo:font-size="70%"/>
      </text:list-level-style-bullet>
      <text:list-level-style-bullet text:level="7" text:bullet-char="">
        <style:list-level-properties text:space-before="2.39042in" text:min-label-width="0.23622in"/>
        <style:text-properties fo:color="#e7e8e2" fo:font-family="Wingdings 2" style:font-charset="x-symbol" fo:font-size="70%"/>
      </text:list-level-style-bullet>
      <text:list-level-style-bullet text:level="8" text:bullet-char="">
        <style:list-level-properties text:space-before="2.81387in" text:min-label-width="0.23622in"/>
        <style:text-properties fo:color="#e7e8e2" fo:font-family="Wingdings 2" style:font-charset="x-symbol" fo:font-size="70%"/>
      </text:list-level-style-bullet>
      <text:list-level-style-bullet text:level="9" text:bullet-char="">
        <style:list-level-properties text:space-before="3.16076in" text:min-label-width="0.23622in"/>
        <style:text-properties fo:color="#e7e8e2" fo:font-family="Wingdings 2" style:font-charset="x-symbol" fo:font-size="70%"/>
      </text:list-level-style-bullet>
    </text:list-style>
    <text:list-style style:name="a49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3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8">
      <text:list-level-style-bullet text:level="1" text:bullet-char="">
        <style:list-level-properties text:space-before="0.13878in" text:min-label-width="0.23622in"/>
        <style:text-properties fo:color="#e7e8e2" fo:font-family="Wingdings 2" style:font-charset="x-symbol" fo:font-size="70%"/>
      </text:list-level-style-bullet>
      <text:list-level-style-bullet text:level="2" text:bullet-char="">
        <style:list-level-properties text:space-before="0.55118in" text:min-label-width="0.23622in"/>
        <style:text-properties fo:color="#e7e8e2" fo:font-family="Wingdings 2" style:font-charset="x-symbol" fo:font-size="70%"/>
      </text:list-level-style-bullet>
      <text:list-level-style-bullet text:level="3" text:bullet-char="">
        <style:list-level-properties text:space-before="0.88583in" text:min-label-width="0.23622in"/>
        <style:text-properties fo:color="#e7e8e2" fo:font-family="Wingdings 2" style:font-charset="x-symbol" fo:font-size="70%"/>
      </text:list-level-style-bullet>
      <text:list-level-style-bullet text:level="4" text:bullet-char="">
        <style:list-level-properties text:space-before="1.27953in" text:min-label-width="0.23622in"/>
        <style:text-properties fo:color="#e7e8e2" fo:font-family="Wingdings 2" style:font-charset="x-symbol" fo:font-size="70%"/>
      </text:list-level-style-bullet>
      <text:list-level-style-bullet text:level="5" text:bullet-char="">
        <style:list-level-properties text:space-before="1.59449in" text:min-label-width="0.23622in"/>
        <style:text-properties fo:color="#e7e8e2" fo:font-family="Wingdings 2" style:font-charset="x-symbol" fo:font-size="70%"/>
      </text:list-level-style-bullet>
      <text:list-level-style-bullet text:level="6" text:bullet-char="">
        <style:list-level-properties text:space-before="1.96697in" text:min-label-width="0.23622in"/>
        <style:text-properties fo:color="#e7e8e2" fo:font-family="Wingdings 2" style:font-charset="x-symbol" fo:font-size="70%"/>
      </text:list-level-style-bullet>
      <text:list-level-style-bullet text:level="7" text:bullet-char="">
        <style:list-level-properties text:space-before="2.39042in" text:min-label-width="0.23622in"/>
        <style:text-properties fo:color="#e7e8e2" fo:font-family="Wingdings 2" style:font-charset="x-symbol" fo:font-size="70%"/>
      </text:list-level-style-bullet>
      <text:list-level-style-bullet text:level="8" text:bullet-char="">
        <style:list-level-properties text:space-before="2.81387in" text:min-label-width="0.23622in"/>
        <style:text-properties fo:color="#e7e8e2" fo:font-family="Wingdings 2" style:font-charset="x-symbol" fo:font-size="70%"/>
      </text:list-level-style-bullet>
      <text:list-level-style-bullet text:level="9" text:bullet-char="">
        <style:list-level-properties text:space-before="3.16076in" text:min-label-width="0.23622in"/>
        <style:text-properties fo:color="#e7e8e2" fo:font-family="Wingdings 2" style:font-charset="x-symbol" fo:font-size="70%"/>
      </text:list-level-style-bullet>
    </text:list-style>
    <text:list-style style:name="a272">
      <text:list-level-style-bullet text:level="1" text:bullet-char="">
        <style:list-level-properties text:space-before="0.13878in" text:min-label-width="0.23622in"/>
        <style:text-properties fo:color="#e7e8e2" fo:font-family="Wingdings 2" style:font-charset="x-symbol" fo:font-size="70%"/>
      </text:list-level-style-bullet>
      <text:list-level-style-bullet text:level="2" text:bullet-char="">
        <style:list-level-properties text:space-before="0.55118in" text:min-label-width="0.23622in"/>
        <style:text-properties fo:color="#e7e8e2" fo:font-family="Wingdings 2" style:font-charset="x-symbol" fo:font-size="70%"/>
      </text:list-level-style-bullet>
      <text:list-level-style-bullet text:level="3" text:bullet-char="">
        <style:list-level-properties text:space-before="0.88583in" text:min-label-width="0.23622in"/>
        <style:text-properties fo:color="#e7e8e2" fo:font-family="Wingdings 2" style:font-charset="x-symbol" fo:font-size="70%"/>
      </text:list-level-style-bullet>
      <text:list-level-style-bullet text:level="4" text:bullet-char="">
        <style:list-level-properties text:space-before="1.27953in" text:min-label-width="0.23622in"/>
        <style:text-properties fo:color="#e7e8e2" fo:font-family="Wingdings 2" style:font-charset="x-symbol" fo:font-size="70%"/>
      </text:list-level-style-bullet>
      <text:list-level-style-bullet text:level="5" text:bullet-char="">
        <style:list-level-properties text:space-before="1.59449in" text:min-label-width="0.23622in"/>
        <style:text-properties fo:color="#e7e8e2" fo:font-family="Wingdings 2" style:font-charset="x-symbol" fo:font-size="70%"/>
      </text:list-level-style-bullet>
      <text:list-level-style-bullet text:level="6" text:bullet-char="">
        <style:list-level-properties text:space-before="1.96697in" text:min-label-width="0.23622in"/>
        <style:text-properties fo:color="#e7e8e2" fo:font-family="Wingdings 2" style:font-charset="x-symbol" fo:font-size="70%"/>
      </text:list-level-style-bullet>
      <text:list-level-style-bullet text:level="7" text:bullet-char="">
        <style:list-level-properties text:space-before="2.39042in" text:min-label-width="0.23622in"/>
        <style:text-properties fo:color="#e7e8e2" fo:font-family="Wingdings 2" style:font-charset="x-symbol" fo:font-size="70%"/>
      </text:list-level-style-bullet>
      <text:list-level-style-bullet text:level="8" text:bullet-char="">
        <style:list-level-properties text:space-before="2.81387in" text:min-label-width="0.23622in"/>
        <style:text-properties fo:color="#e7e8e2" fo:font-family="Wingdings 2" style:font-charset="x-symbol" fo:font-size="70%"/>
      </text:list-level-style-bullet>
      <text:list-level-style-bullet text:level="9" text:bullet-char="">
        <style:list-level-properties text:space-before="3.16076in" text:min-label-width="0.23622in"/>
        <style:text-properties fo:color="#e7e8e2" fo:font-family="Wingdings 2" style:font-charset="x-symbol" fo:font-size="70%"/>
      </text:list-level-style-bullet>
    </text:list-style>
    <text:list-style style:name="a275">
      <text:list-level-style-bullet text:level="1" text:bullet-char="">
        <style:list-level-properties text:space-before="0.13878in" text:min-label-width="0.23622in"/>
        <style:text-properties fo:color="#e7e8e2" fo:font-family="Wingdings 2" style:font-charset="x-symbol" fo:font-size="70%"/>
      </text:list-level-style-bullet>
      <text:list-level-style-bullet text:level="2" text:bullet-char="">
        <style:list-level-properties text:space-before="0.55118in" text:min-label-width="0.23622in"/>
        <style:text-properties fo:color="#e7e8e2" fo:font-family="Wingdings 2" style:font-charset="x-symbol" fo:font-size="70%"/>
      </text:list-level-style-bullet>
      <text:list-level-style-bullet text:level="3" text:bullet-char="">
        <style:list-level-properties text:space-before="0.88583in" text:min-label-width="0.23622in"/>
        <style:text-properties fo:color="#e7e8e2" fo:font-family="Wingdings 2" style:font-charset="x-symbol" fo:font-size="70%"/>
      </text:list-level-style-bullet>
      <text:list-level-style-bullet text:level="4" text:bullet-char="">
        <style:list-level-properties text:space-before="1.27953in" text:min-label-width="0.23622in"/>
        <style:text-properties fo:color="#e7e8e2" fo:font-family="Wingdings 2" style:font-charset="x-symbol" fo:font-size="70%"/>
      </text:list-level-style-bullet>
      <text:list-level-style-bullet text:level="5" text:bullet-char="">
        <style:list-level-properties text:space-before="1.59449in" text:min-label-width="0.23622in"/>
        <style:text-properties fo:color="#e7e8e2" fo:font-family="Wingdings 2" style:font-charset="x-symbol" fo:font-size="70%"/>
      </text:list-level-style-bullet>
      <text:list-level-style-bullet text:level="6" text:bullet-char="">
        <style:list-level-properties text:space-before="1.96697in" text:min-label-width="0.23622in"/>
        <style:text-properties fo:color="#e7e8e2" fo:font-family="Wingdings 2" style:font-charset="x-symbol" fo:font-size="70%"/>
      </text:list-level-style-bullet>
      <text:list-level-style-bullet text:level="7" text:bullet-char="">
        <style:list-level-properties text:space-before="2.39042in" text:min-label-width="0.23622in"/>
        <style:text-properties fo:color="#e7e8e2" fo:font-family="Wingdings 2" style:font-charset="x-symbol" fo:font-size="70%"/>
      </text:list-level-style-bullet>
      <text:list-level-style-bullet text:level="8" text:bullet-char="">
        <style:list-level-properties text:space-before="2.81387in" text:min-label-width="0.23622in"/>
        <style:text-properties fo:color="#e7e8e2" fo:font-family="Wingdings 2" style:font-charset="x-symbol" fo:font-size="70%"/>
      </text:list-level-style-bullet>
      <text:list-level-style-bullet text:level="9" text:bullet-char="">
        <style:list-level-properties text:space-before="3.16076in" text:min-label-width="0.23622in"/>
        <style:text-properties fo:color="#e7e8e2" fo:font-family="Wingdings 2" style:font-charset="x-symbol" fo:font-size="70%"/>
      </text:list-level-style-bullet>
    </text:list-style>
    <text:list-style style:name="a279">
      <text:list-level-style-bullet text:level="1" text:bullet-char="">
        <style:list-level-properties text:space-before="0.13878in" text:min-label-width="0.23622in"/>
        <style:text-properties fo:color="#e7e8e2" fo:font-family="Wingdings 2" style:font-charset="x-symbol" fo:font-size="70%"/>
      </text:list-level-style-bullet>
      <text:list-level-style-bullet text:level="2" text:bullet-char="">
        <style:list-level-properties text:space-before="0.55118in" text:min-label-width="0.23622in"/>
        <style:text-properties fo:color="#e7e8e2" fo:font-family="Wingdings 2" style:font-charset="x-symbol" fo:font-size="70%"/>
      </text:list-level-style-bullet>
      <text:list-level-style-bullet text:level="3" text:bullet-char="">
        <style:list-level-properties text:space-before="0.88583in" text:min-label-width="0.23622in"/>
        <style:text-properties fo:color="#e7e8e2" fo:font-family="Wingdings 2" style:font-charset="x-symbol" fo:font-size="70%"/>
      </text:list-level-style-bullet>
      <text:list-level-style-bullet text:level="4" text:bullet-char="">
        <style:list-level-properties text:space-before="1.27953in" text:min-label-width="0.23622in"/>
        <style:text-properties fo:color="#e7e8e2" fo:font-family="Wingdings 2" style:font-charset="x-symbol" fo:font-size="70%"/>
      </text:list-level-style-bullet>
      <text:list-level-style-bullet text:level="5" text:bullet-char="">
        <style:list-level-properties text:space-before="1.59449in" text:min-label-width="0.23622in"/>
        <style:text-properties fo:color="#e7e8e2" fo:font-family="Wingdings 2" style:font-charset="x-symbol" fo:font-size="70%"/>
      </text:list-level-style-bullet>
      <text:list-level-style-bullet text:level="6" text:bullet-char="">
        <style:list-level-properties text:space-before="1.96697in" text:min-label-width="0.23622in"/>
        <style:text-properties fo:color="#e7e8e2" fo:font-family="Wingdings 2" style:font-charset="x-symbol" fo:font-size="70%"/>
      </text:list-level-style-bullet>
      <text:list-level-style-bullet text:level="7" text:bullet-char="">
        <style:list-level-properties text:space-before="2.39042in" text:min-label-width="0.23622in"/>
        <style:text-properties fo:color="#e7e8e2" fo:font-family="Wingdings 2" style:font-charset="x-symbol" fo:font-size="70%"/>
      </text:list-level-style-bullet>
      <text:list-level-style-bullet text:level="8" text:bullet-char="">
        <style:list-level-properties text:space-before="2.81387in" text:min-label-width="0.23622in"/>
        <style:text-properties fo:color="#e7e8e2" fo:font-family="Wingdings 2" style:font-charset="x-symbol" fo:font-size="70%"/>
      </text:list-level-style-bullet>
      <text:list-level-style-bullet text:level="9" text:bullet-char="">
        <style:list-level-properties text:space-before="3.16076in" text:min-label-width="0.23622in"/>
        <style:text-properties fo:color="#e7e8e2" fo:font-family="Wingdings 2" style:font-charset="x-symbol" fo:font-size="70%"/>
      </text:list-level-style-bullet>
    </text:list-style>
    <text:list-style style:name="a11">
      <text:list-level-style-bullet text:level="1" text:bullet-char="">
        <style:list-level-properties text:space-before="0.07972in" text:min-label-width="0.29528in"/>
        <style:text-properties fo:color="#e7e8e2" fo:font-family="Wingdings 2" style:font-charset="x-symbol" fo:font-size="70%"/>
      </text:list-level-style-bullet>
      <text:list-level-style-bullet text:level="2" text:bullet-char="">
        <style:list-level-properties text:space-before="0.49213in" text:min-label-width="0.29528in"/>
        <style:text-properties fo:color="#e7e8e2" fo:font-family="Wingdings 2" style:font-charset="x-symbol" fo:font-size="70%"/>
      </text:list-level-style-bullet>
      <text:list-level-style-bullet text:level="3" text:bullet-char="">
        <style:list-level-properties text:space-before="0.82677in" text:min-label-width="0.29528in"/>
        <style:text-properties fo:color="#e7e8e2" fo:font-family="Wingdings 2" style:font-charset="x-symbol" fo:font-size="70%"/>
      </text:list-level-style-bullet>
      <text:list-level-style-bullet text:level="4" text:bullet-char="">
        <style:list-level-properties text:space-before="1.22047in" text:min-label-width="0.29528in"/>
        <style:text-properties fo:color="#e7e8e2" fo:font-family="Wingdings 2" style:font-charset="x-symbol" fo:font-size="70%"/>
      </text:list-level-style-bullet>
      <text:list-level-style-bullet text:level="5" text:bullet-char="">
        <style:list-level-properties text:space-before="1.53543in" text:min-label-width="0.29528in"/>
        <style:text-properties fo:color="#e7e8e2" fo:font-family="Wingdings 2" style:font-charset="x-symbol" fo:font-size="70%"/>
      </text:list-level-style-bullet>
      <text:list-level-style-bullet text:level="6" text:bullet-char="">
        <style:list-level-properties text:space-before="1.90792in" text:min-label-width="0.29528in"/>
        <style:text-properties fo:color="#e7e8e2" fo:font-family="Wingdings 2" style:font-charset="x-symbol" fo:font-size="70%"/>
      </text:list-level-style-bullet>
      <text:list-level-style-bullet text:level="7" text:bullet-char="">
        <style:list-level-properties text:space-before="2.33136in" text:min-label-width="0.29528in"/>
        <style:text-properties fo:color="#e7e8e2" fo:font-family="Wingdings 2" style:font-charset="x-symbol" fo:font-size="70%"/>
      </text:list-level-style-bullet>
      <text:list-level-style-bullet text:level="8" text:bullet-char="">
        <style:list-level-properties text:space-before="2.75481in" text:min-label-width="0.29528in"/>
        <style:text-properties fo:color="#e7e8e2" fo:font-family="Wingdings 2" style:font-charset="x-symbol" fo:font-size="70%"/>
      </text:list-level-style-bullet>
      <text:list-level-style-bullet text:level="9" text:bullet-char="">
        <style:list-level-properties text:space-before="3.10171in" text:min-label-width="0.29528in"/>
        <style:text-properties fo:color="#e7e8e2" fo:font-family="Wingdings 2" style:font-charset="x-symbol" fo:font-size="70%"/>
      </text:list-level-style-bullet>
    </text:list-style>
    <text:list-style style:name="a14">
      <text:list-level-style-bullet text:level="1" text:bullet-char="">
        <style:list-level-properties text:space-before="0.13878in" text:min-label-width="0.23622in"/>
        <style:text-properties fo:color="#e7e8e2" fo:font-family="Wingdings 2" style:font-charset="x-symbol" fo:font-size="70%"/>
      </text:list-level-style-bullet>
      <text:list-level-style-bullet text:level="2" text:bullet-char="">
        <style:list-level-properties text:space-before="0.55118in" text:min-label-width="0.23622in"/>
        <style:text-properties fo:color="#e7e8e2" fo:font-family="Wingdings 2" style:font-charset="x-symbol" fo:font-size="70%"/>
      </text:list-level-style-bullet>
      <text:list-level-style-bullet text:level="3" text:bullet-char="">
        <style:list-level-properties text:space-before="0.88583in" text:min-label-width="0.23622in"/>
        <style:text-properties fo:color="#e7e8e2" fo:font-family="Wingdings 2" style:font-charset="x-symbol" fo:font-size="70%"/>
      </text:list-level-style-bullet>
      <text:list-level-style-bullet text:level="4" text:bullet-char="">
        <style:list-level-properties text:space-before="1.27953in" text:min-label-width="0.23622in"/>
        <style:text-properties fo:color="#e7e8e2" fo:font-family="Wingdings 2" style:font-charset="x-symbol" fo:font-size="70%"/>
      </text:list-level-style-bullet>
      <text:list-level-style-bullet text:level="5" text:bullet-char="">
        <style:list-level-properties text:space-before="1.59449in" text:min-label-width="0.23622in"/>
        <style:text-properties fo:color="#e7e8e2" fo:font-family="Wingdings 2" style:font-charset="x-symbol" fo:font-size="70%"/>
      </text:list-level-style-bullet>
      <text:list-level-style-bullet text:level="6" text:bullet-char="">
        <style:list-level-properties text:space-before="1.96697in" text:min-label-width="0.23622in"/>
        <style:text-properties fo:color="#e7e8e2" fo:font-family="Wingdings 2" style:font-charset="x-symbol" fo:font-size="70%"/>
      </text:list-level-style-bullet>
      <text:list-level-style-bullet text:level="7" text:bullet-char="">
        <style:list-level-properties text:space-before="2.39042in" text:min-label-width="0.23622in"/>
        <style:text-properties fo:color="#e7e8e2" fo:font-family="Wingdings 2" style:font-charset="x-symbol" fo:font-size="70%"/>
      </text:list-level-style-bullet>
      <text:list-level-style-bullet text:level="8" text:bullet-char="">
        <style:list-level-properties text:space-before="2.81387in" text:min-label-width="0.23622in"/>
        <style:text-properties fo:color="#e7e8e2" fo:font-family="Wingdings 2" style:font-charset="x-symbol" fo:font-size="70%"/>
      </text:list-level-style-bullet>
      <text:list-level-style-bullet text:level="9" text:bullet-char="">
        <style:list-level-properties text:space-before="3.16076in" text:min-label-width="0.23622in"/>
        <style:text-properties fo:color="#e7e8e2" fo:font-family="Wingdings 2" style:font-charset="x-symbol" fo:font-size="70%"/>
      </text:list-level-style-bullet>
    </text:list-style>
    <text:list-style style:name="a180">
      <text:list-level-style-bullet text:level="1" text:bullet-char="">
        <style:list-level-properties text:space-before="0.04035in" text:min-label-width="0.33465in"/>
        <style:text-properties fo:color="#e7e8e2" fo:font-family="Wingdings 2" style:font-charset="x-symbol" fo:font-size="70%"/>
      </text:list-level-style-bullet>
      <text:list-level-style-bullet text:level="2" text:bullet-char="">
        <style:list-level-properties text:space-before="0.45276in" text:min-label-width="0.33465in"/>
        <style:text-properties fo:color="#e7e8e2" fo:font-family="Wingdings 2" style:font-charset="x-symbol" fo:font-size="70%"/>
      </text:list-level-style-bullet>
      <text:list-level-style-bullet text:level="3" text:bullet-char="">
        <style:list-level-properties text:space-before="0.7874in" text:min-label-width="0.33465in"/>
        <style:text-properties fo:color="#e7e8e2" fo:font-family="Wingdings 2" style:font-charset="x-symbol" fo:font-size="70%"/>
      </text:list-level-style-bullet>
      <text:list-level-style-bullet text:level="4" text:bullet-char="">
        <style:list-level-properties text:space-before="1.1811in" text:min-label-width="0.33465in"/>
        <style:text-properties fo:color="#e7e8e2" fo:font-family="Wingdings 2" style:font-charset="x-symbol" fo:font-size="70%"/>
      </text:list-level-style-bullet>
      <text:list-level-style-bullet text:level="5" text:bullet-char="">
        <style:list-level-properties text:space-before="1.49606in" text:min-label-width="0.33465in"/>
        <style:text-properties fo:color="#e7e8e2" fo:font-family="Wingdings 2" style:font-charset="x-symbol" fo:font-size="70%"/>
      </text:list-level-style-bullet>
      <text:list-level-style-bullet text:level="6" text:bullet-char="">
        <style:list-level-properties text:space-before="1.86855in" text:min-label-width="0.33465in"/>
        <style:text-properties fo:color="#e7e8e2" fo:font-family="Wingdings 2" style:font-charset="x-symbol" fo:font-size="70%"/>
      </text:list-level-style-bullet>
      <text:list-level-style-bullet text:level="7" text:bullet-char="">
        <style:list-level-properties text:space-before="2.29199in" text:min-label-width="0.33465in"/>
        <style:text-properties fo:color="#e7e8e2" fo:font-family="Wingdings 2" style:font-charset="x-symbol" fo:font-size="70%"/>
      </text:list-level-style-bullet>
      <text:list-level-style-bullet text:level="8" text:bullet-char="">
        <style:list-level-properties text:space-before="2.71544in" text:min-label-width="0.33465in"/>
        <style:text-properties fo:color="#e7e8e2" fo:font-family="Wingdings 2" style:font-charset="x-symbol" fo:font-size="70%"/>
      </text:list-level-style-bullet>
      <text:list-level-style-bullet text:level="9" text:bullet-char="">
        <style:list-level-properties text:space-before="3.06234in" text:min-label-width="0.33465in"/>
        <style:text-properties fo:color="#e7e8e2" fo:font-family="Wingdings 2" style:font-charset="x-symbol" fo:font-size="70%"/>
      </text:list-level-style-bullet>
    </text:list-style>
    <text:list-style style:name="a183">
      <text:list-level-style-bullet text:level="1" text:bullet-char="">
        <style:list-level-properties text:space-before="0.07972in" text:min-label-width="0.29528in"/>
        <style:text-properties fo:color="#e7e8e2" fo:font-family="Wingdings 2" style:font-charset="x-symbol" fo:font-size="70%"/>
      </text:list-level-style-bullet>
      <text:list-level-style-bullet text:level="2" text:bullet-char="">
        <style:list-level-properties text:space-before="0.49213in" text:min-label-width="0.29528in"/>
        <style:text-properties fo:color="#e7e8e2" fo:font-family="Wingdings 2" style:font-charset="x-symbol" fo:font-size="70%"/>
      </text:list-level-style-bullet>
      <text:list-level-style-bullet text:level="3" text:bullet-char="">
        <style:list-level-properties text:space-before="0.82677in" text:min-label-width="0.29528in"/>
        <style:text-properties fo:color="#e7e8e2" fo:font-family="Wingdings 2" style:font-charset="x-symbol" fo:font-size="70%"/>
      </text:list-level-style-bullet>
      <text:list-level-style-bullet text:level="4" text:bullet-char="">
        <style:list-level-properties text:space-before="1.22047in" text:min-label-width="0.29528in"/>
        <style:text-properties fo:color="#e7e8e2" fo:font-family="Wingdings 2" style:font-charset="x-symbol" fo:font-size="70%"/>
      </text:list-level-style-bullet>
      <text:list-level-style-bullet text:level="5" text:bullet-char="">
        <style:list-level-properties text:space-before="1.53543in" text:min-label-width="0.29528in"/>
        <style:text-properties fo:color="#e7e8e2" fo:font-family="Wingdings 2" style:font-charset="x-symbol" fo:font-size="70%"/>
      </text:list-level-style-bullet>
      <text:list-level-style-bullet text:level="6" text:bullet-char="">
        <style:list-level-properties text:space-before="1.90792in" text:min-label-width="0.29528in"/>
        <style:text-properties fo:color="#e7e8e2" fo:font-family="Wingdings 2" style:font-charset="x-symbol" fo:font-size="70%"/>
      </text:list-level-style-bullet>
      <text:list-level-style-bullet text:level="7" text:bullet-char="">
        <style:list-level-properties text:space-before="2.33136in" text:min-label-width="0.29528in"/>
        <style:text-properties fo:color="#e7e8e2" fo:font-family="Wingdings 2" style:font-charset="x-symbol" fo:font-size="70%"/>
      </text:list-level-style-bullet>
      <text:list-level-style-bullet text:level="8" text:bullet-char="">
        <style:list-level-properties text:space-before="2.75481in" text:min-label-width="0.29528in"/>
        <style:text-properties fo:color="#e7e8e2" fo:font-family="Wingdings 2" style:font-charset="x-symbol" fo:font-size="70%"/>
      </text:list-level-style-bullet>
      <text:list-level-style-bullet text:level="9" text:bullet-char="">
        <style:list-level-properties text:space-before="3.10171in" text:min-label-width="0.29528in"/>
        <style:text-properties fo:color="#e7e8e2" fo:font-family="Wingdings 2" style:font-charset="x-symbol" fo:font-size="70%"/>
      </text:list-level-style-bullet>
    </text:list-style>
    <text:list-style style:name="a17">
      <text:list-level-style-bullet text:level="1" text:bullet-char="">
        <style:list-level-properties text:space-before="0.13878in" text:min-label-width="0.23622in"/>
        <style:text-properties fo:color="#e7e8e2" fo:font-family="Wingdings 2" style:font-charset="x-symbol" fo:font-size="70%"/>
      </text:list-level-style-bullet>
      <text:list-level-style-bullet text:level="2" text:bullet-char="">
        <style:list-level-properties text:space-before="0.55118in" text:min-label-width="0.23622in"/>
        <style:text-properties fo:color="#e7e8e2" fo:font-family="Wingdings 2" style:font-charset="x-symbol" fo:font-size="70%"/>
      </text:list-level-style-bullet>
      <text:list-level-style-bullet text:level="3" text:bullet-char="">
        <style:list-level-properties text:space-before="0.88583in" text:min-label-width="0.23622in"/>
        <style:text-properties fo:color="#e7e8e2" fo:font-family="Wingdings 2" style:font-charset="x-symbol" fo:font-size="70%"/>
      </text:list-level-style-bullet>
      <text:list-level-style-bullet text:level="4" text:bullet-char="">
        <style:list-level-properties text:space-before="1.27953in" text:min-label-width="0.23622in"/>
        <style:text-properties fo:color="#e7e8e2" fo:font-family="Wingdings 2" style:font-charset="x-symbol" fo:font-size="70%"/>
      </text:list-level-style-bullet>
      <text:list-level-style-bullet text:level="5" text:bullet-char="">
        <style:list-level-properties text:space-before="1.59449in" text:min-label-width="0.23622in"/>
        <style:text-properties fo:color="#e7e8e2" fo:font-family="Wingdings 2" style:font-charset="x-symbol" fo:font-size="70%"/>
      </text:list-level-style-bullet>
      <text:list-level-style-bullet text:level="6" text:bullet-char="">
        <style:list-level-properties text:space-before="1.96697in" text:min-label-width="0.23622in"/>
        <style:text-properties fo:color="#e7e8e2" fo:font-family="Wingdings 2" style:font-charset="x-symbol" fo:font-size="70%"/>
      </text:list-level-style-bullet>
      <text:list-level-style-bullet text:level="7" text:bullet-char="">
        <style:list-level-properties text:space-before="2.39042in" text:min-label-width="0.23622in"/>
        <style:text-properties fo:color="#e7e8e2" fo:font-family="Wingdings 2" style:font-charset="x-symbol" fo:font-size="70%"/>
      </text:list-level-style-bullet>
      <text:list-level-style-bullet text:level="8" text:bullet-char="">
        <style:list-level-properties text:space-before="2.81387in" text:min-label-width="0.23622in"/>
        <style:text-properties fo:color="#e7e8e2" fo:font-family="Wingdings 2" style:font-charset="x-symbol" fo:font-size="70%"/>
      </text:list-level-style-bullet>
      <text:list-level-style-bullet text:level="9" text:bullet-char="">
        <style:list-level-properties text:space-before="3.16076in" text:min-label-width="0.23622in"/>
        <style:text-properties fo:color="#e7e8e2" fo:font-family="Wingdings 2" style:font-charset="x-symbol" fo:font-size="70%"/>
      </text:list-level-style-bullet>
    </text:list-style>
    <text:list-style style:name="a43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12">
      <text:list-level-style-bullet text:level="1" text:bullet-char="">
        <style:list-level-properties text:space-before="0.13878in" text:min-label-width="0.23622in"/>
        <style:text-properties fo:color="#e7e8e2" fo:font-family="Wingdings 2" style:font-charset="x-symbol" fo:font-size="70%"/>
      </text:list-level-style-bullet>
      <text:list-level-style-bullet text:level="2" text:bullet-char="">
        <style:list-level-properties text:space-before="0.55118in" text:min-label-width="0.23622in"/>
        <style:text-properties fo:color="#e7e8e2" fo:font-family="Wingdings 2" style:font-charset="x-symbol" fo:font-size="70%"/>
      </text:list-level-style-bullet>
      <text:list-level-style-bullet text:level="3" text:bullet-char="">
        <style:list-level-properties text:space-before="0.88583in" text:min-label-width="0.23622in"/>
        <style:text-properties fo:color="#e7e8e2" fo:font-family="Wingdings 2" style:font-charset="x-symbol" fo:font-size="70%"/>
      </text:list-level-style-bullet>
      <text:list-level-style-bullet text:level="4" text:bullet-char="">
        <style:list-level-properties text:space-before="1.27953in" text:min-label-width="0.23622in"/>
        <style:text-properties fo:color="#e7e8e2" fo:font-family="Wingdings 2" style:font-charset="x-symbol" fo:font-size="70%"/>
      </text:list-level-style-bullet>
      <text:list-level-style-bullet text:level="5" text:bullet-char="">
        <style:list-level-properties text:space-before="1.59449in" text:min-label-width="0.23622in"/>
        <style:text-properties fo:color="#e7e8e2" fo:font-family="Wingdings 2" style:font-charset="x-symbol" fo:font-size="70%"/>
      </text:list-level-style-bullet>
      <text:list-level-style-bullet text:level="6" text:bullet-char="">
        <style:list-level-properties text:space-before="1.96697in" text:min-label-width="0.23622in"/>
        <style:text-properties fo:color="#e7e8e2" fo:font-family="Wingdings 2" style:font-charset="x-symbol" fo:font-size="70%"/>
      </text:list-level-style-bullet>
      <text:list-level-style-bullet text:level="7" text:bullet-char="">
        <style:list-level-properties text:space-before="2.39042in" text:min-label-width="0.23622in"/>
        <style:text-properties fo:color="#e7e8e2" fo:font-family="Wingdings 2" style:font-charset="x-symbol" fo:font-size="70%"/>
      </text:list-level-style-bullet>
      <text:list-level-style-bullet text:level="8" text:bullet-char="">
        <style:list-level-properties text:space-before="2.81387in" text:min-label-width="0.23622in"/>
        <style:text-properties fo:color="#e7e8e2" fo:font-family="Wingdings 2" style:font-charset="x-symbol" fo:font-size="70%"/>
      </text:list-level-style-bullet>
      <text:list-level-style-bullet text:level="9" text:bullet-char="">
        <style:list-level-properties text:space-before="3.16076in" text:min-label-width="0.23622in"/>
        <style:text-properties fo:color="#e7e8e2" fo:font-family="Wingdings 2" style:font-charset="x-symbol" fo:font-size="70%"/>
      </text:list-level-style-bullet>
    </text:list-style>
    <text:list-style style:name="a186">
      <text:list-level-style-bullet text:level="1" text:bullet-char="">
        <style:list-level-properties text:space-before="0.13878in" text:min-label-width="0.23622in"/>
        <style:text-properties fo:color="#e7e8e2" fo:font-family="Wingdings 2" style:font-charset="x-symbol" fo:font-size="70%"/>
      </text:list-level-style-bullet>
      <text:list-level-style-bullet text:level="2" text:bullet-char="">
        <style:list-level-properties text:space-before="0.55118in" text:min-label-width="0.23622in"/>
        <style:text-properties fo:color="#e7e8e2" fo:font-family="Wingdings 2" style:font-charset="x-symbol" fo:font-size="70%"/>
      </text:list-level-style-bullet>
      <text:list-level-style-bullet text:level="3" text:bullet-char="">
        <style:list-level-properties text:space-before="0.88583in" text:min-label-width="0.23622in"/>
        <style:text-properties fo:color="#e7e8e2" fo:font-family="Wingdings 2" style:font-charset="x-symbol" fo:font-size="70%"/>
      </text:list-level-style-bullet>
      <text:list-level-style-bullet text:level="4" text:bullet-char="">
        <style:list-level-properties text:space-before="1.27953in" text:min-label-width="0.23622in"/>
        <style:text-properties fo:color="#e7e8e2" fo:font-family="Wingdings 2" style:font-charset="x-symbol" fo:font-size="70%"/>
      </text:list-level-style-bullet>
      <text:list-level-style-bullet text:level="5" text:bullet-char="">
        <style:list-level-properties text:space-before="1.59449in" text:min-label-width="0.23622in"/>
        <style:text-properties fo:color="#e7e8e2" fo:font-family="Wingdings 2" style:font-charset="x-symbol" fo:font-size="70%"/>
      </text:list-level-style-bullet>
      <text:list-level-style-bullet text:level="6" text:bullet-char="">
        <style:list-level-properties text:space-before="1.96697in" text:min-label-width="0.23622in"/>
        <style:text-properties fo:color="#e7e8e2" fo:font-family="Wingdings 2" style:font-charset="x-symbol" fo:font-size="70%"/>
      </text:list-level-style-bullet>
      <text:list-level-style-bullet text:level="7" text:bullet-char="">
        <style:list-level-properties text:space-before="2.39042in" text:min-label-width="0.23622in"/>
        <style:text-properties fo:color="#e7e8e2" fo:font-family="Wingdings 2" style:font-charset="x-symbol" fo:font-size="70%"/>
      </text:list-level-style-bullet>
      <text:list-level-style-bullet text:level="8" text:bullet-char="">
        <style:list-level-properties text:space-before="2.81387in" text:min-label-width="0.23622in"/>
        <style:text-properties fo:color="#e7e8e2" fo:font-family="Wingdings 2" style:font-charset="x-symbol" fo:font-size="70%"/>
      </text:list-level-style-bullet>
      <text:list-level-style-bullet text:level="9" text:bullet-char="">
        <style:list-level-properties text:space-before="3.16076in" text:min-label-width="0.23622in"/>
        <style:text-properties fo:color="#e7e8e2" fo:font-family="Wingdings 2" style:font-charset="x-symbol" fo:font-size="70%"/>
      </text:list-level-style-bullet>
    </text:list-style>
    <text:list-style style:name="a43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89">
      <text:list-level-style-bullet text:level="1" text:bullet-char="">
        <style:list-level-properties text:space-before="0.13878in" text:min-label-width="0.23622in"/>
        <style:text-properties fo:color="#e7e8e2" fo:font-family="Wingdings 2" style:font-charset="x-symbol" fo:font-size="70%"/>
      </text:list-level-style-bullet>
      <text:list-level-style-bullet text:level="2" text:bullet-char="">
        <style:list-level-properties text:space-before="0.55118in" text:min-label-width="0.23622in"/>
        <style:text-properties fo:color="#e7e8e2" fo:font-family="Wingdings 2" style:font-charset="x-symbol" fo:font-size="70%"/>
      </text:list-level-style-bullet>
      <text:list-level-style-bullet text:level="3" text:bullet-char="">
        <style:list-level-properties text:space-before="0.88583in" text:min-label-width="0.23622in"/>
        <style:text-properties fo:color="#e7e8e2" fo:font-family="Wingdings 2" style:font-charset="x-symbol" fo:font-size="70%"/>
      </text:list-level-style-bullet>
      <text:list-level-style-bullet text:level="4" text:bullet-char="">
        <style:list-level-properties text:space-before="1.27953in" text:min-label-width="0.23622in"/>
        <style:text-properties fo:color="#e7e8e2" fo:font-family="Wingdings 2" style:font-charset="x-symbol" fo:font-size="70%"/>
      </text:list-level-style-bullet>
      <text:list-level-style-bullet text:level="5" text:bullet-char="">
        <style:list-level-properties text:space-before="1.59449in" text:min-label-width="0.23622in"/>
        <style:text-properties fo:color="#e7e8e2" fo:font-family="Wingdings 2" style:font-charset="x-symbol" fo:font-size="70%"/>
      </text:list-level-style-bullet>
      <text:list-level-style-bullet text:level="6" text:bullet-char="">
        <style:list-level-properties text:space-before="1.96697in" text:min-label-width="0.23622in"/>
        <style:text-properties fo:color="#e7e8e2" fo:font-family="Wingdings 2" style:font-charset="x-symbol" fo:font-size="70%"/>
      </text:list-level-style-bullet>
      <text:list-level-style-bullet text:level="7" text:bullet-char="">
        <style:list-level-properties text:space-before="2.39042in" text:min-label-width="0.23622in"/>
        <style:text-properties fo:color="#e7e8e2" fo:font-family="Wingdings 2" style:font-charset="x-symbol" fo:font-size="70%"/>
      </text:list-level-style-bullet>
      <text:list-level-style-bullet text:level="8" text:bullet-char="">
        <style:list-level-properties text:space-before="2.81387in" text:min-label-width="0.23622in"/>
        <style:text-properties fo:color="#e7e8e2" fo:font-family="Wingdings 2" style:font-charset="x-symbol" fo:font-size="70%"/>
      </text:list-level-style-bullet>
      <text:list-level-style-bullet text:level="9" text:bullet-char="">
        <style:list-level-properties text:space-before="3.16076in" text:min-label-width="0.23622in"/>
        <style:text-properties fo:color="#e7e8e2" fo:font-family="Wingdings 2" style:font-charset="x-symbol" fo:font-size="70%"/>
      </text:list-level-style-bullet>
    </text:list-style>
    <text:list-style style:name="a152">
      <text:list-level-style-bullet text:level="1" text:bullet-char="">
        <style:list-level-properties text:space-before="0.13878in" text:min-label-width="0.23622in"/>
        <style:text-properties fo:color="#e7e8e2" fo:font-family="Wingdings 2" style:font-charset="x-symbol" fo:font-size="70%"/>
      </text:list-level-style-bullet>
      <text:list-level-style-bullet text:level="2" text:bullet-char="">
        <style:list-level-properties text:space-before="0.55118in" text:min-label-width="0.23622in"/>
        <style:text-properties fo:color="#e7e8e2" fo:font-family="Wingdings 2" style:font-charset="x-symbol" fo:font-size="70%"/>
      </text:list-level-style-bullet>
      <text:list-level-style-bullet text:level="3" text:bullet-char="">
        <style:list-level-properties text:space-before="0.88583in" text:min-label-width="0.23622in"/>
        <style:text-properties fo:color="#e7e8e2" fo:font-family="Wingdings 2" style:font-charset="x-symbol" fo:font-size="70%"/>
      </text:list-level-style-bullet>
      <text:list-level-style-bullet text:level="4" text:bullet-char="">
        <style:list-level-properties text:space-before="1.27953in" text:min-label-width="0.23622in"/>
        <style:text-properties fo:color="#e7e8e2" fo:font-family="Wingdings 2" style:font-charset="x-symbol" fo:font-size="70%"/>
      </text:list-level-style-bullet>
      <text:list-level-style-bullet text:level="5" text:bullet-char="">
        <style:list-level-properties text:space-before="1.59449in" text:min-label-width="0.23622in"/>
        <style:text-properties fo:color="#e7e8e2" fo:font-family="Wingdings 2" style:font-charset="x-symbol" fo:font-size="70%"/>
      </text:list-level-style-bullet>
      <text:list-level-style-bullet text:level="6" text:bullet-char="">
        <style:list-level-properties text:space-before="1.96697in" text:min-label-width="0.23622in"/>
        <style:text-properties fo:color="#e7e8e2" fo:font-family="Wingdings 2" style:font-charset="x-symbol" fo:font-size="70%"/>
      </text:list-level-style-bullet>
      <text:list-level-style-bullet text:level="7" text:bullet-char="">
        <style:list-level-properties text:space-before="2.39042in" text:min-label-width="0.23622in"/>
        <style:text-properties fo:color="#e7e8e2" fo:font-family="Wingdings 2" style:font-charset="x-symbol" fo:font-size="70%"/>
      </text:list-level-style-bullet>
      <text:list-level-style-bullet text:level="8" text:bullet-char="">
        <style:list-level-properties text:space-before="2.81387in" text:min-label-width="0.23622in"/>
        <style:text-properties fo:color="#e7e8e2" fo:font-family="Wingdings 2" style:font-charset="x-symbol" fo:font-size="70%"/>
      </text:list-level-style-bullet>
      <text:list-level-style-bullet text:level="9" text:bullet-char="">
        <style:list-level-properties text:space-before="3.16076in" text:min-label-width="0.23622in"/>
        <style:text-properties fo:color="#e7e8e2" fo:font-family="Wingdings 2" style:font-charset="x-symbol" fo:font-size="70%"/>
      </text:list-level-style-bullet>
    </text:list-style>
    <text:list-style style:name="a122">
      <text:list-level-style-bullet text:level="1" text:bullet-char="">
        <style:list-level-properties text:space-before="0.04035in" text:min-label-width="0.33465in"/>
        <style:text-properties fo:color="#e7e8e2" fo:font-family="Wingdings 2" style:font-charset="x-symbol" fo:font-size="70%"/>
      </text:list-level-style-bullet>
      <text:list-level-style-bullet text:level="2" text:bullet-char="">
        <style:list-level-properties text:space-before="0.45276in" text:min-label-width="0.33465in"/>
        <style:text-properties fo:color="#e7e8e2" fo:font-family="Wingdings 2" style:font-charset="x-symbol" fo:font-size="70%"/>
      </text:list-level-style-bullet>
      <text:list-level-style-bullet text:level="3" text:bullet-char="">
        <style:list-level-properties text:space-before="0.7874in" text:min-label-width="0.33465in"/>
        <style:text-properties fo:color="#e7e8e2" fo:font-family="Wingdings 2" style:font-charset="x-symbol" fo:font-size="70%"/>
      </text:list-level-style-bullet>
      <text:list-level-style-bullet text:level="4" text:bullet-char="">
        <style:list-level-properties text:space-before="1.1811in" text:min-label-width="0.33465in"/>
        <style:text-properties fo:color="#e7e8e2" fo:font-family="Wingdings 2" style:font-charset="x-symbol" fo:font-size="70%"/>
      </text:list-level-style-bullet>
      <text:list-level-style-bullet text:level="5" text:bullet-char="">
        <style:list-level-properties text:space-before="1.49606in" text:min-label-width="0.33465in"/>
        <style:text-properties fo:color="#e7e8e2" fo:font-family="Wingdings 2" style:font-charset="x-symbol" fo:font-size="70%"/>
      </text:list-level-style-bullet>
      <text:list-level-style-bullet text:level="6" text:bullet-char="">
        <style:list-level-properties text:space-before="1.86855in" text:min-label-width="0.33465in"/>
        <style:text-properties fo:color="#e7e8e2" fo:font-family="Wingdings 2" style:font-charset="x-symbol" fo:font-size="70%"/>
      </text:list-level-style-bullet>
      <text:list-level-style-bullet text:level="7" text:bullet-char="">
        <style:list-level-properties text:space-before="2.29199in" text:min-label-width="0.33465in"/>
        <style:text-properties fo:color="#e7e8e2" fo:font-family="Wingdings 2" style:font-charset="x-symbol" fo:font-size="70%"/>
      </text:list-level-style-bullet>
      <text:list-level-style-bullet text:level="8" text:bullet-char="">
        <style:list-level-properties text:space-before="2.71544in" text:min-label-width="0.33465in"/>
        <style:text-properties fo:color="#e7e8e2" fo:font-family="Wingdings 2" style:font-charset="x-symbol" fo:font-size="70%"/>
      </text:list-level-style-bullet>
      <text:list-level-style-bullet text:level="9" text:bullet-char="">
        <style:list-level-properties text:space-before="3.06234in" text:min-label-width="0.33465in"/>
        <style:text-properties fo:color="#e7e8e2" fo:font-family="Wingdings 2" style:font-charset="x-symbol" fo:font-size="70%"/>
      </text:list-level-style-bullet>
    </text:list-style>
    <number:date-style xmlns:number="urn:oasis:names:tc:opendocument:xmlns:datastyle:1.0" style:name="a15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8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5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5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1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1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6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1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4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8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8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3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4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16"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SlateVTI" style:page-layout-name="pageLayout1" draw:style-name="a1">
      <draw:frame draw:id="id0" presentation:style-name="a5" draw:name="Title Placeholder 1" svg:x="0.99934in" svg:y="0.66667in" svg:width="11.32301in" svg:height="1.375in" presentation:class="title" presentation:placeholder="false">
        <draw:text-box>
          <text:p text:style-name="a4" text:class-names="" text:cond-style-name=""><text:span text:style-name="a2" text:class-names="">Click to edit Master title style</text:span><text:span text:style-name="a3" text:class-names=""/></text:p>
        </draw:text-box>
        <svg:title/>
        <svg:desc/>
      </draw:frame>
      <draw:frame draw:id="id1" presentation:style-name="a22" draw:name="Text Placeholder 2" svg:x="0.99934in" svg:y="2.27083in" svg:width="11.32301in" svg:height="4.0625in" presentation:class="outline" presentation:placeholder="false">
        <draw:text-box>
          <text:list text:style-name="a8">
            <text:list-item>
              <text:p text:style-name="a7" text:class-names="" text:cond-style-name=""><text:span text:style-name="a6" text:class-names="">Click to edit Master text styles</text:span></text:p>
            </text:list-item>
          </text:list>
          <text:list text:style-name="a11">
            <text:list-item>
              <text:list text:style-name="a11">
                <text:list-item>
                  <text:p text:style-name="a10" text:class-names="" text:cond-style-name=""><text:span text:style-name="a9" text:class-names="">Second level</text:span></text:p>
                </text:list-item>
              </text:list>
            </text:list-item>
          </text:list>
          <text:list text:style-name="a14">
            <text:list-item>
              <text:list text:style-name="a14">
                <text:list-item>
                  <text:list text:style-name="a14">
                    <text:list-item>
                      <text:p text:style-name="a13" text:class-names="" text:cond-style-name=""><text:span text:style-name="a12" text:class-names="">Third level</text:span></text:p>
                    </text:list-item>
                  </text:list>
                </text:list-item>
              </text:list>
            </text:list-item>
          </text:list>
          <text:list text:style-name="a17">
            <text:list-item>
              <text:list text:style-name="a17">
                <text:list-item>
                  <text:list text:style-name="a17">
                    <text:list-item>
                      <text:list text:style-name="a17">
                        <text:list-item>
                          <text:p text:style-name="a16" text:class-names="" text:cond-style-name=""><text:span text:style-name="a15" text:class-names="">Fourth level</text:span></text:p>
                        </text:list-item>
                      </text:list>
                    </text:list-item>
                  </text:list>
                </text:list-item>
              </text:list>
            </text:list-item>
          </text:list>
          <text:list text:style-name="a21">
            <text:list-item>
              <text:list text:style-name="a21">
                <text:list-item>
                  <text:list text:style-name="a21">
                    <text:list-item>
                      <text:list text:style-name="a21">
                        <text:list-item>
                          <text:list text:style-name="a21">
                            <text:list-item>
                              <text:p text:style-name="a20" text:class-names="" text:cond-style-name=""><text:span text:style-name="a18" text:class-names="">Fifth level</text:span><text:span text:style-name="a19" text:class-names=""/></text:p>
                            </text:list-item>
                          </text:list>
                        </text:list-item>
                      </text:list>
                    </text:list-item>
                  </text:list>
                </text:list-item>
              </text:list>
            </text:list-item>
          </text:list>
        </draw:text-box>
        <svg:title/>
        <svg:desc/>
      </draw:frame>
      <draw:frame draw:id="id2" presentation:style-name="a27" draw:name="Date Placeholder 3" svg:x="8.39757in" svg:y="6.5625in" svg:width="3in" svg:height="0.39931in" presentation:class="date-time" presentation:placeholder="false">
        <draw:text-box>
          <text:p text:style-name="a26" text:class-names="" text:cond-style-name=""><text:span text:style-name="a23" text:class-names=""><text:date text:fixed="false" style:data-style-name="a24">9/6/2024</text:date></text:span><text:span text:style-name="a25" text:class-names=""/></text:p>
        </draw:text-box>
        <svg:title/>
        <svg:desc/>
      </draw:frame>
      <draw:frame draw:id="id3" presentation:style-name="a30" draw:name="Footer Placeholder 4" svg:x="0.99934in" svg:y="6.5625in" svg:width="7.29753in" svg:height="0.39931in" presentation:class="footer" presentation:placeholder="false">
        <draw:text-box>
          <text:p text:style-name="a29" text:class-names="" text:cond-style-name=""><text:span text:style-name="a28" text:class-names=""/></text:p>
        </draw:text-box>
        <svg:title/>
        <svg:desc/>
      </draw:frame>
      <draw:frame draw:id="id4" presentation:style-name="a34" draw:name="Slide Number Placeholder 5" svg:x="11.49826in" svg:y="6.5625in" svg:width="0.82409in" svg:height="0.39931in" presentation:class="page-number" presentation:placeholder="false">
        <draw:text-box>
          <text:p text:style-name="a33" text:class-names="" text:cond-style-name=""><text:span text:style-name="a31" text:class-names=""><text:page-number style:num-format="1" text:fixed="false">‹nr.›</text:page-number></text:span><text:span text:style-name="a32" text:class-names=""/></text:p>
        </draw:text-box>
        <svg:title/>
        <svg:desc/>
      </draw:frame>
    </style:master-page>
    <style:master-page style:name="Master1-Layout1-title-Title-Slide" style:page-layout-name="pageLayout1" draw:style-name="a36">
      <draw:frame draw:id="id5" presentation:style-name="a40" draw:name="Title 1" svg:x="1.49901in" svg:y="1.93519in" svg:width="10.32375in" svg:height="2in" presentation:class="title" presentation:placeholder="false">
        <draw:text-box>
          <text:p text:style-name="a39" text:class-names="" text:cond-style-name=""><text:span text:style-name="a37" text:class-names="">Click to edit Master title style</text:span><text:span text:style-name="a38" text:class-names=""/></text:p>
        </draw:text-box>
        <svg:title/>
        <svg:desc/>
      </draw:frame>
      <draw:frame draw:id="id6" presentation:style-name="a44" draw:name="Subtitle 2" svg:x="1.49901in" svg:y="4.12674in" svg:width="10.32375in" svg:height="1.14815in" presentation:class="subtitle" presentation:placeholder="false">
        <draw:text-box>
          <text:p text:style-name="a43" text:class-names="" text:cond-style-name=""><text:span text:style-name="a41" text:class-names="">Click to edit Master subtitle style</text:span><text:span text:style-name="a42" text:class-names=""/></text:p>
        </draw:text-box>
        <svg:title/>
        <svg:desc/>
      </draw:frame>
      <draw:frame draw:id="id7" presentation:style-name="a49" draw:name="Date Placeholder 3" svg:x="8.39757in" svg:y="6.5625in" svg:width="3in" svg:height="0.39931in" presentation:class="date-time" presentation:placeholder="false">
        <draw:text-box>
          <text:p text:style-name="a48" text:class-names="" text:cond-style-name=""><text:span text:style-name="a45" text:class-names=""><text:date text:fixed="false" style:data-style-name="a46">9/6/2024</text:date></text:span><text:span text:style-name="a47" text:class-names=""/></text:p>
        </draw:text-box>
        <svg:title/>
        <svg:desc/>
      </draw:frame>
      <draw:frame draw:id="id8" presentation:style-name="a52" draw:name="Footer Placeholder 4" svg:x="0.99934in" svg:y="6.5625in" svg:width="7.29753in" svg:height="0.39931in" presentation:class="footer" presentation:placeholder="false">
        <draw:text-box>
          <text:p text:style-name="a51" text:class-names="" text:cond-style-name=""><text:span text:style-name="a50" text:class-names=""/></text:p>
        </draw:text-box>
        <svg:title/>
        <svg:desc/>
      </draw:frame>
      <draw:frame draw:id="id9" presentation:style-name="a56" draw:name="Slide Number Placeholder 5" svg:x="11.49826in" svg:y="6.5625in" svg:width="0.82409in" svg:height="0.39931in" presentation:class="page-number" presentation:placeholder="false">
        <draw:text-box>
          <text:p text:style-name="a55" text:class-names="" text:cond-style-name=""><text:span text:style-name="a53" text:class-names=""><text:page-number style:num-format="1" text:fixed="false">‹nr.›</text:page-number></text:span><text:span text:style-name="a54" text:class-names=""/></text:p>
        </draw:text-box>
        <svg:title/>
        <svg:desc/>
      </draw:frame>
    </style:master-page>
    <style:master-page style:name="Master1-Layout2-obj-Title-and-Content" style:page-layout-name="pageLayout1" draw:style-name="a58">
      <draw:frame draw:id="id10" presentation:style-name="a62" draw:name="Title 1" svg:x="0.99934in" svg:y="0.66667in" svg:width="11.32301in" svg:height="1.375in" presentation:class="title" presentation:placeholder="false">
        <draw:text-box>
          <text:p text:style-name="a61" text:class-names="" text:cond-style-name=""><text:span text:style-name="a59" text:class-names="">Click to edit Master title style</text:span><text:span text:style-name="a60" text:class-names=""/></text:p>
        </draw:text-box>
        <svg:title/>
        <svg:desc/>
      </draw:frame>
      <draw:frame draw:id="id11" presentation:style-name="a79" draw:name="Content Placeholder 2" svg:x="0.99934in" svg:y="2.27083in" svg:width="11.32301in" svg:height="4.0625in" presentation:class="object" presentation:placeholder="false">
        <draw:text-box>
          <text:list text:style-name="a65">
            <text:list-item>
              <text:p text:style-name="a64" text:class-names="" text:cond-style-name=""><text:span text:style-name="a63" text:class-names="">Click to edit Master text styles</text:span></text:p>
            </text:list-item>
          </text:list>
          <text:list text:style-name="a68">
            <text:list-item>
              <text:list text:style-name="a68">
                <text:list-item>
                  <text:p text:style-name="a67" text:class-names="" text:cond-style-name=""><text:span text:style-name="a66" text:class-names="">Second level</text:span></text:p>
                </text:list-item>
              </text:list>
            </text:list-item>
          </text:list>
          <text:list text:style-name="a71">
            <text:list-item>
              <text:list text:style-name="a71">
                <text:list-item>
                  <text:list text:style-name="a71">
                    <text:list-item>
                      <text:p text:style-name="a70" text:class-names="" text:cond-style-name=""><text:span text:style-name="a69" text:class-names="">Third level</text:span></text:p>
                    </text:list-item>
                  </text:list>
                </text:list-item>
              </text:list>
            </text:list-item>
          </text:list>
          <text:list text:style-name="a74">
            <text:list-item>
              <text:list text:style-name="a74">
                <text:list-item>
                  <text:list text:style-name="a74">
                    <text:list-item>
                      <text:list text:style-name="a74">
                        <text:list-item>
                          <text:p text:style-name="a73" text:class-names="" text:cond-style-name=""><text:span text:style-name="a72" text:class-names="">Fourth level</text:span></text:p>
                        </text:list-item>
                      </text:list>
                    </text:list-item>
                  </text:list>
                </text:list-item>
              </text:list>
            </text:list-item>
          </text:list>
          <text:list text:style-name="a78">
            <text:list-item>
              <text:list text:style-name="a78">
                <text:list-item>
                  <text:list text:style-name="a78">
                    <text:list-item>
                      <text:list text:style-name="a78">
                        <text:list-item>
                          <text:list text:style-name="a78">
                            <text:list-item>
                              <text:p text:style-name="a77" text:class-names="" text:cond-style-name=""><text:span text:style-name="a75" text:class-names="">Fifth level</text:span><text:span text:style-name="a76" text:class-names=""/></text:p>
                            </text:list-item>
                          </text:list>
                        </text:list-item>
                      </text:list>
                    </text:list-item>
                  </text:list>
                </text:list-item>
              </text:list>
            </text:list-item>
          </text:list>
        </draw:text-box>
        <svg:title/>
        <svg:desc/>
      </draw:frame>
      <draw:frame draw:id="id12" presentation:style-name="a84" draw:name="Date Placeholder 3" svg:x="8.39757in" svg:y="6.5625in" svg:width="3in" svg:height="0.39931in" presentation:class="date-time" presentation:placeholder="false">
        <draw:text-box>
          <text:p text:style-name="a83" text:class-names="" text:cond-style-name=""><text:span text:style-name="a80" text:class-names=""><text:date text:fixed="false" style:data-style-name="a81">9/6/2024</text:date></text:span><text:span text:style-name="a82" text:class-names=""/></text:p>
        </draw:text-box>
        <svg:title/>
        <svg:desc/>
      </draw:frame>
      <draw:frame draw:id="id13" presentation:style-name="a87" draw:name="Footer Placeholder 4" svg:x="0.99934in" svg:y="6.5625in" svg:width="7.29753in" svg:height="0.39931in" presentation:class="footer" presentation:placeholder="false">
        <draw:text-box>
          <text:p text:style-name="a86" text:class-names="" text:cond-style-name=""><text:span text:style-name="a85" text:class-names=""/></text:p>
        </draw:text-box>
        <svg:title/>
        <svg:desc/>
      </draw:frame>
      <draw:frame draw:id="id14" presentation:style-name="a91" draw:name="Slide Number Placeholder 5" svg:x="11.49826in" svg:y="6.5625in" svg:width="0.82409in" svg:height="0.39931in" presentation:class="page-number" presentation:placeholder="false">
        <draw:text-box>
          <text:p text:style-name="a90" text:class-names="" text:cond-style-name=""><text:span text:style-name="a88" text:class-names=""><text:page-number style:num-format="1" text:fixed="false">‹nr.›</text:page-number></text:span><text:span text:style-name="a89" text:class-names=""/></text:p>
        </draw:text-box>
        <svg:title/>
        <svg:desc/>
      </draw:frame>
    </style:master-page>
    <style:master-page style:name="Master1-Layout3-secHead-Section-Header" style:page-layout-name="pageLayout1" draw:style-name="a93">
      <draw:frame draw:id="id15" presentation:style-name="a97" draw:name="Title 1" svg:x="1.41667in" svg:y="1.92593in" svg:width="10.48835in" svg:height="2.00001in" presentation:class="title" presentation:placeholder="false">
        <draw:text-box>
          <text:p text:style-name="a96" text:class-names="" text:cond-style-name=""><text:span text:style-name="a94" text:class-names="">Click to edit Master title style</text:span><text:span text:style-name="a95" text:class-names=""/></text:p>
        </draw:text-box>
        <svg:title/>
        <svg:desc/>
      </draw:frame>
      <draw:frame draw:id="id16" presentation:style-name="a101" draw:name="Text Placeholder 2" svg:x="1.41667in" svg:y="4.11575in" svg:width="10.48835in" svg:height="1.45833in" presentation:class="outline" presentation:placeholder="false">
        <draw:text-box>
          <text:list text:style-name="a100">
            <text:list-item>
              <text:p text:style-name="a99" text:class-names="" text:cond-style-name=""><text:span text:style-name="a98" text:class-names="">Click to edit Master text styles</text:span></text:p>
            </text:list-item>
          </text:list>
        </draw:text-box>
        <svg:title/>
        <svg:desc/>
      </draw:frame>
      <draw:frame draw:id="id17" presentation:style-name="a106" draw:name="Date Placeholder 3" svg:x="8.39757in" svg:y="6.5625in" svg:width="3in" svg:height="0.39931in" presentation:class="date-time" presentation:placeholder="false">
        <draw:text-box>
          <text:p text:style-name="a105" text:class-names="" text:cond-style-name=""><text:span text:style-name="a102" text:class-names=""><text:date text:fixed="false" style:data-style-name="a103">9/6/2024</text:date></text:span><text:span text:style-name="a104" text:class-names=""/></text:p>
        </draw:text-box>
        <svg:title/>
        <svg:desc/>
      </draw:frame>
      <draw:frame draw:id="id18" presentation:style-name="a109" draw:name="Footer Placeholder 4" svg:x="0.99934in" svg:y="6.5625in" svg:width="7.29753in" svg:height="0.39931in" presentation:class="footer" presentation:placeholder="false">
        <draw:text-box>
          <text:p text:style-name="a108" text:class-names="" text:cond-style-name=""><text:span text:style-name="a107" text:class-names=""/></text:p>
        </draw:text-box>
        <svg:title/>
        <svg:desc/>
      </draw:frame>
      <draw:frame draw:id="id19" presentation:style-name="a113" draw:name="Slide Number Placeholder 5" svg:x="11.49826in" svg:y="6.5625in" svg:width="0.82409in" svg:height="0.39931in" presentation:class="page-number" presentation:placeholder="false">
        <draw:text-box>
          <text:p text:style-name="a112" text:class-names="" text:cond-style-name=""><text:span text:style-name="a110" text:class-names=""><text:page-number style:num-format="1" text:fixed="false">‹nr.›</text:page-number></text:span><text:span text:style-name="a111" text:class-names=""/></text:p>
        </draw:text-box>
        <svg:title/>
        <svg:desc/>
      </draw:frame>
    </style:master-page>
    <style:master-page style:name="Master1-Layout4-twoObj-Two-Content" style:page-layout-name="pageLayout1" draw:style-name="a115">
      <draw:frame draw:id="id20" presentation:style-name="a119" draw:name="Title 1" svg:x="0.99934in" svg:y="0.66667in" svg:width="11.32301in" svg:height="1.38in" presentation:class="title" presentation:placeholder="false">
        <draw:text-box>
          <text:p text:style-name="a118" text:class-names="" text:cond-style-name=""><text:span text:style-name="a116" text:class-names="">Click to edit Master title style</text:span><text:span text:style-name="a117" text:class-names=""/></text:p>
        </draw:text-box>
        <svg:title/>
        <svg:desc/>
      </draw:frame>
      <draw:frame draw:id="id21" presentation:style-name="a136" draw:name="Content Placeholder 2" svg:x="0.99934in" svg:y="2.27083in" svg:width="5.31151in" svg:height="3.9618in" presentation:class="object" presentation:placeholder="false">
        <draw:text-box>
          <text:list text:style-name="a122">
            <text:list-item>
              <text:p text:style-name="a121" text:class-names="" text:cond-style-name=""><text:span text:style-name="a120" text:class-names="">Click to edit Master text styles</text:span></text:p>
            </text:list-item>
          </text:list>
          <text:list text:style-name="a125">
            <text:list-item>
              <text:list text:style-name="a125">
                <text:list-item>
                  <text:p text:style-name="a124" text:class-names="" text:cond-style-name=""><text:span text:style-name="a123" text:class-names="">Second level</text:span></text:p>
                </text:list-item>
              </text:list>
            </text:list-item>
          </text:list>
          <text:list text:style-name="a128">
            <text:list-item>
              <text:list text:style-name="a128">
                <text:list-item>
                  <text:list text:style-name="a128">
                    <text:list-item>
                      <text:p text:style-name="a127" text:class-names="" text:cond-style-name=""><text:span text:style-name="a126" text:class-names="">Third level</text:span></text:p>
                    </text:list-item>
                  </text:list>
                </text:list-item>
              </text:list>
            </text:list-item>
          </text:list>
          <text:list text:style-name="a131">
            <text:list-item>
              <text:list text:style-name="a131">
                <text:list-item>
                  <text:list text:style-name="a131">
                    <text:list-item>
                      <text:list text:style-name="a131">
                        <text:list-item>
                          <text:p text:style-name="a130" text:class-names="" text:cond-style-name=""><text:span text:style-name="a129" text:class-names="">Fourth level</text:span></text:p>
                        </text:list-item>
                      </text:list>
                    </text:list-item>
                  </text:list>
                </text:list-item>
              </text:list>
            </text:list-item>
          </text:list>
          <text:list text:style-name="a135">
            <text:list-item>
              <text:list text:style-name="a135">
                <text:list-item>
                  <text:list text:style-name="a135">
                    <text:list-item>
                      <text:list text:style-name="a135">
                        <text:list-item>
                          <text:list text:style-name="a135">
                            <text:list-item>
                              <text:p text:style-name="a134" text:class-names="" text:cond-style-name=""><text:span text:style-name="a132" text:class-names="">Fifth level</text:span><text:span text:style-name="a133" text:class-names=""/></text:p>
                            </text:list-item>
                          </text:list>
                        </text:list-item>
                      </text:list>
                    </text:list-item>
                  </text:list>
                </text:list-item>
              </text:list>
            </text:list-item>
          </text:list>
        </draw:text-box>
        <svg:title/>
        <svg:desc/>
      </draw:frame>
      <draw:frame draw:id="id22" presentation:style-name="a153" draw:name="Content Placeholder 3" svg:x="7.01084in" svg:y="2.27083in" svg:width="5.31151in" svg:height="3.9618in" presentation:class="object" presentation:placeholder="false">
        <draw:text-box>
          <text:list text:style-name="a139">
            <text:list-item>
              <text:p text:style-name="a138" text:class-names="" text:cond-style-name=""><text:span text:style-name="a137" text:class-names="">Click to edit Master text styles</text:span></text:p>
            </text:list-item>
          </text:list>
          <text:list text:style-name="a142">
            <text:list-item>
              <text:list text:style-name="a142">
                <text:list-item>
                  <text:p text:style-name="a141" text:class-names="" text:cond-style-name=""><text:span text:style-name="a140" text:class-names="">Second level</text:span></text:p>
                </text:list-item>
              </text:list>
            </text:list-item>
          </text:list>
          <text:list text:style-name="a145">
            <text:list-item>
              <text:list text:style-name="a145">
                <text:list-item>
                  <text:list text:style-name="a145">
                    <text:list-item>
                      <text:p text:style-name="a144" text:class-names="" text:cond-style-name=""><text:span text:style-name="a143" text:class-names="">Third level</text:span></text:p>
                    </text:list-item>
                  </text:list>
                </text:list-item>
              </text:list>
            </text:list-item>
          </text:list>
          <text:list text:style-name="a148">
            <text:list-item>
              <text:list text:style-name="a148">
                <text:list-item>
                  <text:list text:style-name="a148">
                    <text:list-item>
                      <text:list text:style-name="a148">
                        <text:list-item>
                          <text:p text:style-name="a147" text:class-names="" text:cond-style-name=""><text:span text:style-name="a146" text:class-names="">Fourth level</text:span></text:p>
                        </text:list-item>
                      </text:list>
                    </text:list-item>
                  </text:list>
                </text:list-item>
              </text:list>
            </text:list-item>
          </text:list>
          <text:list text:style-name="a152">
            <text:list-item>
              <text:list text:style-name="a152">
                <text:list-item>
                  <text:list text:style-name="a152">
                    <text:list-item>
                      <text:list text:style-name="a152">
                        <text:list-item>
                          <text:list text:style-name="a152">
                            <text:list-item>
                              <text:p text:style-name="a151" text:class-names="" text:cond-style-name=""><text:span text:style-name="a149" text:class-names="">Fifth level</text:span><text:span text:style-name="a150" text:class-names=""/></text:p>
                            </text:list-item>
                          </text:list>
                        </text:list-item>
                      </text:list>
                    </text:list-item>
                  </text:list>
                </text:list-item>
              </text:list>
            </text:list-item>
          </text:list>
        </draw:text-box>
        <svg:title/>
        <svg:desc/>
      </draw:frame>
      <draw:frame draw:id="id23" presentation:style-name="a158" draw:name="Date Placeholder 4" svg:x="8.39757in" svg:y="6.5625in" svg:width="3in" svg:height="0.39931in" presentation:class="date-time" presentation:placeholder="false">
        <draw:text-box>
          <text:p text:style-name="a157" text:class-names="" text:cond-style-name=""><text:span text:style-name="a154" text:class-names=""><text:date text:fixed="false" style:data-style-name="a155">9/6/2024</text:date></text:span><text:span text:style-name="a156" text:class-names=""/></text:p>
        </draw:text-box>
        <svg:title/>
        <svg:desc/>
      </draw:frame>
      <draw:frame draw:id="id24" presentation:style-name="a161" draw:name="Footer Placeholder 5" svg:x="0.99934in" svg:y="6.5625in" svg:width="7.29753in" svg:height="0.39931in" presentation:class="footer" presentation:placeholder="false">
        <draw:text-box>
          <text:p text:style-name="a160" text:class-names="" text:cond-style-name=""><text:span text:style-name="a159" text:class-names=""/></text:p>
        </draw:text-box>
        <svg:title/>
        <svg:desc/>
      </draw:frame>
      <draw:frame draw:id="id25" presentation:style-name="a165" draw:name="Slide Number Placeholder 6" svg:x="11.49826in" svg:y="6.5625in" svg:width="0.82409in" svg:height="0.39931in" presentation:class="page-number" presentation:placeholder="false">
        <draw:text-box>
          <text:p text:style-name="a164" text:class-names="" text:cond-style-name=""><text:span text:style-name="a162" text:class-names=""><text:page-number style:num-format="1" text:fixed="false">‹nr.›</text:page-number></text:span><text:span text:style-name="a163" text:class-names=""/></text:p>
        </draw:text-box>
        <svg:title/>
        <svg:desc/>
      </draw:frame>
    </style:master-page>
    <style:master-page style:name="Master1-Layout5-twoTxTwoObj-Comparison" style:page-layout-name="pageLayout1" draw:style-name="a167">
      <draw:frame draw:id="id26" draw:style-name="a168" draw:name="Picture 19" svg:x="0.99934in" svg:y="1.89688in" svg:width="5.5in" svg:height="4.48377in" style:rel-width="scale" style:rel-height="scale">
        <draw:image xlink:href="media/image6.png" xlink:type="simple" xlink:show="embed" xlink:actuate="onLoad"/>
        <svg:title/>
        <svg:desc>Slate-V2-HD-compPhotoInset.png</svg:desc>
      </draw:frame>
      <draw:frame draw:id="id27" draw:style-name="a169" draw:name="Picture 20" svg:x="6.82235in" svg:y="1.89688in" svg:width="5.5in" svg:height="4.48377in" style:rel-width="scale" style:rel-height="scale">
        <draw:image xlink:href="media/image6.png" xlink:type="simple" xlink:show="embed" xlink:actuate="onLoad"/>
        <svg:title/>
        <svg:desc>Slate-V2-HD-compPhotoInset.png</svg:desc>
      </draw:frame>
      <draw:frame draw:id="id28" presentation:style-name="a173" draw:name="Title 1" svg:x="0.99934in" svg:y="0.66667in" svg:width="11.32301in" svg:height="1.0613in" presentation:class="title" presentation:placeholder="false">
        <draw:text-box>
          <text:p text:style-name="a172" text:class-names="" text:cond-style-name=""><text:span text:style-name="a170" text:class-names="">Click to edit Master title style</text:span><text:span text:style-name="a171" text:class-names=""/></text:p>
        </draw:text-box>
        <svg:title/>
        <svg:desc/>
      </draw:frame>
      <draw:frame draw:id="id29" presentation:style-name="a177" draw:name="Text Placeholder 2" svg:x="1.14393in" svg:y="2.02882in" svg:width="5.21081in" svg:height="0.75732in" presentation:class="outline" presentation:placeholder="false">
        <draw:text-box>
          <text:list text:style-name="a176">
            <text:list-item>
              <text:p text:style-name="a175" text:class-names="" text:cond-style-name=""><text:span text:style-name="a174" text:class-names="">Click to edit Master text styles</text:span></text:p>
            </text:list-item>
          </text:list>
        </draw:text-box>
        <svg:title/>
        <svg:desc/>
      </draw:frame>
      <draw:frame draw:id="id30" presentation:style-name="a193" draw:name="Content Placeholder 3" svg:x="1.14393in" svg:y="2.95506in" svg:width="5.21081in" svg:height="3.32845in" presentation:class="object" presentation:placeholder="false">
        <draw:text-box>
          <text:list text:style-name="a180">
            <text:list-item>
              <text:p text:style-name="a179" text:class-names="" text:cond-style-name=""><text:span text:style-name="a178" text:class-names="">Click to edit Master text styles</text:span></text:p>
            </text:list-item>
          </text:list>
          <text:list text:style-name="a183">
            <text:list-item>
              <text:list text:style-name="a183">
                <text:list-item>
                  <text:p text:style-name="a182" text:class-names="" text:cond-style-name=""><text:span text:style-name="a181" text:class-names="">Second level</text:span></text:p>
                </text:list-item>
              </text:list>
            </text:list-item>
          </text:list>
          <text:list text:style-name="a186">
            <text:list-item>
              <text:list text:style-name="a186">
                <text:list-item>
                  <text:list text:style-name="a186">
                    <text:list-item>
                      <text:p text:style-name="a185" text:class-names="" text:cond-style-name=""><text:span text:style-name="a184" text:class-names="">Third level</text:span></text:p>
                    </text:list-item>
                  </text:list>
                </text:list-item>
              </text:list>
            </text:list-item>
          </text:list>
          <text:list text:style-name="a189">
            <text:list-item>
              <text:list text:style-name="a189">
                <text:list-item>
                  <text:list text:style-name="a189">
                    <text:list-item>
                      <text:list text:style-name="a189">
                        <text:list-item>
                          <text:p text:style-name="a188" text:class-names="" text:cond-style-name=""><text:span text:style-name="a187" text:class-names="">Fourth level</text:span></text:p>
                        </text:list-item>
                      </text:list>
                    </text:list-item>
                  </text:list>
                </text:list-item>
              </text:list>
            </text:list-item>
          </text:list>
          <text:list text:style-name="a192">
            <text:list-item>
              <text:list text:style-name="a192">
                <text:list-item>
                  <text:list text:style-name="a192">
                    <text:list-item>
                      <text:list text:style-name="a192">
                        <text:list-item>
                          <text:list text:style-name="a192">
                            <text:list-item>
                              <text:p text:style-name="a191" text:class-names="" text:cond-style-name=""><text:span text:style-name="a190" text:class-names="">Fifth level</text:span></text:p>
                            </text:list-item>
                          </text:list>
                        </text:list-item>
                      </text:list>
                    </text:list-item>
                  </text:list>
                </text:list-item>
              </text:list>
            </text:list-item>
          </text:list>
        </draw:text-box>
        <svg:title/>
        <svg:desc/>
      </draw:frame>
      <draw:frame draw:id="id31" presentation:style-name="a197" draw:name="Text Placeholder 4" svg:x="6.95884in" svg:y="2.02882in" svg:width="5.22701in" svg:height="0.75732in" presentation:class="outline" presentation:placeholder="false">
        <draw:text-box>
          <text:list text:style-name="a196">
            <text:list-item>
              <text:p text:style-name="a195" text:class-names="" text:cond-style-name=""><text:span text:style-name="a194" text:class-names="">Click to edit Master text styles</text:span></text:p>
            </text:list-item>
          </text:list>
        </draw:text-box>
        <svg:title/>
        <svg:desc/>
      </draw:frame>
      <draw:frame draw:id="id32" presentation:style-name="a213" draw:name="Content Placeholder 5" svg:x="6.95884in" svg:y="2.95506in" svg:width="5.22701in" svg:height="3.32845in" presentation:class="object" presentation:placeholder="false">
        <draw:text-box>
          <text:list text:style-name="a200">
            <text:list-item>
              <text:p text:style-name="a199" text:class-names="" text:cond-style-name=""><text:span text:style-name="a198" text:class-names="">Click to edit Master text styles</text:span></text:p>
            </text:list-item>
          </text:list>
          <text:list text:style-name="a203">
            <text:list-item>
              <text:list text:style-name="a203">
                <text:list-item>
                  <text:p text:style-name="a202" text:class-names="" text:cond-style-name=""><text:span text:style-name="a201" text:class-names="">Second level</text:span></text:p>
                </text:list-item>
              </text:list>
            </text:list-item>
          </text:list>
          <text:list text:style-name="a206">
            <text:list-item>
              <text:list text:style-name="a206">
                <text:list-item>
                  <text:list text:style-name="a206">
                    <text:list-item>
                      <text:p text:style-name="a205" text:class-names="" text:cond-style-name=""><text:span text:style-name="a204" text:class-names="">Third level</text:span></text:p>
                    </text:list-item>
                  </text:list>
                </text:list-item>
              </text:list>
            </text:list-item>
          </text:list>
          <text:list text:style-name="a209">
            <text:list-item>
              <text:list text:style-name="a209">
                <text:list-item>
                  <text:list text:style-name="a209">
                    <text:list-item>
                      <text:list text:style-name="a209">
                        <text:list-item>
                          <text:p text:style-name="a208" text:class-names="" text:cond-style-name=""><text:span text:style-name="a207" text:class-names="">Fourth level</text:span></text:p>
                        </text:list-item>
                      </text:list>
                    </text:list-item>
                  </text:list>
                </text:list-item>
              </text:list>
            </text:list-item>
          </text:list>
          <text:list text:style-name="a212">
            <text:list-item>
              <text:list text:style-name="a212">
                <text:list-item>
                  <text:list text:style-name="a212">
                    <text:list-item>
                      <text:list text:style-name="a212">
                        <text:list-item>
                          <text:list text:style-name="a212">
                            <text:list-item>
                              <text:p text:style-name="a211" text:class-names="" text:cond-style-name=""><text:span text:style-name="a210" text:class-names="">Fifth level</text:span></text:p>
                            </text:list-item>
                          </text:list>
                        </text:list-item>
                      </text:list>
                    </text:list-item>
                  </text:list>
                </text:list-item>
              </text:list>
            </text:list-item>
          </text:list>
        </draw:text-box>
        <svg:title/>
        <svg:desc/>
      </draw:frame>
      <draw:frame draw:id="id33" presentation:style-name="a218" draw:name="Date Placeholder 6" svg:x="8.39757in" svg:y="6.5625in" svg:width="3in" svg:height="0.39931in" presentation:class="date-time" presentation:placeholder="false">
        <draw:text-box>
          <text:p text:style-name="a217" text:class-names="" text:cond-style-name=""><text:span text:style-name="a214" text:class-names=""><text:date text:fixed="false" style:data-style-name="a215">9/6/2024</text:date></text:span><text:span text:style-name="a216" text:class-names=""/></text:p>
        </draw:text-box>
        <svg:title/>
        <svg:desc/>
      </draw:frame>
      <draw:frame draw:id="id34" presentation:style-name="a221" draw:name="Footer Placeholder 7" svg:x="0.99934in" svg:y="6.5625in" svg:width="7.29753in" svg:height="0.39931in" presentation:class="footer" presentation:placeholder="false">
        <draw:text-box>
          <text:p text:style-name="a220" text:class-names="" text:cond-style-name=""><text:span text:style-name="a219" text:class-names=""/></text:p>
        </draw:text-box>
        <svg:title/>
        <svg:desc/>
      </draw:frame>
      <draw:frame draw:id="id35" presentation:style-name="a225" draw:name="Slide Number Placeholder 8" svg:x="11.49826in" svg:y="6.5625in" svg:width="0.82409in" svg:height="0.39931in" presentation:class="page-number" presentation:placeholder="false">
        <draw:text-box>
          <text:p text:style-name="a224" text:class-names="" text:cond-style-name=""><text:span text:style-name="a222" text:class-names=""><text:page-number style:num-format="1" text:fixed="false">‹nr.›</text:page-number></text:span><text:span text:style-name="a223" text:class-names=""/></text:p>
        </draw:text-box>
        <svg:title/>
        <svg:desc/>
      </draw:frame>
    </style:master-page>
    <style:master-page style:name="Master1-Layout6-titleOnly-Title-Only" style:page-layout-name="pageLayout1" draw:style-name="a227">
      <draw:frame draw:id="id36" presentation:style-name="a231" draw:name="Title 1" svg:x="0.99934in" svg:y="0.66667in" svg:width="11.32301in" svg:height="1.375in" presentation:class="title" presentation:placeholder="false">
        <draw:text-box>
          <text:p text:style-name="a230" text:class-names="" text:cond-style-name=""><text:span text:style-name="a228" text:class-names="">Click to edit Master title style</text:span><text:span text:style-name="a229" text:class-names=""/></text:p>
        </draw:text-box>
        <svg:title/>
        <svg:desc/>
      </draw:frame>
      <draw:frame draw:id="id37" presentation:style-name="a236" draw:name="Date Placeholder 2" svg:x="8.39757in" svg:y="6.5625in" svg:width="3in" svg:height="0.39931in" presentation:class="date-time" presentation:placeholder="false">
        <draw:text-box>
          <text:p text:style-name="a235" text:class-names="" text:cond-style-name=""><text:span text:style-name="a232" text:class-names=""><text:date text:fixed="false" style:data-style-name="a233">9/6/2024</text:date></text:span><text:span text:style-name="a234" text:class-names=""/></text:p>
        </draw:text-box>
        <svg:title/>
        <svg:desc/>
      </draw:frame>
      <draw:frame draw:id="id38" presentation:style-name="a239" draw:name="Footer Placeholder 3" svg:x="0.99934in" svg:y="6.5625in" svg:width="7.29753in" svg:height="0.39931in" presentation:class="footer" presentation:placeholder="false">
        <draw:text-box>
          <text:p text:style-name="a238" text:class-names="" text:cond-style-name=""><text:span text:style-name="a237" text:class-names=""/></text:p>
        </draw:text-box>
        <svg:title/>
        <svg:desc/>
      </draw:frame>
      <draw:frame draw:id="id39" presentation:style-name="a243" draw:name="Slide Number Placeholder 4" svg:x="11.49826in" svg:y="6.5625in" svg:width="0.82409in" svg:height="0.39931in" presentation:class="page-number" presentation:placeholder="false">
        <draw:text-box>
          <text:p text:style-name="a242" text:class-names="" text:cond-style-name=""><text:span text:style-name="a240" text:class-names=""><text:page-number style:num-format="1" text:fixed="false">‹nr.›</text:page-number></text:span><text:span text:style-name="a241" text:class-names=""/></text:p>
        </draw:text-box>
        <svg:title/>
        <svg:desc/>
      </draw:frame>
    </style:master-page>
    <style:master-page style:name="Master1-Layout7-blank-Blank" style:page-layout-name="pageLayout1" draw:style-name="a245">
      <draw:frame draw:id="id40" presentation:style-name="a250" draw:name="Date Placeholder 1" svg:x="8.39757in" svg:y="6.5625in" svg:width="3in" svg:height="0.39931in" presentation:class="date-time" presentation:placeholder="false">
        <draw:text-box>
          <text:p text:style-name="a249" text:class-names="" text:cond-style-name=""><text:span text:style-name="a246" text:class-names=""><text:date text:fixed="false" style:data-style-name="a247">9/6/2024</text:date></text:span><text:span text:style-name="a248" text:class-names=""/></text:p>
        </draw:text-box>
        <svg:title/>
        <svg:desc/>
      </draw:frame>
      <draw:frame draw:id="id41" presentation:style-name="a253" draw:name="Footer Placeholder 2" svg:x="0.99934in" svg:y="6.5625in" svg:width="7.29753in" svg:height="0.39931in" presentation:class="footer" presentation:placeholder="false">
        <draw:text-box>
          <text:p text:style-name="a252" text:class-names="" text:cond-style-name=""><text:span text:style-name="a251" text:class-names=""/></text:p>
        </draw:text-box>
        <svg:title/>
        <svg:desc/>
      </draw:frame>
      <draw:frame draw:id="id42" presentation:style-name="a257" draw:name="Slide Number Placeholder 3" svg:x="11.49826in" svg:y="6.5625in" svg:width="0.82409in" svg:height="0.39931in" presentation:class="page-number" presentation:placeholder="false">
        <draw:text-box>
          <text:p text:style-name="a256" text:class-names="" text:cond-style-name=""><text:span text:style-name="a254" text:class-names=""><text:page-number style:num-format="1" text:fixed="false">‹nr.›</text:page-number></text:span><text:span text:style-name="a255" text:class-names=""/></text:p>
        </draw:text-box>
        <svg:title/>
        <svg:desc/>
      </draw:frame>
    </style:master-page>
    <style:master-page style:name="Master1-Layout8-objTx-Content-with-Caption" style:page-layout-name="pageLayout1" draw:style-name="a259">
      <draw:frame draw:id="id43" presentation:style-name="a263" draw:name="Title 1" svg:x="0.99934in" svg:y="0.66667in" svg:width="4.0539in" svg:height="1.99247in" presentation:class="title" presentation:placeholder="false">
        <draw:text-box>
          <text:p text:style-name="a262" text:class-names="" text:cond-style-name=""><text:span text:style-name="a260" text:class-names="">Click to edit Master title style</text:span><text:span text:style-name="a261" text:class-names=""/></text:p>
        </draw:text-box>
        <svg:title/>
        <svg:desc/>
      </draw:frame>
      <draw:frame draw:id="id44" presentation:style-name="a280" draw:name="Content Placeholder 2" svg:x="5.31018in" svg:y="0.66667in" svg:width="7.01217in" svg:height="5.55556in" presentation:class="object" presentation:placeholder="false">
        <draw:text-box>
          <text:list text:style-name="a266">
            <text:list-item>
              <text:p text:style-name="a265" text:class-names="" text:cond-style-name=""><text:span text:style-name="a264" text:class-names="">Click to edit Master text styles</text:span></text:p>
            </text:list-item>
          </text:list>
          <text:list text:style-name="a269">
            <text:list-item>
              <text:list text:style-name="a269">
                <text:list-item>
                  <text:p text:style-name="a268" text:class-names="" text:cond-style-name=""><text:span text:style-name="a267" text:class-names="">Second level</text:span></text:p>
                </text:list-item>
              </text:list>
            </text:list-item>
          </text:list>
          <text:list text:style-name="a272">
            <text:list-item>
              <text:list text:style-name="a272">
                <text:list-item>
                  <text:list text:style-name="a272">
                    <text:list-item>
                      <text:p text:style-name="a271" text:class-names="" text:cond-style-name=""><text:span text:style-name="a270" text:class-names="">Third level</text:span></text:p>
                    </text:list-item>
                  </text:list>
                </text:list-item>
              </text:list>
            </text:list-item>
          </text:list>
          <text:list text:style-name="a275">
            <text:list-item>
              <text:list text:style-name="a275">
                <text:list-item>
                  <text:list text:style-name="a275">
                    <text:list-item>
                      <text:list text:style-name="a275">
                        <text:list-item>
                          <text:p text:style-name="a274" text:class-names="" text:cond-style-name=""><text:span text:style-name="a273" text:class-names="">Fourth level</text:span></text:p>
                        </text:list-item>
                      </text:list>
                    </text:list-item>
                  </text:list>
                </text:list-item>
              </text:list>
            </text:list-item>
          </text:list>
          <text:list text:style-name="a279">
            <text:list-item>
              <text:list text:style-name="a279">
                <text:list-item>
                  <text:list text:style-name="a279">
                    <text:list-item>
                      <text:list text:style-name="a279">
                        <text:list-item>
                          <text:list text:style-name="a279">
                            <text:list-item>
                              <text:p text:style-name="a278" text:class-names="" text:cond-style-name=""><text:span text:style-name="a276" text:class-names="">Fifth level</text:span><text:span text:style-name="a277" text:class-names=""/></text:p>
                            </text:list-item>
                          </text:list>
                        </text:list-item>
                      </text:list>
                    </text:list-item>
                  </text:list>
                </text:list-item>
              </text:list>
            </text:list-item>
          </text:list>
        </draw:text-box>
        <svg:title/>
        <svg:desc/>
      </draw:frame>
      <draw:frame draw:id="id45" presentation:style-name="a284" draw:name="Text Placeholder 3" svg:x="0.99934in" svg:y="2.92361in" svg:width="4.0539in" svg:height="3.29861in" presentation:class="outline" presentation:placeholder="false">
        <draw:text-box>
          <text:list text:style-name="a283">
            <text:list-item>
              <text:p text:style-name="a282" text:class-names="" text:cond-style-name=""><text:span text:style-name="a281" text:class-names="">Click to edit Master text styles</text:span></text:p>
            </text:list-item>
          </text:list>
        </draw:text-box>
        <svg:title/>
        <svg:desc/>
      </draw:frame>
      <draw:frame draw:id="id46" presentation:style-name="a289" draw:name="Date Placeholder 4" svg:x="8.39757in" svg:y="6.5625in" svg:width="3in" svg:height="0.39931in" presentation:class="date-time" presentation:placeholder="false">
        <draw:text-box>
          <text:p text:style-name="a288" text:class-names="" text:cond-style-name=""><text:span text:style-name="a285" text:class-names=""><text:date text:fixed="false" style:data-style-name="a286">9/6/2024</text:date></text:span><text:span text:style-name="a287" text:class-names=""/></text:p>
        </draw:text-box>
        <svg:title/>
        <svg:desc/>
      </draw:frame>
      <draw:frame draw:id="id47" presentation:style-name="a292" draw:name="Footer Placeholder 5" svg:x="0.99934in" svg:y="6.5625in" svg:width="7.29753in" svg:height="0.39931in" presentation:class="footer" presentation:placeholder="false">
        <draw:text-box>
          <text:p text:style-name="a291" text:class-names="" text:cond-style-name=""><text:span text:style-name="a290" text:class-names=""/></text:p>
        </draw:text-box>
        <svg:title/>
        <svg:desc/>
      </draw:frame>
      <draw:frame draw:id="id48" presentation:style-name="a296" draw:name="Slide Number Placeholder 6" svg:x="11.49826in" svg:y="6.5625in" svg:width="0.82409in" svg:height="0.39931in" presentation:class="page-number" presentation:placeholder="false">
        <draw:text-box>
          <text:p text:style-name="a295" text:class-names="" text:cond-style-name=""><text:span text:style-name="a293" text:class-names=""><text:page-number style:num-format="1" text:fixed="false">‹nr.›</text:page-number></text:span><text:span text:style-name="a294" text:class-names=""/></text:p>
        </draw:text-box>
        <svg:title/>
        <svg:desc/>
      </draw:frame>
    </style:master-page>
    <style:master-page style:name="Master1-Layout9-picTx-Picture-with-Caption" style:page-layout-name="pageLayout1" draw:style-name="a298">
      <draw:frame draw:id="id49" draw:style-name="a299" draw:name="Picture 21" svg:x="7.97645in" svg:y="0.66667in" svg:width="3.91969in" svg:height="5.69207in" style:rel-width="scale" style:rel-height="scale">
        <draw:image xlink:href="media/image7.png" xlink:type="simple" xlink:show="embed" xlink:actuate="onLoad"/>
        <svg:title/>
        <svg:desc>Slate-V2-HD-vertPhotoInset.png</svg:desc>
      </draw:frame>
      <draw:frame draw:id="id50" presentation:style-name="a303" draw:name="Title 1" svg:x="0.99934in" svg:y="0.83519in" svg:width="6.24223in" svg:height="1.83241in" presentation:class="title" presentation:placeholder="false">
        <draw:text-box>
          <text:p text:style-name="a302" text:class-names="" text:cond-style-name=""><text:span text:style-name="a300" text:class-names="">Click to edit Master title style</text:span><text:span text:style-name="a301" text:class-names=""/></text:p>
        </draw:text-box>
        <svg:title/>
        <svg:desc/>
      </draw:frame>
      <draw:frame draw:id="id51" presentation:style-name="a307" draw:name="Picture Placeholder 2" svg:x="8.13927in" svg:y="0.83519in" svg:width="3.5824in" svg:height="5.37273in" presentation:class="graphic" presentation:placeholder="false">
        <draw:text-box>
          <text:p text:style-name="a306" text:class-names="" text:cond-style-name=""><text:span text:style-name="a304" text:class-names="">Click icon to add picture</text:span><text:span text:style-name="a305" text:class-names=""/></text:p>
        </draw:text-box>
        <svg:title/>
        <svg:desc/>
      </draw:frame>
      <draw:frame draw:id="id52" presentation:style-name="a311" draw:name="Text Placeholder 3" svg:x="1.61166in" svg:y="2.93055in" svg:width="5.0176in" svg:height="3.42924in" presentation:class="outline" presentation:placeholder="false">
        <draw:text-box>
          <text:list text:style-name="a310">
            <text:list-item>
              <text:p text:style-name="a309" text:class-names="" text:cond-style-name=""><text:span text:style-name="a308" text:class-names="">Click to edit Master text styles</text:span></text:p>
            </text:list-item>
          </text:list>
        </draw:text-box>
        <svg:title/>
        <svg:desc/>
      </draw:frame>
      <draw:frame draw:id="id53" presentation:style-name="a316" draw:name="Date Placeholder 4" svg:x="8.39757in" svg:y="6.5625in" svg:width="3in" svg:height="0.39931in" presentation:class="date-time" presentation:placeholder="false">
        <draw:text-box>
          <text:p text:style-name="a315" text:class-names="" text:cond-style-name=""><text:span text:style-name="a312" text:class-names=""><text:date text:fixed="false" style:data-style-name="a313">9/6/2024</text:date></text:span><text:span text:style-name="a314" text:class-names=""/></text:p>
        </draw:text-box>
        <svg:title/>
        <svg:desc/>
      </draw:frame>
      <draw:frame draw:id="id54" presentation:style-name="a319" draw:name="Footer Placeholder 5" svg:x="0.99934in" svg:y="6.5625in" svg:width="7.29753in" svg:height="0.39931in" presentation:class="footer" presentation:placeholder="false">
        <draw:text-box>
          <text:p text:style-name="a318" text:class-names="" text:cond-style-name=""><text:span text:style-name="a317" text:class-names=""/></text:p>
        </draw:text-box>
        <svg:title/>
        <svg:desc/>
      </draw:frame>
      <draw:frame draw:id="id55" presentation:style-name="a323" draw:name="Slide Number Placeholder 6" svg:x="11.49826in" svg:y="6.5625in" svg:width="0.82409in" svg:height="0.39931in" presentation:class="page-number" presentation:placeholder="false">
        <draw:text-box>
          <text:p text:style-name="a322" text:class-names="" text:cond-style-name=""><text:span text:style-name="a320" text:class-names=""><text:page-number style:num-format="1" text:fixed="false">‹nr.›</text:page-number></text:span><text:span text:style-name="a321" text:class-names=""/></text:p>
        </draw:text-box>
        <svg:title/>
        <svg:desc/>
      </draw:frame>
    </style:master-page>
    <style:master-page style:name="Master1-Layout10-cust-Panoramic-Picture-with-Caption" style:page-layout-name="pageLayout1" draw:style-name="a325">
      <draw:frame draw:id="id56" draw:style-name="a326" draw:name="Picture 15" svg:x="1.1088in" svg:y="0.59909in" svg:width="11.09121in" svg:height="4.17411in" style:rel-width="scale" style:rel-height="scale">
        <draw:image xlink:href="media/image8.png" xlink:type="simple" xlink:show="embed" xlink:actuate="onLoad"/>
        <svg:title/>
        <svg:desc>Slate-V2-HD-panoPhotoInset.png</svg:desc>
      </draw:frame>
      <draw:frame draw:id="id57" presentation:style-name="a330" draw:name="Title 1" svg:x="0.99935in" svg:y="4.99262in" svg:width="11.32472in" svg:height="0.59435in" presentation:class="title" presentation:placeholder="false">
        <draw:text-box>
          <text:p text:style-name="a329" text:class-names="" text:cond-style-name=""><text:span text:style-name="a327" text:class-names="">Click to edit Master title style</text:span><text:span text:style-name="a328" text:class-names=""/></text:p>
        </draw:text-box>
        <svg:title/>
        <svg:desc/>
      </draw:frame>
      <draw:frame draw:id="id58" presentation:style-name="a334" draw:name="Picture Placeholder 2" svg:x="1.27882in" svg:y="0.76007in" svg:width="10.767in" svg:height="3.85572in" presentation:class="graphic" presentation:placeholder="false">
        <draw:text-box>
          <text:p text:style-name="a333" text:class-names="" text:cond-style-name=""><text:span text:style-name="a331" text:class-names="">Click icon to add picture</text:span><text:span text:style-name="a332" text:class-names=""/></text:p>
        </draw:text-box>
        <svg:title/>
        <svg:desc/>
      </draw:frame>
      <draw:frame draw:id="id59" presentation:style-name="a338" draw:name="Text Placeholder 3" svg:x="0.99934in" svg:y="5.73899in" svg:width="11.32301in" svg:height="0.59435in" presentation:class="outline" presentation:placeholder="false">
        <draw:text-box>
          <text:list text:style-name="a337">
            <text:list-item>
              <text:p text:style-name="a336" text:class-names="" text:cond-style-name=""><text:span text:style-name="a335" text:class-names="">Click to edit Master text styles</text:span></text:p>
            </text:list-item>
          </text:list>
        </draw:text-box>
        <svg:title/>
        <svg:desc/>
      </draw:frame>
      <draw:frame draw:id="id60" presentation:style-name="a343" draw:name="Date Placeholder 4" svg:x="8.39757in" svg:y="6.5625in" svg:width="3in" svg:height="0.39931in" presentation:class="date-time" presentation:placeholder="false">
        <draw:text-box>
          <text:p text:style-name="a342" text:class-names="" text:cond-style-name=""><text:span text:style-name="a339" text:class-names=""><text:date text:fixed="false" style:data-style-name="a340">9/6/2024</text:date></text:span><text:span text:style-name="a341" text:class-names=""/></text:p>
        </draw:text-box>
        <svg:title/>
        <svg:desc/>
      </draw:frame>
      <draw:frame draw:id="id61" presentation:style-name="a346" draw:name="Footer Placeholder 5" svg:x="0.99934in" svg:y="6.5625in" svg:width="7.29753in" svg:height="0.39931in" presentation:class="footer" presentation:placeholder="false">
        <draw:text-box>
          <text:p text:style-name="a345" text:class-names="" text:cond-style-name=""><text:span text:style-name="a344" text:class-names=""/></text:p>
        </draw:text-box>
        <svg:title/>
        <svg:desc/>
      </draw:frame>
      <draw:frame draw:id="id62" presentation:style-name="a350" draw:name="Slide Number Placeholder 6" svg:x="11.49826in" svg:y="6.5625in" svg:width="0.82409in" svg:height="0.39931in" presentation:class="page-number" presentation:placeholder="false">
        <draw:text-box>
          <text:p text:style-name="a349" text:class-names="" text:cond-style-name=""><text:span text:style-name="a347" text:class-names=""><text:page-number style:num-format="1" text:fixed="false">‹nr.›</text:page-number></text:span><text:span text:style-name="a348" text:class-names=""/></text:p>
        </draw:text-box>
        <svg:title/>
        <svg:desc/>
      </draw:frame>
    </style:master-page>
    <style:master-page style:name="Master1-Layout11-cust-Title-and-Caption" style:page-layout-name="pageLayout1" draw:style-name="a352">
      <draw:frame draw:id="id63" presentation:style-name="a356" draw:name="Title 1" svg:x="0.99934in" svg:y="0.66539in" svg:width="11.32301in" svg:height="3.86521in" presentation:class="title" presentation:placeholder="false">
        <draw:text-box>
          <text:p text:style-name="a355" text:class-names="" text:cond-style-name=""><text:span text:style-name="a353" text:class-names="">Click to edit Master title style</text:span><text:span text:style-name="a354" text:class-names=""/></text:p>
        </draw:text-box>
        <svg:title/>
        <svg:desc/>
      </draw:frame>
      <draw:frame draw:id="id64" presentation:style-name="a360" draw:name="Text Placeholder 3" svg:x="0.99934in" svg:y="4.69727in" svg:width="11.32301in" svg:height="1.64242in" presentation:class="outline" presentation:placeholder="false">
        <draw:text-box>
          <text:list text:style-name="a359">
            <text:list-item>
              <text:p text:style-name="a358" text:class-names="" text:cond-style-name=""><text:span text:style-name="a357" text:class-names="">Click to edit Master text styles</text:span></text:p>
            </text:list-item>
          </text:list>
        </draw:text-box>
        <svg:title/>
        <svg:desc/>
      </draw:frame>
      <draw:frame draw:id="id65" presentation:style-name="a365" draw:name="Date Placeholder 4" svg:x="8.39757in" svg:y="6.5625in" svg:width="3in" svg:height="0.39931in" presentation:class="date-time" presentation:placeholder="false">
        <draw:text-box>
          <text:p text:style-name="a364" text:class-names="" text:cond-style-name=""><text:span text:style-name="a361" text:class-names=""><text:date text:fixed="false" style:data-style-name="a362">9/6/2024</text:date></text:span><text:span text:style-name="a363" text:class-names=""/></text:p>
        </draw:text-box>
        <svg:title/>
        <svg:desc/>
      </draw:frame>
      <draw:frame draw:id="id66" presentation:style-name="a368" draw:name="Footer Placeholder 5" svg:x="0.99934in" svg:y="6.5625in" svg:width="7.29753in" svg:height="0.39931in" presentation:class="footer" presentation:placeholder="false">
        <draw:text-box>
          <text:p text:style-name="a367" text:class-names="" text:cond-style-name=""><text:span text:style-name="a366" text:class-names=""/></text:p>
        </draw:text-box>
        <svg:title/>
        <svg:desc/>
      </draw:frame>
      <draw:frame draw:id="id67" presentation:style-name="a372" draw:name="Slide Number Placeholder 6" svg:x="11.49826in" svg:y="6.5625in" svg:width="0.82409in" svg:height="0.39931in" presentation:class="page-number" presentation:placeholder="false">
        <draw:text-box>
          <text:p text:style-name="a371" text:class-names="" text:cond-style-name=""><text:span text:style-name="a369" text:class-names=""><text:page-number style:num-format="1" text:fixed="false">‹nr.›</text:page-number></text:span><text:span text:style-name="a370" text:class-names=""/></text:p>
        </draw:text-box>
        <svg:title/>
        <svg:desc/>
      </draw:frame>
    </style:master-page>
    <style:master-page style:name="Master1-Layout12-cust-Quote-with-Caption" style:page-layout-name="pageLayout1" draw:style-name="a374">
      <draw:frame draw:id="id68" presentation:style-name="a378" draw:name="Title 1" svg:x="1.5816in" svg:y="0.66667in" svg:width="10.17361in" svg:height="3.27308in" presentation:class="title" presentation:placeholder="false">
        <draw:text-box>
          <text:p text:style-name="a377" text:class-names="" text:cond-style-name=""><text:span text:style-name="a375" text:class-names="">Click to edit Master title style</text:span><text:span text:style-name="a376" text:class-names=""/></text:p>
        </draw:text-box>
        <svg:title/>
        <svg:desc/>
      </draw:frame>
      <draw:frame draw:id="id69" presentation:style-name="a382" draw:name="Text Placeholder 3" svg:x="1.88172in" svg:y="3.94798in" svg:width="9.57163in" svg:height="0.58262in" presentation:class="outline" presentation:placeholder="false">
        <draw:text-box>
          <text:list text:style-name="a381">
            <text:list-item>
              <text:p text:style-name="a380" text:class-names="" text:cond-style-name=""><text:span text:style-name="a379" text:class-names="">Click to edit Master text styles</text:span></text:p>
            </text:list-item>
          </text:list>
        </draw:text-box>
        <svg:title/>
        <svg:desc/>
      </draw:frame>
      <draw:frame draw:id="id70" presentation:style-name="a386" draw:name="Text Placeholder 3" svg:x="0.99934in" svg:y="4.7073in" svg:width="11.32301in" svg:height="1.62893in" presentation:class="outline" presentation:placeholder="false">
        <draw:text-box>
          <text:list text:style-name="a385">
            <text:list-item>
              <text:p text:style-name="a384" text:class-names="" text:cond-style-name=""><text:span text:style-name="a383" text:class-names="">Click to edit Master text styles</text:span></text:p>
            </text:list-item>
          </text:list>
        </draw:text-box>
        <svg:title/>
        <svg:desc/>
      </draw:frame>
      <draw:frame draw:id="id71" presentation:style-name="a391" draw:name="Date Placeholder 4" svg:x="8.39757in" svg:y="6.5625in" svg:width="3in" svg:height="0.39931in" presentation:class="date-time" presentation:placeholder="false">
        <draw:text-box>
          <text:p text:style-name="a390" text:class-names="" text:cond-style-name=""><text:span text:style-name="a387" text:class-names=""><text:date text:fixed="false" style:data-style-name="a388">9/6/2024</text:date></text:span><text:span text:style-name="a389" text:class-names=""/></text:p>
        </draw:text-box>
        <svg:title/>
        <svg:desc/>
      </draw:frame>
      <draw:frame draw:id="id72" presentation:style-name="a394" draw:name="Footer Placeholder 5" svg:x="0.99934in" svg:y="6.5625in" svg:width="7.29753in" svg:height="0.39931in" presentation:class="footer" presentation:placeholder="false">
        <draw:text-box>
          <text:p text:style-name="a393" text:class-names="" text:cond-style-name=""><text:span text:style-name="a392" text:class-names=""/></text:p>
        </draw:text-box>
        <svg:title/>
        <svg:desc/>
      </draw:frame>
      <draw:frame draw:id="id73" presentation:style-name="a398" draw:name="Slide Number Placeholder 6" svg:x="11.49826in" svg:y="6.5625in" svg:width="0.82409in" svg:height="0.39931in" presentation:class="page-number" presentation:placeholder="false">
        <draw:text-box>
          <text:p text:style-name="a397" text:class-names="" text:cond-style-name=""><text:span text:style-name="a395" text:class-names=""><text:page-number style:num-format="1" text:fixed="false">‹nr.›</text:page-number></text:span><text:span text:style-name="a396" text:class-names=""/></text:p>
        </draw:text-box>
        <svg:title/>
        <svg:desc/>
      </draw:frame>
      <draw:frame draw:id="id74" draw:style-name="a401" draw:name="TextBox 10" svg:x="1.08333in" svg:y="0.96762in" svg:width="0.66667in" svg:height="0.63952in">
        <draw:text-box>
          <text:p text:style-name="a400" text:class-names="" text:cond-style-name=""><text:span text:style-name="a399" text:class-names="">“</text:span></text:p>
        </draw:text-box>
        <svg:title/>
        <svg:desc/>
      </draw:frame>
      <draw:frame draw:id="id75" draw:style-name="a404" draw:name="TextBox 12" svg:x="11.4881in" svg:y="3.20238in" svg:width="0.66667in" svg:height="0.63952in">
        <draw:text-box>
          <text:p text:style-name="a403" text:class-names="" text:cond-style-name=""><text:span text:style-name="a402" text:class-names="">”</text:span></text:p>
        </draw:text-box>
        <svg:title/>
        <svg:desc/>
      </draw:frame>
    </style:master-page>
    <style:master-page style:name="Master1-Layout13-cust-Name-Card" style:page-layout-name="pageLayout1" draw:style-name="a406">
      <draw:frame draw:id="id76" presentation:style-name="a410" draw:name="Title 1" svg:x="0.99934in" svg:y="2.32605in" svg:width="11.32301in" svg:height="2.74698in" presentation:class="title" presentation:placeholder="false">
        <draw:text-box>
          <text:p text:style-name="a409" text:class-names="" text:cond-style-name=""><text:span text:style-name="a407" text:class-names="">Click to edit Master title style</text:span><text:span text:style-name="a408" text:class-names=""/></text:p>
        </draw:text-box>
        <svg:title/>
        <svg:desc/>
      </draw:frame>
      <draw:frame draw:id="id77" presentation:style-name="a414" draw:name="Text Placeholder 3" svg:x="0.99933in" svg:y="5.08591in" svg:width="11.3213in" svg:height="1.24742in" presentation:class="outline" presentation:placeholder="false">
        <draw:text-box>
          <text:list text:style-name="a413">
            <text:list-item>
              <text:p text:style-name="a412" text:class-names="" text:cond-style-name=""><text:span text:style-name="a411" text:class-names="">Click to edit Master text styles</text:span></text:p>
            </text:list-item>
          </text:list>
        </draw:text-box>
        <svg:title/>
        <svg:desc/>
      </draw:frame>
      <draw:frame draw:id="id78" presentation:style-name="a419" draw:name="Date Placeholder 4" svg:x="8.39757in" svg:y="6.5625in" svg:width="3in" svg:height="0.39931in" presentation:class="date-time" presentation:placeholder="false">
        <draw:text-box>
          <text:p text:style-name="a418" text:class-names="" text:cond-style-name=""><text:span text:style-name="a415" text:class-names=""><text:date text:fixed="false" style:data-style-name="a416">9/6/2024</text:date></text:span><text:span text:style-name="a417" text:class-names=""/></text:p>
        </draw:text-box>
        <svg:title/>
        <svg:desc/>
      </draw:frame>
      <draw:frame draw:id="id79" presentation:style-name="a422" draw:name="Footer Placeholder 5" svg:x="0.99934in" svg:y="6.5625in" svg:width="7.29753in" svg:height="0.39931in" presentation:class="footer" presentation:placeholder="false">
        <draw:text-box>
          <text:p text:style-name="a421" text:class-names="" text:cond-style-name=""><text:span text:style-name="a420" text:class-names=""/></text:p>
        </draw:text-box>
        <svg:title/>
        <svg:desc/>
      </draw:frame>
      <draw:frame draw:id="id80" presentation:style-name="a426" draw:name="Slide Number Placeholder 6" svg:x="11.49826in" svg:y="6.5625in" svg:width="0.82409in" svg:height="0.39931in" presentation:class="page-number" presentation:placeholder="false">
        <draw:text-box>
          <text:p text:style-name="a425" text:class-names="" text:cond-style-name=""><text:span text:style-name="a423" text:class-names=""><text:page-number style:num-format="1" text:fixed="false">‹nr.›</text:page-number></text:span><text:span text:style-name="a424" text:class-names=""/></text:p>
        </draw:text-box>
        <svg:title/>
        <svg:desc/>
      </draw:frame>
    </style:master-page>
    <style:master-page style:name="Master1-Layout14-cust-3-Column" style:page-layout-name="pageLayout1" draw:style-name="a428">
      <draw:frame draw:id="id81" presentation:style-name="a432" draw:name="Title 1" svg:x="0.99934in" svg:y="0.66667in" svg:width="11.32301in" svg:height="1.0613in" presentation:class="title" presentation:placeholder="false">
        <draw:text-box>
          <text:p text:style-name="a431" text:class-names="" text:cond-style-name=""><text:span text:style-name="a429" text:class-names="">Click to edit Master title style</text:span><text:span text:style-name="a430" text:class-names=""/></text:p>
        </draw:text-box>
        <svg:title/>
        <svg:desc/>
      </draw:frame>
      <draw:frame draw:id="id82" presentation:style-name="a436" draw:name="Text Placeholder 2" svg:x="0.99934in" svg:y="2.0625in" svg:width="3.61in" svg:height="0.83638in" presentation:class="outline" presentation:placeholder="false">
        <draw:text-box>
          <text:list text:style-name="a435">
            <text:list-item>
              <text:p text:style-name="a434" text:class-names="" text:cond-style-name=""><text:span text:style-name="a433" text:class-names="">Click to edit Master text styles</text:span></text:p>
            </text:list-item>
          </text:list>
        </draw:text-box>
        <svg:title/>
        <svg:desc/>
      </draw:frame>
      <draw:frame draw:id="id83" presentation:style-name="a440" draw:name="Text Placeholder 3" svg:x="0.99934in" svg:y="3.02724in" svg:width="3.61in" svg:height="3.30609in" presentation:class="outline" presentation:placeholder="false">
        <draw:text-box>
          <text:list text:style-name="a439">
            <text:list-item>
              <text:p text:style-name="a438" text:class-names="" text:cond-style-name=""><text:span text:style-name="a437" text:class-names="">Click to edit Master text styles</text:span></text:p>
            </text:list-item>
          </text:list>
        </draw:text-box>
        <svg:title/>
        <svg:desc/>
      </draw:frame>
      <draw:frame draw:id="id84" presentation:style-name="a444" draw:name="Text Placeholder 4" svg:x="4.86298in" svg:y="2.0625in" svg:width="3.61in" svg:height="0.83638in" presentation:class="outline" presentation:placeholder="false">
        <draw:text-box>
          <text:list text:style-name="a443">
            <text:list-item>
              <text:p text:style-name="a442" text:class-names="" text:cond-style-name=""><text:span text:style-name="a441" text:class-names="">Click to edit Master text styles</text:span></text:p>
            </text:list-item>
          </text:list>
        </draw:text-box>
        <svg:title/>
        <svg:desc/>
      </draw:frame>
      <draw:frame draw:id="id85" presentation:style-name="a448" draw:name="Text Placeholder 3" svg:x="4.85721in" svg:y="3.02724in" svg:width="3.61in" svg:height="3.30609in" presentation:class="outline" presentation:placeholder="false">
        <draw:text-box>
          <text:list text:style-name="a447">
            <text:list-item>
              <text:p text:style-name="a446" text:class-names="" text:cond-style-name=""><text:span text:style-name="a445" text:class-names="">Click to edit Master text styles</text:span></text:p>
            </text:list-item>
          </text:list>
        </draw:text-box>
        <svg:title/>
        <svg:desc/>
      </draw:frame>
      <draw:frame draw:id="id86" presentation:style-name="a452" draw:name="Text Placeholder 4" svg:x="8.71235in" svg:y="2.0625in" svg:width="3.61in" svg:height="0.83638in" presentation:class="outline" presentation:placeholder="false">
        <draw:text-box>
          <text:list text:style-name="a451">
            <text:list-item>
              <text:p text:style-name="a450" text:class-names="" text:cond-style-name=""><text:span text:style-name="a449" text:class-names="">Click to edit Master text styles</text:span></text:p>
            </text:list-item>
          </text:list>
        </draw:text-box>
        <svg:title/>
        <svg:desc/>
      </draw:frame>
      <draw:frame draw:id="id87" presentation:style-name="a456" draw:name="Text Placeholder 3" svg:x="8.71235in" svg:y="3.02724in" svg:width="3.61in" svg:height="3.30609in" presentation:class="outline" presentation:placeholder="false">
        <draw:text-box>
          <text:list text:style-name="a455">
            <text:list-item>
              <text:p text:style-name="a454" text:class-names="" text:cond-style-name=""><text:span text:style-name="a453" text:class-names="">Click to edit Master text styles</text:span></text:p>
            </text:list-item>
          </text:list>
        </draw:text-box>
        <svg:title/>
        <svg:desc/>
      </draw:frame>
      <draw:frame draw:id="id88" presentation:style-name="a461" draw:name="Date Placeholder 2" svg:x="8.39757in" svg:y="6.5625in" svg:width="3in" svg:height="0.39931in" presentation:class="date-time" presentation:placeholder="false">
        <draw:text-box>
          <text:p text:style-name="a460" text:class-names="" text:cond-style-name=""><text:span text:style-name="a457" text:class-names=""><text:date text:fixed="false" style:data-style-name="a458">9/6/2024</text:date></text:span><text:span text:style-name="a459" text:class-names=""/></text:p>
        </draw:text-box>
        <svg:title/>
        <svg:desc/>
      </draw:frame>
      <draw:frame draw:id="id89" presentation:style-name="a464" draw:name="Footer Placeholder 3" svg:x="0.99934in" svg:y="6.5625in" svg:width="7.29753in" svg:height="0.39931in" presentation:class="footer" presentation:placeholder="false">
        <draw:text-box>
          <text:p text:style-name="a463" text:class-names="" text:cond-style-name=""><text:span text:style-name="a462" text:class-names=""/></text:p>
        </draw:text-box>
        <svg:title/>
        <svg:desc/>
      </draw:frame>
      <draw:frame draw:id="id90" presentation:style-name="a468" draw:name="Slide Number Placeholder 4" svg:x="11.49826in" svg:y="6.5625in" svg:width="0.82409in" svg:height="0.39931in" presentation:class="page-number" presentation:placeholder="false">
        <draw:text-box>
          <text:p text:style-name="a467" text:class-names="" text:cond-style-name=""><text:span text:style-name="a465" text:class-names=""><text:page-number style:num-format="1" text:fixed="false">‹nr.›</text:page-number></text:span><text:span text:style-name="a466" text:class-names=""/></text:p>
        </draw:text-box>
        <svg:title/>
        <svg:desc/>
      </draw:frame>
    </style:master-page>
    <style:master-page style:name="Master1-Layout15-cust-3-Picture-Column" style:page-layout-name="pageLayout1" draw:style-name="a470">
      <draw:frame draw:id="id91" draw:style-name="a471" draw:name="Picture 1" svg:x="0.98202in" svg:y="1.98842in" svg:width="3.65264in" svg:height="2.02083in" style:rel-width="scale" style:rel-height="scale">
        <draw:image xlink:href="media/image9.png" xlink:type="simple" xlink:show="embed" xlink:actuate="onLoad"/>
        <svg:title/>
        <svg:desc>Slate-V2-HD-3colPhotoInset.png</svg:desc>
      </draw:frame>
      <draw:frame draw:id="id92" draw:style-name="a472" draw:name="Picture 35" svg:x="4.81605in" svg:y="1.98842in" svg:width="3.65264in" svg:height="2.02083in" style:rel-width="scale" style:rel-height="scale">
        <draw:image xlink:href="media/image9.png" xlink:type="simple" xlink:show="embed" xlink:actuate="onLoad"/>
        <svg:title/>
        <svg:desc>Slate-V2-HD-3colPhotoInset.png</svg:desc>
      </draw:frame>
      <draw:frame draw:id="id93" draw:style-name="a473" draw:name="Picture 36" svg:x="8.67897in" svg:y="1.98842in" svg:width="3.65264in" svg:height="2.02083in" style:rel-width="scale" style:rel-height="scale">
        <draw:image xlink:href="media/image9.png" xlink:type="simple" xlink:show="embed" xlink:actuate="onLoad"/>
        <svg:title/>
        <svg:desc>Slate-V2-HD-3colPhotoInset.png</svg:desc>
      </draw:frame>
      <draw:frame draw:id="id94" presentation:style-name="a477" draw:name="Title 1" svg:x="0.99934in" svg:y="0.66667in" svg:width="11.32301in" svg:height="1.0613in" presentation:class="title" presentation:placeholder="false">
        <draw:text-box>
          <text:p text:style-name="a476" text:class-names="" text:cond-style-name=""><text:span text:style-name="a474" text:class-names="">Click to edit Master title style</text:span><text:span text:style-name="a475" text:class-names=""/></text:p>
        </draw:text-box>
        <svg:title/>
        <svg:desc/>
      </draw:frame>
      <draw:frame draw:id="id95" presentation:style-name="a481" draw:name="Text Placeholder 2" svg:x="0.99934in" svg:y="4.26958in" svg:width="3.61in" svg:height="0.63021in" presentation:class="outline" presentation:placeholder="false">
        <draw:text-box>
          <text:list text:style-name="a480">
            <text:list-item>
              <text:p text:style-name="a479" text:class-names="" text:cond-style-name=""><text:span text:style-name="a478" text:class-names="">Click to edit Master text styles</text:span></text:p>
            </text:list-item>
          </text:list>
        </draw:text-box>
        <svg:title/>
        <svg:desc/>
      </draw:frame>
      <draw:frame draw:id="id96" presentation:style-name="a485" draw:name="Picture Placeholder 2" svg:x="1.11341in" svg:y="2.12043in" svg:width="3.38185in" svg:height="1.75301in" presentation:class="graphic" presentation:placeholder="false">
        <draw:text-box>
          <text:p text:style-name="a484" text:class-names="" text:cond-style-name=""><text:span text:style-name="a482" text:class-names="">Click icon to add picture</text:span><text:span text:style-name="a483" text:class-names=""/></text:p>
        </draw:text-box>
        <svg:title/>
        <svg:desc/>
      </draw:frame>
      <draw:frame draw:id="id97" presentation:style-name="a489" draw:name="Text Placeholder 3" svg:x="0.99934in" svg:y="5.00048in" svg:width="3.61in" svg:height="1.33285in" presentation:class="outline" presentation:placeholder="false">
        <draw:text-box>
          <text:list text:style-name="a488">
            <text:list-item>
              <text:p text:style-name="a487" text:class-names="" text:cond-style-name=""><text:span text:style-name="a486" text:class-names="">Click to edit Master text styles</text:span></text:p>
            </text:list-item>
          </text:list>
        </draw:text-box>
        <svg:title/>
        <svg:desc/>
      </draw:frame>
      <draw:frame draw:id="id98" presentation:style-name="a493" draw:name="Text Placeholder 4" svg:x="4.85869in" svg:y="4.26958in" svg:width="3.61in" svg:height="0.63021in" presentation:class="outline" presentation:placeholder="false">
        <draw:text-box>
          <text:list text:style-name="a492">
            <text:list-item>
              <text:p text:style-name="a491" text:class-names="" text:cond-style-name=""><text:span text:style-name="a490" text:class-names="">Click to edit Master text styles</text:span></text:p>
            </text:list-item>
          </text:list>
        </draw:text-box>
        <svg:title/>
        <svg:desc/>
      </draw:frame>
      <draw:frame draw:id="id99" presentation:style-name="a497" draw:name="Picture Placeholder 2" svg:x="4.97128in" svg:y="2.12062in" svg:width="3.38185in" svg:height="1.75871in" presentation:class="graphic" presentation:placeholder="false">
        <draw:text-box>
          <text:p text:style-name="a496" text:class-names="" text:cond-style-name=""><text:span text:style-name="a494" text:class-names="">Click icon to add picture</text:span><text:span text:style-name="a495" text:class-names=""/></text:p>
        </draw:text-box>
        <svg:title/>
        <svg:desc/>
      </draw:frame>
      <draw:frame draw:id="id100" presentation:style-name="a501" draw:name="Text Placeholder 3" svg:x="4.85721in" svg:y="5.00048in" svg:width="3.61in" svg:height="1.33285in" presentation:class="outline" presentation:placeholder="false">
        <draw:text-box>
          <text:list text:style-name="a500">
            <text:list-item>
              <text:p text:style-name="a499" text:class-names="" text:cond-style-name=""><text:span text:style-name="a498" text:class-names="">Click to edit Master text styles</text:span></text:p>
            </text:list-item>
          </text:list>
        </draw:text-box>
        <svg:title/>
        <svg:desc/>
      </draw:frame>
      <draw:frame draw:id="id101" presentation:style-name="a505" draw:name="Text Placeholder 4" svg:x="8.71249in" svg:y="4.26958in" svg:width="3.61in" svg:height="0.63021in" presentation:class="outline" presentation:placeholder="false">
        <draw:text-box>
          <text:list text:style-name="a504">
            <text:list-item>
              <text:p text:style-name="a503" text:class-names="" text:cond-style-name=""><text:span text:style-name="a502" text:class-names="">Click to edit Master text styles</text:span></text:p>
            </text:list-item>
          </text:list>
        </draw:text-box>
        <svg:title/>
        <svg:desc/>
      </draw:frame>
      <draw:frame draw:id="id102" presentation:style-name="a509" draw:name="Picture Placeholder 2" svg:x="8.83169in" svg:y="2.11552in" svg:width="3.38185in" svg:height="1.75776in" presentation:class="graphic" presentation:placeholder="false">
        <draw:text-box>
          <text:p text:style-name="a508" text:class-names="" text:cond-style-name=""><text:span text:style-name="a506" text:class-names="">Click icon to add picture</text:span><text:span text:style-name="a507" text:class-names=""/></text:p>
        </draw:text-box>
        <svg:title/>
        <svg:desc/>
      </draw:frame>
      <draw:frame draw:id="id103" presentation:style-name="a513" draw:name="Text Placeholder 3" svg:x="8.71235in" svg:y="5.00048in" svg:width="3.61in" svg:height="1.33285in" presentation:class="outline" presentation:placeholder="false">
        <draw:text-box>
          <text:list text:style-name="a512">
            <text:list-item>
              <text:p text:style-name="a511" text:class-names="" text:cond-style-name=""><text:span text:style-name="a510" text:class-names="">Click to edit Master text styles</text:span></text:p>
            </text:list-item>
          </text:list>
        </draw:text-box>
        <svg:title/>
        <svg:desc/>
      </draw:frame>
      <draw:frame draw:id="id104" presentation:style-name="a518" draw:name="Date Placeholder 2" svg:x="8.39757in" svg:y="6.5625in" svg:width="3in" svg:height="0.39931in" presentation:class="date-time" presentation:placeholder="false">
        <draw:text-box>
          <text:p text:style-name="a517" text:class-names="" text:cond-style-name=""><text:span text:style-name="a514" text:class-names=""><text:date text:fixed="false" style:data-style-name="a515">9/6/2024</text:date></text:span><text:span text:style-name="a516" text:class-names=""/></text:p>
        </draw:text-box>
        <svg:title/>
        <svg:desc/>
      </draw:frame>
      <draw:frame draw:id="id105" presentation:style-name="a521" draw:name="Footer Placeholder 3" svg:x="0.99934in" svg:y="6.5625in" svg:width="7.29753in" svg:height="0.39931in" presentation:class="footer" presentation:placeholder="false">
        <draw:text-box>
          <text:p text:style-name="a520" text:class-names="" text:cond-style-name=""><text:span text:style-name="a519" text:class-names=""/></text:p>
        </draw:text-box>
        <svg:title/>
        <svg:desc/>
      </draw:frame>
      <draw:frame draw:id="id106" presentation:style-name="a525" draw:name="Slide Number Placeholder 4" svg:x="11.49826in" svg:y="6.5625in" svg:width="0.82409in" svg:height="0.39931in" presentation:class="page-number" presentation:placeholder="false">
        <draw:text-box>
          <text:p text:style-name="a524" text:class-names="" text:cond-style-name=""><text:span text:style-name="a522" text:class-names=""><text:page-number style:num-format="1" text:fixed="false">‹nr.›</text:page-number></text:span><text:span text:style-name="a523" text:class-names=""/></text:p>
        </draw:text-box>
        <svg:title/>
        <svg:desc/>
      </draw:frame>
    </style:master-page>
    <style:master-page style:name="Master1-Layout16-vertTx-Title-and-Vertical-Text" style:page-layout-name="pageLayout1" draw:style-name="a527">
      <draw:frame draw:id="id107" presentation:style-name="a531" draw:name="Title 1" svg:x="0.99934in" svg:y="0.66667in" svg:width="11.32301in" svg:height="1.375in" presentation:class="title" presentation:placeholder="false">
        <draw:text-box>
          <text:p text:style-name="a530" text:class-names="" text:cond-style-name=""><text:span text:style-name="a528" text:class-names="">Click to edit Master title style</text:span><text:span text:style-name="a529" text:class-names=""/></text:p>
        </draw:text-box>
        <svg:title/>
        <svg:desc/>
      </draw:frame>
      <draw:frame draw:id="id108" presentation:style-name="a548" draw:name="Vertical Text Placeholder 2" svg:x="0.99934in" svg:y="2.27083in" svg:width="11.32301in" svg:height="4.0625in" presentation:class="outline" presentation:placeholder="false">
        <draw:text-box>
          <text:list text:style-name="a534">
            <text:list-item>
              <text:p text:style-name="a533" text:class-names="" text:cond-style-name=""><text:span text:style-name="a532" text:class-names="">Click to edit Master text styles</text:span></text:p>
            </text:list-item>
          </text:list>
          <text:list text:style-name="a537">
            <text:list-item>
              <text:list text:style-name="a537">
                <text:list-item>
                  <text:p text:style-name="a536" text:class-names="" text:cond-style-name=""><text:span text:style-name="a535" text:class-names="">Second level</text:span></text:p>
                </text:list-item>
              </text:list>
            </text:list-item>
          </text:list>
          <text:list text:style-name="a540">
            <text:list-item>
              <text:list text:style-name="a540">
                <text:list-item>
                  <text:list text:style-name="a540">
                    <text:list-item>
                      <text:p text:style-name="a539" text:class-names="" text:cond-style-name=""><text:span text:style-name="a538" text:class-names="">Third level</text:span></text:p>
                    </text:list-item>
                  </text:list>
                </text:list-item>
              </text:list>
            </text:list-item>
          </text:list>
          <text:list text:style-name="a543">
            <text:list-item>
              <text:list text:style-name="a543">
                <text:list-item>
                  <text:list text:style-name="a543">
                    <text:list-item>
                      <text:list text:style-name="a543">
                        <text:list-item>
                          <text:p text:style-name="a542" text:class-names="" text:cond-style-name=""><text:span text:style-name="a541" text:class-names="">Fourth level</text:span></text:p>
                        </text:list-item>
                      </text:list>
                    </text:list-item>
                  </text:list>
                </text:list-item>
              </text:list>
            </text:list-item>
          </text:list>
          <text:list text:style-name="a547">
            <text:list-item>
              <text:list text:style-name="a547">
                <text:list-item>
                  <text:list text:style-name="a547">
                    <text:list-item>
                      <text:list text:style-name="a547">
                        <text:list-item>
                          <text:list text:style-name="a547">
                            <text:list-item>
                              <text:p text:style-name="a546" text:class-names="" text:cond-style-name=""><text:span text:style-name="a544" text:class-names="">Fifth level</text:span><text:span text:style-name="a545" text:class-names=""/></text:p>
                            </text:list-item>
                          </text:list>
                        </text:list-item>
                      </text:list>
                    </text:list-item>
                  </text:list>
                </text:list-item>
              </text:list>
            </text:list-item>
          </text:list>
        </draw:text-box>
        <svg:title/>
        <svg:desc/>
      </draw:frame>
      <draw:frame draw:id="id109" presentation:style-name="a553" draw:name="Date Placeholder 3" svg:x="8.39757in" svg:y="6.5625in" svg:width="3in" svg:height="0.39931in" presentation:class="date-time" presentation:placeholder="false">
        <draw:text-box>
          <text:p text:style-name="a552" text:class-names="" text:cond-style-name=""><text:span text:style-name="a549" text:class-names=""><text:date text:fixed="false" style:data-style-name="a550">9/6/2024</text:date></text:span><text:span text:style-name="a551" text:class-names=""/></text:p>
        </draw:text-box>
        <svg:title/>
        <svg:desc/>
      </draw:frame>
      <draw:frame draw:id="id110" presentation:style-name="a556" draw:name="Footer Placeholder 4" svg:x="0.99934in" svg:y="6.5625in" svg:width="7.29753in" svg:height="0.39931in" presentation:class="footer" presentation:placeholder="false">
        <draw:text-box>
          <text:p text:style-name="a555" text:class-names="" text:cond-style-name=""><text:span text:style-name="a554" text:class-names=""/></text:p>
        </draw:text-box>
        <svg:title/>
        <svg:desc/>
      </draw:frame>
      <draw:frame draw:id="id111" presentation:style-name="a560" draw:name="Slide Number Placeholder 5" svg:x="11.49826in" svg:y="6.5625in" svg:width="0.82409in" svg:height="0.39931in" presentation:class="page-number" presentation:placeholder="false">
        <draw:text-box>
          <text:p text:style-name="a559" text:class-names="" text:cond-style-name=""><text:span text:style-name="a557" text:class-names=""><text:page-number style:num-format="1" text:fixed="false">‹nr.›</text:page-number></text:span><text:span text:style-name="a558" text:class-names=""/></text:p>
        </draw:text-box>
        <svg:title/>
        <svg:desc/>
      </draw:frame>
    </style:master-page>
    <style:master-page style:name="Master1-Layout17-vertTitleAndTx-Vertical-Title-and-Text" style:page-layout-name="pageLayout1" draw:style-name="a562">
      <draw:frame draw:id="id112" presentation:style-name="a566" draw:name="Vertical Title 1" svg:x="9.824in" svg:y="0.66667in" svg:width="2.49835in" svg:height="5.66667in" presentation:class="title" presentation:placeholder="false">
        <draw:text-box>
          <text:p text:style-name="a565" text:class-names="" text:cond-style-name=""><text:span text:style-name="a563" text:class-names="">Click to edit Master title style</text:span><text:span text:style-name="a564" text:class-names=""/></text:p>
        </draw:text-box>
        <svg:title/>
        <svg:desc/>
      </draw:frame>
      <draw:frame draw:id="id113" presentation:style-name="a583" draw:name="Vertical Text Placeholder 2" svg:x="0.99934in" svg:y="0.66667in" svg:width="8.658in" svg:height="5.66667in" presentation:class="outline" presentation:placeholder="false">
        <draw:text-box>
          <text:list text:style-name="a569">
            <text:list-item>
              <text:p text:style-name="a568" text:class-names="" text:cond-style-name=""><text:span text:style-name="a567" text:class-names="">Click to edit Master text styles</text:span></text:p>
            </text:list-item>
          </text:list>
          <text:list text:style-name="a572">
            <text:list-item>
              <text:list text:style-name="a572">
                <text:list-item>
                  <text:p text:style-name="a571" text:class-names="" text:cond-style-name=""><text:span text:style-name="a570" text:class-names="">Second level</text:span></text:p>
                </text:list-item>
              </text:list>
            </text:list-item>
          </text:list>
          <text:list text:style-name="a575">
            <text:list-item>
              <text:list text:style-name="a575">
                <text:list-item>
                  <text:list text:style-name="a575">
                    <text:list-item>
                      <text:p text:style-name="a574" text:class-names="" text:cond-style-name=""><text:span text:style-name="a573" text:class-names="">Third level</text:span></text:p>
                    </text:list-item>
                  </text:list>
                </text:list-item>
              </text:list>
            </text:list-item>
          </text:list>
          <text:list text:style-name="a578">
            <text:list-item>
              <text:list text:style-name="a578">
                <text:list-item>
                  <text:list text:style-name="a578">
                    <text:list-item>
                      <text:list text:style-name="a578">
                        <text:list-item>
                          <text:p text:style-name="a577" text:class-names="" text:cond-style-name=""><text:span text:style-name="a576" text:class-names="">Fourth level</text:span></text:p>
                        </text:list-item>
                      </text:list>
                    </text:list-item>
                  </text:list>
                </text:list-item>
              </text:list>
            </text:list-item>
          </text:list>
          <text:list text:style-name="a582">
            <text:list-item>
              <text:list text:style-name="a582">
                <text:list-item>
                  <text:list text:style-name="a582">
                    <text:list-item>
                      <text:list text:style-name="a582">
                        <text:list-item>
                          <text:list text:style-name="a582">
                            <text:list-item>
                              <text:p text:style-name="a581" text:class-names="" text:cond-style-name=""><text:span text:style-name="a579" text:class-names="">Fifth level</text:span><text:span text:style-name="a580" text:class-names=""/></text:p>
                            </text:list-item>
                          </text:list>
                        </text:list-item>
                      </text:list>
                    </text:list-item>
                  </text:list>
                </text:list-item>
              </text:list>
            </text:list-item>
          </text:list>
        </draw:text-box>
        <svg:title/>
        <svg:desc/>
      </draw:frame>
      <draw:frame draw:id="id114" presentation:style-name="a588" draw:name="Date Placeholder 3" svg:x="8.39757in" svg:y="6.5625in" svg:width="3in" svg:height="0.39931in" presentation:class="date-time" presentation:placeholder="false">
        <draw:text-box>
          <text:p text:style-name="a587" text:class-names="" text:cond-style-name=""><text:span text:style-name="a584" text:class-names=""><text:date text:fixed="false" style:data-style-name="a585">9/6/2024</text:date></text:span><text:span text:style-name="a586" text:class-names=""/></text:p>
        </draw:text-box>
        <svg:title/>
        <svg:desc/>
      </draw:frame>
      <draw:frame draw:id="id115" presentation:style-name="a591" draw:name="Footer Placeholder 4" svg:x="0.99934in" svg:y="6.5625in" svg:width="7.29753in" svg:height="0.39931in" presentation:class="footer" presentation:placeholder="false">
        <draw:text-box>
          <text:p text:style-name="a590" text:class-names="" text:cond-style-name=""><text:span text:style-name="a589" text:class-names=""/></text:p>
        </draw:text-box>
        <svg:title/>
        <svg:desc/>
      </draw:frame>
      <draw:frame draw:id="id116" presentation:style-name="a595" draw:name="Slide Number Placeholder 5" svg:x="11.49826in" svg:y="6.5625in" svg:width="0.82409in" svg:height="0.39931in" presentation:class="page-number" presentation:placeholder="false">
        <draw:text-box>
          <text:p text:style-name="a594" text:class-names="" text:cond-style-name=""><text:span text:style-name="a592" text:class-names=""><text:page-number style:num-format="1" text:fixed="false">‹nr.›</text:page-number></text:span><text:span text:style-name="a593" text:class-names=""/></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title/>
    <meta:initial-creator>Shazib Ahmad</meta:initial-creator>
    <dc:creator>Shazib Ahmad</dc:creator>
    <meta:creation-date>2024-09-06T08:42:07Z</meta:creation-date>
    <dc:date>2024-09-06T10:14:38Z</dc:date>
    <meta:editing-cycles>1</meta:editing-cycles>
    <meta:editing-duration>PT5550S</meta:editing-duration>
    <meta:document-statistic meta:paragraph-count="13" meta:word-count="25"/>
  </office:meta>
</office:document-meta>
</file>